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>1. <text:span>(50v)</text:span><text:span text:style-name="T7"/><text:span text:style-name="T7"><text:span text:style-name="T3">I</text:span>ncipit</text:span> <text:span text:style-name="T7">uita</text:span> <text:span text:style-name="T7"><text:span text:style-name="T3">B</text:span>eatj</text:span><text:span text:style-name="T7"> | </text:span><text:span text:style-name="T7">pat<text:span text:style-name="T1">r</text:span>icij</text:span><text:span text:style-name="T7">.</text:span><text:span text:style-name="T7"> | </text:span><text:span text:style-name="T7"/></text:p>
      <text:p>1. <text:span text:style-name="T7"/><text:span text:style-name="T7"><text:span text:style-name="T3">E</text:span><text:span text:style-name="T3">GO</text:span></text:span><text:span text:style-name="T7">.</text:span> <text:span text:style-name="T7"><text:span text:style-name="T3">PATRI<text:span text:style-name="T3">T</text:span>I</text:span></text:span><text:span text:style-name="T7">|</text:span><text:span text:style-name="T7"><text:span text:style-name="T3">US</text:span></text:span><text:span text:style-name="T7">.</text:span> <text:span text:style-name="T7"><text:span text:style-name="T3">PECCATOR</text:span></text:span><text:span text:style-name="T7">.</text:span><text:span text:style-name="T7"> | </text:span><text:span text:style-name="T7">ru<text:span text:style-name="T1">st</text:span>icissimus</text:span> <text:span text:style-name="T7"><text:span text:style-name="T1">et</text:span></text:span> <text:span text:style-name="T7">mi</text:span><text:span text:style-name="T7">|</text:span><text:span text:style-name="T7">nimus</text:span> <text:span text:style-name="T7">omnium</text:span><text:span text:style-name="T7"> | </text:span><text:span text:style-name="T7"/><text:span text:style-name="T7">fidelium</text:span><text:span text:style-name="T7">.</text:span> <text:span text:style-name="T7"><text:span text:style-name="T1">et</text:span></text:span> <text:span text:style-name="T7">conte<text:span text:style-name="T1">m</text:span>p</text:span><text:span text:style-name="T7">|</text:span><text:span text:style-name="T7">tibilissimus</text:span> <text:span text:style-name="T7">apud</text:span><text:span text:style-name="T7"> | </text:span><text:span text:style-name="T7">plurimos</text:span><text:span text:style-name="T7">.</text:span> <text:span text:style-name="T7"/><text:span text:style-name="T7">patrem</text:span><text:span text:style-name="T7"> | </text:span><text:span text:style-name="T7">habui</text:span> <text:span text:style-name="T7">calpornium</text:span> <text:span text:style-name="T7">diacone<text:span text:style-name="T1">m</text:span></text:span><text:span text:style-name="T7">.</text:span> <text:span text:style-name="T7">filiu<text:span text:style-name="T1">m</text:span></text:span><text:span text:style-name="T7"> | </text:span><text:span text:style-name="T7">quondam</text:span> <text:span text:style-name="T7">potiti</text:span> <text:span text:style-name="T7">presbiteri</text:span><text:span text:style-name="T7">;</text:span> <text:span text:style-name="T7"/><text:span text:style-name="T7">qui</text:span><text:span text:style-name="T7"> | </text:span><text:span text:style-name="T7">fuit</text:span> <text:span text:style-name="T7">uico</text:span> <text:span text:style-name="T7">banauem</text:span> <text:span text:style-name="T7">tabernie<text:note text:id="ftn1" text:note-class="footnote"><text:note-citation>0</text:note-citation><text:note-body><text:p text:style-name="Footnote">Freeman: taburnie</text:p></text:note-body></text:note></text:span><text:span text:style-name="T7">.</text:span> <text:span text:style-name="T7"><text:span text:style-name="T3">U</text:span>illa<text:span text:style-name="T1">m</text:span></text:span><text:span text:style-name="T7"> | </text:span><text:span text:style-name="T7">en<text:span text:style-name="T1">i</text:span>m</text:span> <text:span text:style-name="T7">prope</text:span> <text:span text:style-name="T7"/><text:span text:style-name="T7">habuit</text:span><text:span text:style-name="T7">.</text:span> <text:span text:style-name="T7">ubi</text:span> <text:span text:style-name="T7">ego</text:span> <text:span text:style-name="T7">captu</text:span><text:span text:style-name="T7">|</text:span><text:span text:style-name="T7">ram</text:span> <text:span text:style-name="T7">didici</text:span><text:span text:style-name="T7">.</text:span> <text:span text:style-name="T7"/><text:span text:style-name="T7"><text:span text:style-name="T3">A</text:span>nnorum</text:span> <text:span text:style-name="T7">eram</text:span><text:span text:style-name="T7"> | </text:span><text:span text:style-name="T7">tunc</text:span><text:span text:style-name="T7">.</text:span> <text:span text:style-name="T7">fere</text:span> <text:span text:style-name="T7">sedecim</text:span><text:span text:style-name="T7">.</text:span> <text:span text:style-name="T7"><text:span text:style-name="T3">D</text:span><text:span text:style-name="T1">eu</text:span>m</text:span> <text:span text:style-name="T7">eni<text:span text:style-name="T1">m</text:span></text:span> <text:span text:style-name="T7">ue</text:span><text:span text:style-name="T7">|</text:span><text:span text:style-name="T7">rum</text:span> <text:span text:style-name="T7">ignorabam</text:span><text:span text:style-name="T7">.</text:span> <text:span text:style-name="T7"><text:span text:style-name="T1">et</text:span></text:span> <text:span text:style-name="T7"/><text:span text:style-name="T7">hyberione</text:span><text:span text:style-name="T7">.</text:span><text:span text:style-name="T7"> | </text:span><text:span text:style-name="T7">in</text:span> <text:span text:style-name="T7">captiuitate</text:span> <text:span text:style-name="T7">addu<text:span text:style-name="T1">ct</text:span>us</text:span> <text:span text:style-name="T7">sum</text:span><text:span text:style-name="T7">.</text:span><text:span text:style-name="T7"> | </text:span><text:span text:style-name="T7">cum</text:span> <text:span text:style-name="T7">tot</text:span> <text:span text:style-name="T7">milia</text:span> <text:span text:style-name="T7">hominum</text:span><text:span text:style-name="T7">.</text:span> <text:span text:style-name="T7"/><text:span text:style-name="T7">s<text:span text:style-name="T1">e</text:span>c<text:span text:style-name="T1">un</text:span>d<text:span text:style-name="T1">u</text:span>m</text:span><text:span text:style-name="T7"> | </text:span><text:span text:style-name="T7">merita</text:span> <text:span text:style-name="T7">n<text:span text:style-name="T1">ost</text:span>ra</text:span><text:span text:style-name="T7">.</text:span> <text:span text:style-name="T7">quia</text:span> <text:span text:style-name="T7">a</text:span> <text:span text:style-name="T7">deo</text:span> <text:span text:style-name="T7">recessim<text:span text:style-name="T1">us</text:span></text:span><text:span text:style-name="T7"> | </text:span><text:span text:style-name="T7"><text:span text:style-name="T1">et</text:span></text:span> <text:span text:style-name="T7">precepta</text:span> <text:span text:style-name="T7">eius</text:span> <text:span text:style-name="T7">non</text:span> <text:span text:style-name="T7"/><text:span text:style-name="T7">cu<text:span text:style-name="T1">st</text:span>odimus</text:span><text:span text:style-name="T7">.</text:span><text:span text:style-name="T7"> | </text:span><text:span text:style-name="T7"><text:span text:style-name="T1">et</text:span></text:span> <text:span text:style-name="T7">sacerdotibus</text:span> <text:span text:style-name="T7">n<text:span text:style-name="T1">ost</text:span>ris</text:span> <text:span text:style-name="T7">inobedientes</text:span><text:span text:style-name="T7"> | </text:span><text:span text:style-name="T7">fuimus</text:span><text:span text:style-name="T7">;</text:span> <text:span text:style-name="T7">qui</text:span> <text:span text:style-name="T7"/><text:span text:style-name="T7">n<text:span text:style-name="T1">ost</text:span>ram</text:span> <text:span text:style-name="T7">salute<text:span text:style-name="T1">m</text:span></text:span> <text:span text:style-name="T7">ammone</text:span><text:span text:style-name="T7">|</text:span><text:span text:style-name="T7">bant</text:span><text:span text:style-name="T7">.</text:span> <text:span text:style-name="T7"><text:span text:style-name="T1">et</text:span></text:span> <text:span text:style-name="T7">d<text:span text:style-name="T1">omi</text:span>n<text:span text:style-name="T1">u</text:span>s</text:span> <text:span text:style-name="T7">induxit</text:span> <text:span text:style-name="T7">sup<text:span text:style-name="T1">er</text:span></text:span> <text:span text:style-name="T7">nos</text:span> <text:span text:style-name="T7">ira<text:span text:style-name="T1">m</text:span></text:span><text:span text:style-name="T7"> | </text:span><text:span text:style-name="T7"/><text:span text:style-name="T7"> \\in// dignationis</text:span> <text:span text:style-name="T7">sue</text:span><text:span text:style-name="T7">.</text:span> <text:span text:style-name="T7"><text:span text:style-name="T1">et</text:span></text:span> <text:span text:style-name="T7">dispersit</text:span> <text:span text:style-name="T7">nos</text:span><text:span text:style-name="T7"> | </text:span><text:span text:style-name="T7">in</text:span> <text:span text:style-name="T7">gentibus</text:span> <text:span text:style-name="T7">multis</text:span><text:span text:style-name="T7">.</text:span> <text:span text:style-name="T7">etiam</text:span> <text:span text:style-name="T7">usq<text:span text:style-name="T1">ue</text:span></text:span><text:span text:style-name="T7"> | </text:span><text:span text:style-name="T7">ad</text:span> <text:span text:style-name="T7">ultimum</text:span> <text:span text:style-name="T7"/><text:span text:style-name="T7">terre</text:span><text:span text:style-name="T7">.</text:span> <text:span text:style-name="T7">ubi</text:span> <text:span text:style-name="T7">nunc</text:span><text:span text:style-name="T7"> | </text:span><text:span text:style-name="T7">paruitas</text:span> <text:span text:style-name="T7">mea</text:span> <text:span text:style-name="T7">uidet<text:span text:style-name="T1">ur</text:span></text:span> <text:span text:style-name="T7">esse</text:span> <text:span text:style-name="T7">inter</text:span><text:span text:style-name="T7"> | </text:span><text:span text:style-name="T7">alienigenas</text:span><text:span text:style-name="T7">.</text:span> <text:span text:style-name="T7"/></text:p>
      <text:p>2. <text:span text:style-name="T7"/><text:span text:style-name="T7"><text:span text:style-name="T1">et</text:span></text:span> <text:span text:style-name="T7">ubi</text:span> <text:span text:style-name="T7">d<text:span text:style-name="T1">omi</text:span>n<text:span text:style-name="T1">u</text:span>s</text:span> <text:span text:style-name="T7">aperuit</text:span><text:span text:style-name="T7">(50vb)</text:span><text:span text:style-name="T7"> | </text:span><text:span text:style-name="T7">sensum</text:span> <text:span text:style-name="T7">cordis</text:span> <text:span text:style-name="T7">mei</text:span> <text:span text:style-name="T7">incredulitatis</text:span><text:span text:style-name="T7">;</text:span> <text:span text:style-name="T7">uel</text:span><text:span text:style-name="T7"> | </text:span><text:span text:style-name="T7"/><text:span text:style-name="T7">sero</text:span> <text:span text:style-name="T7">rememorarem</text:span> <text:span text:style-name="T7">deli<text:span text:style-name="T1">ct</text:span>a</text:span> <text:span text:style-name="T7">mea</text:span><text:span text:style-name="T7">.</text:span> <text:span text:style-name="T7"><text:span text:style-name="T1">et</text:span></text:span><text:span text:style-name="T7"> | </text:span><text:span text:style-name="T7">ut</text:span> <text:span text:style-name="T7">conuerterem</text:span> <text:span text:style-name="T7">toto</text:span> <text:span text:style-name="T7">corde</text:span> <text:span text:style-name="T7">ad</text:span> <text:span text:style-name="T7"/><text:span text:style-name="T7">d<text:span text:style-name="T1">omi</text:span>n<text:span text:style-name="T1">u</text:span>m</text:span><text:span text:style-name="T7"> | </text:span><text:span text:style-name="T7">meu<text:span text:style-name="T1">m</text:span></text:span><text:span text:style-name="T7">.</text:span> <text:span text:style-name="T7">qui</text:span> <text:span text:style-name="T7">respexit</text:span> <text:span text:style-name="T7">humilitatem</text:span> <text:span text:style-name="T7">mea<text:span text:style-name="T1">m</text:span></text:span><text:span text:style-name="T7"> | </text:span><text:span text:style-name="T7"><text:span text:style-name="T1">et</text:span></text:span> <text:span text:style-name="T7">misertus</text:span> <text:span text:style-name="T7"/><text:span text:style-name="T7">adolescentie</text:span> <text:span text:style-name="T7"><text:span text:style-name="T1">et</text:span></text:span> <text:span text:style-name="T7">ignorantie</text:span><text:span text:style-name="T7"> | </text:span><text:span text:style-name="T7">mee</text:span><text:span text:style-name="T7">.</text:span> <text:span text:style-name="T7"><text:span text:style-name="T1">et</text:span></text:span> <text:span text:style-name="T7">cu<text:span text:style-name="T1">st</text:span>odiuit</text:span> <text:span text:style-name="T7">me</text:span> <text:span text:style-name="T7">antequam</text:span> <text:span text:style-name="T7"/><text:span text:style-name="T7"/><text:span text:style-name="T7">sci</text:span><text:span text:style-name="T7">|</text:span><text:span text:style-name="T7">rem</text:span> <text:span text:style-name="T7">eum</text:span><text:span text:style-name="T7">.</text:span> <text:span text:style-name="T7"><text:span text:style-name="T1">et</text:span></text:span> <text:span text:style-name="T7">antequam</text:span> <text:span text:style-name="T7">saperem</text:span> <text:span text:style-name="T7">uel</text:span><text:span text:style-name="T7"> | </text:span><text:span text:style-name="T7">di<text:span text:style-name="T1">st</text:span>inguerem</text:span> <text:span text:style-name="T7">inter</text:span> <text:span text:style-name="T7">bonum</text:span> <text:span text:style-name="T7"><text:span text:style-name="T1">et</text:span></text:span> <text:span text:style-name="T7">malu<text:span text:style-name="T1">m</text:span></text:span><text:span text:style-name="T7">.</text:span><text:span text:style-name="T7"> | </text:span><text:span text:style-name="T7"/><text:span text:style-name="T7"><text:span text:style-name="T1">et</text:span></text:span> <text:span text:style-name="T7">monuit</text:span> <text:span text:style-name="T7">me</text:span> <text:span text:style-name="T7"><text:span text:style-name="T1">et</text:span></text:span> <text:span text:style-name="T7">consolatus</text:span> <text:span text:style-name="T7">e<text:span text:style-name="T1">st</text:span></text:span> <text:span text:style-name="T7">me</text:span><text:span text:style-name="T7">;</text:span><text:span text:style-name="T7"> | </text:span><text:span text:style-name="T7">ut</text:span> <text:span text:style-name="T7">pater</text:span> <text:span text:style-name="T7">filium</text:span><text:span text:style-name="T7">.</text:span> <text:span text:style-name="T7"/></text:p>
      <text:p>3. <text:span text:style-name="T7"/><text:span text:style-name="T7"><text:span text:style-name="T3">U</text:span>nde</text:span> <text:span text:style-name="T7">ego</text:span> <text:span text:style-name="T7">quidem</text:span><text:span text:style-name="T7"> | </text:span><text:span text:style-name="T7">tacere</text:span> <text:span text:style-name="T7">non</text:span> <text:span text:style-name="T7">possum</text:span><text:span text:style-name="T7">.</text:span> <text:span text:style-name="T7">neq<text:span text:style-name="T1">ue</text:span></text:span> <text:span text:style-name="T7">expedit</text:span> <text:span text:style-name="T7">tan</text:span><text:span text:style-name="T7">|</text:span><text:span text:style-name="T7">ta</text:span> <text:span text:style-name="T7"/><text:span text:style-name="T7">beneficia</text:span> <text:span text:style-name="T7"><text:span text:style-name="T1">et</text:span></text:span> <text:span text:style-name="T7">tantam</text:span> <text:span text:style-name="T7">gra<text:span text:style-name="T1">tia</text:span>m</text:span> <text:span text:style-name="T7">quam</text:span><text:span text:style-name="T7"> | </text:span><text:span text:style-name="T7">mi<text:span text:style-name="T3">c</text:span>hi</text:span> <text:span text:style-name="T7">d<text:span text:style-name="T1">omi</text:span>n<text:span text:style-name="T1">u</text:span>s</text:span> <text:span text:style-name="T7">pre<text:span text:style-name="T1">st</text:span>are</text:span> <text:span text:style-name="T7">dignatus</text:span> <text:span text:style-name="T7"/><text:span text:style-name="T7">e<text:span text:style-name="T1">st</text:span></text:span> <text:span text:style-name="T7">in</text:span><text:span text:style-name="T7"> | </text:span><text:span text:style-name="T7">terra</text:span> <text:span text:style-name="T7">captiuitatis</text:span> <text:span text:style-name="T7">mee</text:span><text:span text:style-name="T7">.</text:span> <text:span text:style-name="T7">quia</text:span> <text:span text:style-name="T7">hec</text:span> <text:span text:style-name="T7">e<text:span text:style-name="T1">st</text:span></text:span><text:span text:style-name="T7"> | </text:span><text:span text:style-name="T7">retributio</text:span> <text:span text:style-name="T7">n<text:span text:style-name="T1">ost</text:span>ra</text:span><text:span text:style-name="T7">.</text:span> <text:span text:style-name="T7">ut</text:span> <text:span text:style-name="T7">po<text:span text:style-name="T1">st</text:span></text:span> <text:span text:style-name="T7"/><text:span text:style-name="T7">correptione<text:span text:style-name="T1">m</text:span></text:span><text:span text:style-name="T7"> | </text:span><text:span text:style-name="T7">uel</text:span> <text:span text:style-name="T7">agnotionem</text:span> <text:span text:style-name="T7">dei</text:span> <text:span text:style-name="T7">exaltaremur</text:span> <text:span text:style-name="T7"><text:span text:style-name="T1">et</text:span></text:span><text:span text:style-name="T7"> | </text:span><text:span text:style-name="T7">confiterem<text:span text:style-name="T1">ur</text:span></text:span> <text:span text:style-name="T7">mirabilia</text:span> <text:span text:style-name="T7">eius</text:span><text:span text:style-name="T7">.</text:span> <text:span text:style-name="T7"/><text:span text:style-name="T7">coram</text:span> <text:span text:style-name="T7">om<text:span text:style-name="T1">n</text:span>i</text:span><text:span text:style-name="T7"> | </text:span><text:span text:style-name="T7">natione</text:span> <text:span text:style-name="T7">que</text:span> <text:span text:style-name="T7">sub</text:span> <text:span text:style-name="T7">celo</text:span> <text:span text:style-name="T7">e<text:span text:style-name="T1">st</text:span></text:span><text:span text:style-name="T7">.</text:span> <text:span text:style-name="T7"/></text:p>
      <text:p>4. <text:span text:style-name="T7"/><text:span text:style-name="T7"><text:span text:style-name="T3">N</text:span>on</text:span> <text:span text:style-name="T7">eni<text:span text:style-name="T1">m</text:span></text:span><text:span text:style-name="T7"> | </text:span><text:span text:style-name="T7">alius</text:span> <text:span text:style-name="T7">e<text:span text:style-name="T1">st</text:span></text:span> <text:span text:style-name="T7">deus</text:span><text:span text:style-name="T7">.</text:span> <text:span text:style-name="T7">nec</text:span> <text:span text:style-name="T7">unquam</text:span> <text:span text:style-name="T7">fuit</text:span><text:span text:style-name="T7">.</text:span> <text:span text:style-name="T7">nec</text:span><text:span text:style-name="T7"> | </text:span><text:span text:style-name="T7">ante</text:span><text:span text:style-name="T7">.</text:span> <text:span text:style-name="T7">nec</text:span> <text:span text:style-name="T7">erit</text:span> <text:span text:style-name="T7"/><text:span text:style-name="T7">po<text:span text:style-name="T1">st</text:span></text:span> <text:span text:style-name="T7">hunc</text:span> <text:span text:style-name="T7">preter</text:span> <text:span text:style-name="T7">d<text:span text:style-name="T1">eu</text:span>m</text:span><text:span text:style-name="T7"> | </text:span><text:span text:style-name="T7">patrem</text:span> <text:span text:style-name="T7">ingenitum</text:span><text:span text:style-name="T7">.</text:span> <text:span text:style-name="T7">sine</text:span> <text:span text:style-name="T7">principio</text:span><text:span text:style-name="T7">.</text:span><text:span text:style-name="T7"> | </text:span><text:span text:style-name="T7">a</text:span> <text:span text:style-name="T7">quo</text:span> <text:span text:style-name="T7">e<text:span text:style-name="T1">st</text:span></text:span> <text:span text:style-name="T7"/><text:span text:style-name="T7">om<text:span text:style-name="T1">n</text:span>e</text:span> <text:span text:style-name="T7">principium</text:span> <text:span text:style-name="T7">.</text:span> <text:span text:style-name="T7"/><text:span text:style-name="T7"/><text:span text:style-name="T7"/><text:span text:style-name="T7"><text:span text:style-name="T3">P</text:span>er</text:span> <text:span text:style-name="T7">ipsu<text:span text:style-name="T1">m</text:span></text:span><text:span text:style-name="T7"> | </text:span><text:span text:style-name="T7">quippe</text:span> <text:span text:style-name="T7">fa<text:span text:style-name="T1">ct</text:span>a</text:span> <text:span text:style-name="T7">sunt</text:span> <text:span text:style-name="T7">om<text:span text:style-name="T1">n</text:span>ia</text:span> <text:span text:style-name="T7">uisibilia</text:span> <text:span text:style-name="T7"><text:span text:style-name="T1">et</text:span></text:span><text:span text:style-name="T7"> | </text:span><text:span text:style-name="T7"/><text:span text:style-name="T7">inuisibilia</text:span><text:span text:style-name="T7">.</text:span> <text:span text:style-name="T7">hominem</text:span> <text:span text:style-name="T7">fa<text:span text:style-name="T1">ct</text:span>um</text:span><text:span text:style-name="T7">.</text:span> <text:span text:style-name="T7">deuic</text:span><text:span text:style-name="T7">|</text:span><text:span text:style-name="T7">ta</text:span> <text:span text:style-name="T7">morte<text:note text:id="ftn1" text:note-class="footnote"><text:note-citation>0</text:note-citation><text:note-body><text:p text:style-name="Footnote">Freeman: mortis</text:p></text:note-body></text:note></text:span> <text:span text:style-name="T7">in</text:span> <text:span text:style-name="T7">celis</text:span> <text:span text:style-name="T7">ad</text:span> <text:span text:style-name="T7">patrem</text:span> <text:span text:style-name="T7"/><text:span text:style-name="T7">receptu<text:span text:style-name="T1">m</text:span></text:span><text:span text:style-name="T7">.</text:span><text:span text:style-name="T7"> | </text:span><text:span text:style-name="T7"><text:span text:style-name="T1">et</text:span></text:span> <text:span text:style-name="T7">dedit</text:span> <text:span text:style-name="T7">illi</text:span> <text:span text:style-name="T7">om<text:span text:style-name="T1">n</text:span>em</text:span> <text:span text:style-name="T7">pote<text:span text:style-name="T1">st</text:span>atem</text:span> <text:span text:style-name="T7">sup<text:span text:style-name="T1">er</text:span></text:span><text:span text:style-name="T7"> | </text:span><text:span text:style-name="T7">omne</text:span> <text:span text:style-name="T7">nomen</text:span> <text:span text:style-name="T7">cele<text:span text:style-name="T1">st</text:span>ium</text:span> <text:span text:style-name="T7"/><text:span text:style-name="T7">terre<text:span text:style-name="T1">st</text:span>rium</text:span> <text:span text:style-name="T7"><text:span text:style-name="T1">et</text:span></text:span><text:span text:style-name="T7"> | </text:span><text:span text:style-name="T7">infernorum</text:span><text:span text:style-name="T7">;</text:span> <text:span text:style-name="T7">ut</text:span> <text:span text:style-name="T7">omnis</text:span> <text:span text:style-name="T7">lingua</text:span> <text:span text:style-name="T7">confiteat<text:span text:style-name="T1">ur</text:span></text:span><text:span text:style-name="T7"> | </text:span><text:span text:style-name="T7">quia</text:span> <text:span text:style-name="T7"/><text:span text:style-name="T7">d<text:span text:style-name="T1">omi</text:span>n<text:span text:style-name="T1">u</text:span>s</text:span> <text:span text:style-name="T7">ie<text:span text:style-name="T1">su</text:span>s</text:span> <text:span text:style-name="T7">chr<text:span text:style-name="T1">istu</text:span>s</text:span> <text:span text:style-name="T7">in</text:span> <text:span text:style-name="T7">gl<text:span text:style-name="T1">ori</text:span>a</text:span> <text:span text:style-name="T7">e<text:span text:style-name="T1">st</text:span></text:span> <text:span text:style-name="T7">dei</text:span> <text:span text:style-name="T7">patris</text:span><text:span text:style-name="T7">.</text:span><text:span text:style-name="T7"> | </text:span><text:span text:style-name="T7"><text:span text:style-name="T3">Q</text:span>uem</text:span> <text:span text:style-name="T7">credimus</text:span><text:span text:style-name="T7">.</text:span> <text:span text:style-name="T7"><text:span text:style-name="T1">et</text:span></text:span> <text:span text:style-name="T7">expectamus</text:span> <text:span text:style-name="T7"/><text:span text:style-name="T7">aduentu<text:span text:style-name="T1">m</text:span></text:span><text:span text:style-name="T7"> | </text:span><text:span text:style-name="T7">ipsius</text:span> <text:span text:style-name="T7">mox</text:span> <text:span text:style-name="T7">futurum</text:span> <text:span text:style-name="T7">iudicem</text:span> <text:span text:style-name="T7">uiuoru<text:span text:style-name="T1">m</text:span></text:span><text:span text:style-name="T7"> | </text:span><text:span text:style-name="T7">atq<text:span text:style-name="T1">ue</text:span></text:span> <text:span text:style-name="T7">mortuorum</text:span><text:span text:style-name="T7">;</text:span> <text:span text:style-name="T7"/><text:span text:style-name="T7">qui</text:span> <text:span text:style-name="T7">reddet</text:span> <text:span text:style-name="T7">unicuiq<text:span text:style-name="T1">ue</text:span></text:span><text:span text:style-name="T7"> | </text:span><text:span text:style-name="T7">s<text:span text:style-name="T1">e</text:span>c<text:span text:style-name="T1">un</text:span>d<text:span text:style-name="T1">u</text:span>m</text:span> <text:span text:style-name="T7">fa<text:span text:style-name="T1">ct</text:span>a</text:span> <text:span text:style-name="T7">sua</text:span><text:span text:style-name="T7">;</text:span> <text:span text:style-name="T7">et</text:span> <text:span text:style-name="T7">infudit</text:span> <text:span text:style-name="T7">in</text:span> <text:span text:style-name="T7">nobis</text:span><text:span text:style-name="T7"> | </text:span><text:span text:style-name="T7"/><text:span text:style-name="T7">habunde</text:span> <text:span text:style-name="T7">sp<text:span text:style-name="T1">iritu</text:span>s</text:span> <text:span text:style-name="T7">s<text:span text:style-name="T1">an</text:span>c<text:span text:style-name="T1">t</text:span>i</text:span> <text:span text:style-name="T7">donum</text:span><text:span text:style-name="T7">.</text:span> <text:span text:style-name="T7"><text:span text:style-name="T1">et</text:span></text:span> <text:span text:style-name="T7">pignus</text:span><text:span text:style-name="T7"> | </text:span><text:span text:style-name="T7">immortalitatis</text:span><text:span text:style-name="T7">;</text:span> <text:span text:style-name="T7">qui</text:span> <text:span text:style-name="T7">facit</text:span> <text:span text:style-name="T7"/><text:span text:style-name="T7">credentes</text:span><text:span text:style-name="T7"> | </text:span><text:span text:style-name="T7"><text:span text:style-name="T1">et</text:span></text:span> <text:span text:style-name="T7">obedientes</text:span> <text:span text:style-name="T7">ut</text:span> <text:span text:style-name="T7">sint</text:span> <text:span text:style-name="T7">filii</text:span> <text:span text:style-name="T7">dei</text:span> <text:span text:style-name="T7">patris</text:span><text:span text:style-name="T7">.</text:span><text:span text:style-name="T7"> | </text:span><text:span text:style-name="T7">quem</text:span> <text:span text:style-name="T7"/><text:span text:style-name="T7">confitemur</text:span> <text:span text:style-name="T7"><text:span text:style-name="T1">et</text:span></text:span> <text:span text:style-name="T7">unu<text:span text:style-name="T1">m</text:span></text:span> <text:span text:style-name="T7">d<text:span text:style-name="T1">eu</text:span>m</text:span> <text:span text:style-name="T7">adoramus</text:span><text:span text:style-name="T7"> | </text:span><text:span text:style-name="T7">in</text:span> <text:span text:style-name="T7">trinitate</text:span> <text:span text:style-name="T7">sacrosan<text:span text:style-name="T1">ct</text:span>i</text:span> <text:span text:style-name="T7">nominis</text:span><text:span text:style-name="T7">.</text:span><text:span text:style-name="T7"> | </text:span><text:span text:style-name="T7"/></text:p>
      <text:p>5. <text:span text:style-name="T7"/><text:span text:style-name="T7"><text:span text:style-name="T3">I</text:span>pse</text:span> <text:span text:style-name="T7">enim</text:span> <text:span text:style-name="T7">dixit</text:span> <text:span text:style-name="T7">p<text:span text:style-name="T1">er</text:span></text:span> <text:span text:style-name="T7">prophetam</text:span><text:span text:style-name="T7">.</text:span> <text:span text:style-name="T7"><text:span text:style-name="T3">I</text:span>nuoca</text:span> <text:span text:style-name="T7">me</text:span><text:span text:style-name="T7"> | </text:span><text:span text:style-name="T7">in</text:span> <text:span text:style-name="T7">die</text:span> <text:span text:style-name="T7">tribulationis</text:span> <text:span text:style-name="T7"/><text:span text:style-name="T7">tue</text:span><text:span text:style-name="T7">.</text:span> <text:span text:style-name="T7"><text:span text:style-name="T1">et</text:span></text:span> <text:span text:style-name="T7">liberabo</text:span> <text:span text:style-name="T7">te</text:span><text:span text:style-name="T7"> | </text:span><text:span text:style-name="T7"><text:span text:style-name="T1">et</text:span></text:span> <text:span text:style-name="T7">magnificabis</text:span> <text:span text:style-name="T7">me</text:span><text:span text:style-name="T7">.</text:span> <text:span text:style-name="T7"><text:span text:style-name="T3">E</text:span>t</text:span> <text:span text:style-name="T7">iteru<text:span text:style-name="T1">m</text:span></text:span> <text:span text:style-name="T7">inquit</text:span><text:span text:style-name="T7">.</text:span><text:span text:style-name="T7"> | </text:span><text:span text:style-name="T7"><text:span text:style-name="T3">O</text:span>pera</text:span> <text:span text:style-name="T7">aute<text:span text:style-name="T1">m</text:span></text:span> <text:span text:style-name="T7"/><text:span text:style-name="T7">dei</text:span><text:span text:style-name="T7">.</text:span> <text:span text:style-name="T7">reuelare</text:span> <text:span text:style-name="T7"><text:span text:style-name="T1">et</text:span></text:span> <text:span text:style-name="T7">confiteri</text:span> <text:span text:style-name="T7">ho</text:span><text:span text:style-name="T7">-</text:span><text:span text:style-name="T7">|</text:span><text:span text:style-name="T7">norificum</text:span> <text:span text:style-name="T7">e<text:span text:style-name="T1">st</text:span></text:span><text:span text:style-name="T7">.</text:span> <text:span text:style-name="T7"/></text:p>
      <text:p>6. <text:span text:style-name="T7"/><text:span text:style-name="T7"><text:span text:style-name="T3">T</text:span>amen</text:span> <text:span text:style-name="T7"><text:span text:style-name="T1">et</text:span>si</text:span> <text:span text:style-name="T7">in</text:span> <text:span text:style-name="T7">multis</text:span> <text:span text:style-name="T7">in</text:span><text:span text:style-name="T7">-</text:span><text:span text:style-name="T7">|</text:span><text:span text:style-name="T7">p<text:span text:style-name="T1">er</text:span>fectus</text:span> <text:span text:style-name="T7">sum</text:span><text:span text:style-name="T7">;</text:span> <text:span text:style-name="T7">opto</text:span> <text:span text:style-name="T7">fratrib<text:span text:style-name="T1">us</text:span></text:span> <text:span text:style-name="T7"><text:span text:style-name="T1">et</text:span></text:span> <text:span text:style-name="T7">cognatis</text:span><text:span text:style-name="T7"> | </text:span><text:span text:style-name="T7"/><text:span text:style-name="T7">meis</text:span> <text:span text:style-name="T7">scire</text:span> <text:span text:style-name="T7">qualitatem</text:span> <text:span text:style-name="T7">meam</text:span><text:span text:style-name="T7">;</text:span> <text:span text:style-name="T7"><text:span text:style-name="T1">et</text:span></text:span> <text:span text:style-name="T7">ut</text:span> <text:span text:style-name="T7">pos</text:span><text:span text:style-name="T7">|</text:span><text:span text:style-name="T7">sint</text:span> <text:span text:style-name="T7">perspicere</text:span> <text:span text:style-name="T7">uotum</text:span> <text:span text:style-name="T7">anime</text:span> <text:span text:style-name="T7"/><text:span text:style-name="T7">mee</text:span><text:span text:style-name="T7">.</text:span><text:span text:style-name="T7"> | </text:span><text:span text:style-name="T7"/></text:p>
      <text:p>7. <text:span text:style-name="T7"/><text:span text:style-name="T7"><text:span text:style-name="T3">N</text:span>on</text:span> <text:span text:style-name="T7">enim</text:span> <text:span text:style-name="T7">ignoro</text:span> <text:span text:style-name="T7">te<text:span text:style-name="T1">st</text:span>imonium</text:span> <text:span text:style-name="T7">d<text:span text:style-name="T1">omi</text:span>ni</text:span> <text:span text:style-name="T7">mei</text:span><text:span text:style-name="T7"> | </text:span><text:span text:style-name="T7">qui</text:span> <text:span text:style-name="T7">in</text:span> <text:span text:style-name="T7">psalmo</text:span> <text:span text:style-name="T7">te<text:span text:style-name="T1">st</text:span>at<text:span text:style-name="T1">ur</text:span></text:span><text:span text:style-name="T7">.</text:span> <text:span text:style-name="T7"/><text:span text:style-name="T7"><text:span text:style-name="T3">P</text:span>erdes</text:span> <text:span text:style-name="T7">om<text:span text:style-name="T1">ne</text:span>s</text:span> <text:span text:style-name="T7">qui</text:span><text:span text:style-name="T7">(51r)</text:span><text:span text:style-name="T7"/><text:span text:style-name="T7">(51ra)</text:span><text:span text:style-name="T7"> | </text:span><text:span text:style-name="T7">loquntur</text:span> <text:span text:style-name="T7">mendatium</text:span><text:span text:style-name="T7">.</text:span> <text:span text:style-name="T7"><text:span text:style-name="T3">E</text:span>t</text:span> <text:span text:style-name="T7">iteru<text:span text:style-name="T1">m</text:span></text:span><text:span text:style-name="T7">.</text:span><text:span text:style-name="T7"> | </text:span><text:span text:style-name="T7"><text:span text:style-name="T3">O</text:span>s</text:span> <text:span text:style-name="T7">quod</text:span> <text:span text:style-name="T7"/><text:span text:style-name="T7">mentitur</text:span><text:span text:style-name="T7">.</text:span> <text:span text:style-name="T7">occidit</text:span> <text:span text:style-name="T7">animam</text:span><text:span text:style-name="T7">.</text:span><text:span text:style-name="T7"> | </text:span><text:span text:style-name="T7"><text:span text:style-name="T3">E</text:span>t</text:span> <text:span text:style-name="T7">idem</text:span> <text:span text:style-name="T7">d<text:span text:style-name="T1">omi</text:span>n<text:span text:style-name="T1">u</text:span>s</text:span> <text:span text:style-name="T7">in</text:span> <text:span text:style-name="T7">euuangelio</text:span> <text:span text:style-name="T7">inquit</text:span><text:span text:style-name="T7">.</text:span><text:span text:style-name="T7"> | </text:span><text:span text:style-name="T7"/><text:span text:style-name="T7"><text:span text:style-name="T3">U</text:span>erbum</text:span> <text:span text:style-name="T7">o<text:span text:style-name="T3">c</text:span>iosum</text:span> <text:span text:style-name="T7">quod</text:span> <text:span text:style-name="T7">loquuti</text:span> <text:span text:style-name="T7">fue</text:span><text:span text:style-name="T7">|</text:span><text:span text:style-name="T7">rint</text:span> <text:span text:style-name="T7">homines</text:span><text:span text:style-name="T7">.</text:span> <text:span text:style-name="T7">reddent</text:span> <text:span text:style-name="T7">p<text:span text:style-name="T1">ro</text:span></text:span> <text:span text:style-name="T7">eo</text:span> <text:span text:style-name="T7">ra<text:span text:style-name="T3">c</text:span>ione<text:span text:style-name="T1">m</text:span></text:span><text:span text:style-name="T7"> | </text:span><text:span text:style-name="T7">in</text:span> <text:span text:style-name="T7"/><text:span text:style-name="T7">die</text:span> <text:span text:style-name="T7">iudicii</text:span><text:span text:style-name="T7">.</text:span> <text:span text:style-name="T7"/></text:p>
      <text:p>8. <text:span text:style-name="T7"/><text:span text:style-name="T7"><text:span text:style-name="T3">U</text:span>nde</text:span> <text:span text:style-name="T7">ego</text:span> <text:span text:style-name="T7">deberem</text:span> <text:span text:style-name="T7">ue</text:span><text:span text:style-name="T7">|</text:span><text:span text:style-name="T7">hementer</text:span> <text:span text:style-name="T7">cum</text:span> <text:span text:style-name="T7">timore</text:span> <text:span text:style-name="T7"><text:span text:style-name="T1">et</text:span></text:span> <text:span text:style-name="T7">tremore</text:span><text:span text:style-name="T7"> | </text:span><text:span text:style-name="T7"/><text:span text:style-name="T7">metuere</text:span><text:span text:style-name="T7">.</text:span> <text:span text:style-name="T7">hanc</text:span> <text:span text:style-name="T7">sententiam</text:span> <text:span text:style-name="T7">in</text:span> <text:span text:style-name="T7">die</text:span> <text:span text:style-name="T7">illa</text:span><text:span text:style-name="T7"> | </text:span><text:span text:style-name="T7">ubi</text:span> <text:span text:style-name="T7">nemo</text:span> <text:span text:style-name="T7">poterit</text:span> <text:span text:style-name="T7">se</text:span> <text:span text:style-name="T7">subtrahere</text:span> <text:span text:style-name="T7"/><text:span text:style-name="T7">uel</text:span><text:span text:style-name="T7"> | </text:span><text:span text:style-name="T7">abscondere</text:span><text:span text:style-name="T7">;</text:span> <text:span text:style-name="T7">sed</text:span> <text:span text:style-name="T7">omnes</text:span> <text:span text:style-name="T7">omnino</text:span> <text:span text:style-name="T7">reddi</text:span><text:span text:style-name="T7">|</text:span><text:span text:style-name="T7">turi</text:span> <text:span text:style-name="T7">sumus</text:span> <text:span text:style-name="T7">ra<text:span text:style-name="T3">c</text:span>ionem</text:span> <text:span text:style-name="T7">etiam</text:span> <text:span text:style-name="T7"/><text:span text:style-name="T7">minimo</text:span><text:span text:style-name="T7">|</text:span><text:span text:style-name="T7">rum</text:span> <text:span text:style-name="T7">peccatorum</text:span> <text:span text:style-name="T7">n<text:span text:style-name="T1">ost</text:span>rorum<text:note text:id="ftn1" text:note-class="footnote"><text:note-citation>0</text:note-citation><text:note-body><text:p text:style-name="Footnote">Missing in Bieler</text:p></text:note-body></text:note></text:span> <text:span text:style-name="T7">ante</text:span> <text:span text:style-name="T7">tri</text:span><text:span text:style-name="T7">|</text:span><text:span text:style-name="T7">bunal</text:span> <text:span text:style-name="T7">d<text:span text:style-name="T1">omi</text:span>ni</text:span> <text:span text:style-name="T7">n<text:span text:style-name="T1">ost</text:span>ri<text:note text:id="ftn1" text:note-class="footnote"><text:note-citation>0</text:note-citation><text:note-body><text:p text:style-name="Footnote">Freeman: 'nostri' missing</text:p></text:note-body></text:note></text:span> <text:span text:style-name="T7">ie<text:span text:style-name="T1">s</text:span>u</text:span> <text:span text:style-name="T7">chr<text:span text:style-name="T1">ist</text:span>i</text:span><text:span text:style-name="T7">.</text:span> <text:span text:style-name="T7"/></text:p>
      <text:p>9. <text:span text:style-name="T7"/><text:span text:style-name="T7"><text:span text:style-name="T3">Q</text:span>uapropt<text:span text:style-name="T1">er</text:span></text:span><text:span text:style-name="T7"> | </text:span><text:span text:style-name="T7">olim</text:span> <text:span text:style-name="T7">cogitaui</text:span> <text:span text:style-name="T7">scribere</text:span><text:span text:style-name="T7">.</text:span> <text:span text:style-name="T7">sed</text:span> <text:span text:style-name="T7">usq<text:span text:style-name="T1">ue</text:span></text:span> <text:span text:style-name="T7">nunc</text:span><text:span text:style-name="T7"> | </text:span><text:span text:style-name="T7">hesitaui</text:span><text:span text:style-name="T7">.</text:span> <text:span text:style-name="T7"/><text:span text:style-name="T7"><text:span text:style-name="T3">T</text:span>imui</text:span> <text:span text:style-name="T7">enim</text:span> <text:span text:style-name="T7">ne</text:span> <text:span text:style-name="T7">incederem</text:span><text:span text:style-name="T7"> | </text:span><text:span text:style-name="T7">linguam</text:span> <text:span text:style-name="T7">hominum</text:span><text:span text:style-name="T7">.</text:span> <text:span text:style-name="T7"><text:span text:style-name="T1">et</text:span></text:span> <text:span text:style-name="T7">quia</text:span> <text:span text:style-name="T7">non</text:span> <text:span text:style-name="T7">legi</text:span><text:span text:style-name="T7"> | </text:span><text:span text:style-name="T7"/><text:span text:style-name="T7">sicut</text:span> <text:span text:style-name="T7">ceteri</text:span> <text:span text:style-name="T7">qui</text:span> <text:span text:style-name="T7">optime</text:span> <text:span text:style-name="T7">sacris</text:span> <text:span text:style-name="T7">litte</text:span><text:span text:style-name="T7">|</text:span><text:span text:style-name="T7">ris</text:span><text:span text:style-name="T7"/> <text:span text:style-name="T7">imbuti</text:span> <text:span text:style-name="T7">sunt</text:span><text:span text:style-name="T7">.</text:span> <text:span text:style-name="T7"><text:span text:style-name="T1">et</text:span></text:span> <text:span text:style-name="T7"><text:span text:style-name="T1">st</text:span>udium</text:span> <text:span text:style-name="T7">suum</text:span><text:span text:style-name="T7"> | </text:span><text:span text:style-name="T7">ex</text:span> <text:span text:style-name="T7">infantia</text:span> <text:span text:style-name="T7">nunquam</text:span> <text:span text:style-name="T7"/><text:span text:style-name="T7">mutauerunt</text:span><text:span text:style-name="T7">;</text:span><text:span text:style-name="T7"> | </text:span><text:span text:style-name="T7">sed</text:span> <text:span text:style-name="T7">magis</text:span> <text:span text:style-name="T7">ad</text:span> <text:span text:style-name="T7">perfe<text:span text:style-name="T1">ct</text:span>um</text:span> <text:span text:style-name="T7">semp<text:span text:style-name="T1">er</text:span></text:span> <text:span text:style-name="T7">addide</text:span><text:span text:style-name="T7">-</text:span><text:span text:style-name="T7">|</text:span><text:span text:style-name="T7">runt</text:span><text:span text:style-name="T7">.</text:span> <text:span text:style-name="T7"><text:span text:style-name="T3">N</text:span>am</text:span> <text:span text:style-name="T7">sermo</text:span> <text:span text:style-name="T7"/><text:span text:style-name="T7"><text:span text:style-name="T1">et</text:span></text:span> <text:span text:style-name="T7">lingua</text:span> <text:span text:style-name="T7">n<text:span text:style-name="T1">ost</text:span>ra</text:span><text:span text:style-name="T7">.</text:span><text:span text:style-name="T7"> | </text:span><text:span text:style-name="T7">translata</text:span> <text:span text:style-name="T7">e<text:span text:style-name="T1">st</text:span></text:span> <text:span text:style-name="T7">in</text:span> <text:span text:style-name="T7">linguam</text:span> <text:span text:style-name="T7">alienam</text:span><text:span text:style-name="T7">;</text:span> <text:span text:style-name="T7">sed</text:span><text:span text:style-name="T7"> | </text:span><text:span text:style-name="T7">facile</text:span> <text:span text:style-name="T7">pote<text:span text:style-name="T1">st</text:span></text:span> <text:span text:style-name="T7"/><text:span text:style-name="T7">probare</text:span> <text:span text:style-name="T7">ex</text:span> <text:span text:style-name="T7">saliue</text:span> <text:span text:style-name="T7">scripture</text:span><text:span text:style-name="T7"> | </text:span><text:span text:style-name="T7">mee</text:span><text:span text:style-name="T7">.</text:span> <text:span text:style-name="T7">qualiter</text:span> <text:span text:style-name="T7">ego</text:span> <text:span text:style-name="T7">sum</text:span> <text:span text:style-name="T7">in</text:span> <text:span text:style-name="T7">sermonibus</text:span><text:span text:style-name="T7"> | </text:span><text:span text:style-name="T7"/><text:span text:style-name="T7">in<text:span text:style-name="T1">st</text:span>ru<text:span text:style-name="T1">ct</text:span>us</text:span> <text:span text:style-name="T7">atq<text:span text:style-name="T1">ue</text:span></text:span> <text:span text:style-name="T7">eruditus</text:span><text:span text:style-name="T7">;</text:span> <text:span text:style-name="T7">quia</text:span> <text:span text:style-name="T7">inquit</text:span><text:span text:style-name="T7"> | </text:span><text:span text:style-name="T7">sapiens</text:span><text:span text:style-name="T7">.</text:span> <text:span text:style-name="T7">p<text:span text:style-name="T1">er</text:span></text:span><text:span text:style-name="T7">.</text:span> <text:span text:style-name="T7">linguam</text:span> <text:span text:style-name="T7"/><text:span text:style-name="T7">dinoscitur</text:span><text:span text:style-name="T7">.</text:span> <text:span text:style-name="T7">senssus</text:span><text:span text:style-name="T7"> | </text:span><text:span text:style-name="T7"><text:span text:style-name="T1">et</text:span></text:span> <text:span text:style-name="T7">scientia</text:span> <text:span text:style-name="T7"><text:span text:style-name="T1">et</text:span></text:span> <text:span text:style-name="T7">do<text:span text:style-name="T1">ct</text:span>rina</text:span> <text:span text:style-name="T7">ueritatis</text:span><text:span text:style-name="T7">.</text:span> <text:span text:style-name="T7"/></text:p>
      <text:p>10. <text:span text:style-name="T7"/><text:span text:style-name="T7"><text:span text:style-name="T3">S</text:span>ed</text:span><text:span text:style-name="T7"> | </text:span><text:span text:style-name="T7">prode<text:span text:style-name="T1">st</text:span></text:span> <text:span text:style-name="T7">excusatio</text:span> <text:span text:style-name="T7">iuxta</text:span> <text:span text:style-name="T7">ueritatem</text:span><text:span text:style-name="T7">.</text:span><text:span text:style-name="T7"> | </text:span><text:span text:style-name="T7">presertim</text:span> <text:span text:style-name="T7">cum</text:span> <text:span text:style-name="T7"/><text:span text:style-name="T7">presumptione</text:span><text:span text:style-name="T7">;</text:span> <text:span text:style-name="T7">ut</text:span> <text:span text:style-name="T7">mo</text:span><text:span text:style-name="T7">|</text:span><text:span text:style-name="T7">do</text:span> <text:span text:style-name="T7">ipse</text:span> <text:span text:style-name="T7">appeto</text:span> <text:span text:style-name="T7">in</text:span> <text:span text:style-name="T7">sene<text:span text:style-name="T1">ct</text:span>ute</text:span> <text:span text:style-name="T7">mea</text:span><text:span text:style-name="T7">.</text:span> <text:span text:style-name="T7">quod</text:span><text:span text:style-name="T7"> | </text:span><text:span text:style-name="T7"/><text:span text:style-name="T7">in</text:span> <text:span text:style-name="T7">iuuentute</text:span> <text:span text:style-name="T7">non</text:span> <text:span text:style-name="T7">comparaui</text:span><text:span text:style-name="T7">.</text:span> <text:span text:style-name="T7"><text:span text:style-name="T3">O</text:span>b<text:span text:style-name="T1">st</text:span>ite</text:span><text:span text:style-name="T7">-</text:span><text:span text:style-name="T7">|</text:span><text:span text:style-name="T7">runt</text:span> <text:span text:style-name="T7">enim</text:span> <text:span text:style-name="T7">peccata</text:span> <text:span text:style-name="T7">mea</text:span><text:span text:style-name="T7">;</text:span> <text:span text:style-name="T7">ut</text:span> <text:span text:style-name="T7"/><text:span text:style-name="T7">confirmare<text:span text:style-name="T1">m</text:span></text:span><text:span text:style-name="T7"> | </text:span><text:span text:style-name="T7">quodq<text:span text:style-name="T1">ue</text:span></text:span> <text:span text:style-name="T7">ante</text:span> <text:span text:style-name="T7">non</text:span> <text:span text:style-name="T7">perlegeram</text:span><text:span text:style-name="T7">.</text:span> <text:span text:style-name="T7"><text:span text:style-name="T3">S</text:span>ed</text:span> <text:span text:style-name="T7">quis</text:span><text:span text:style-name="T7"> | </text:span><text:span text:style-name="T7">me</text:span> <text:span text:style-name="T7">credit</text:span><text:span text:style-name="T7">?</text:span> <text:span text:style-name="T7"><text:span text:style-name="T3">E</text:span>tsi</text:span> <text:span text:style-name="T7"/><text:span text:style-name="T7">dixero</text:span> <text:span text:style-name="T7">quod</text:span> <text:span text:style-name="T7">ante</text:span><text:span text:style-name="T7"> | </text:span><text:span text:style-name="T7">prefatus</text:span> <text:span text:style-name="T7">sum</text:span><text:span text:style-name="T7">.</text:span> <text:span text:style-name="T7"/><text:span text:style-name="T7"/><text:span text:style-name="T7">adolescens</text:span> <text:span text:style-name="T7">immo</text:span> <text:span text:style-name="T7">pene</text:span> <text:span text:style-name="T7">pu</text:span><text:span text:style-name="T7">-</text:span><text:span text:style-name="T7">|</text:span><text:span text:style-name="T7">er</text:span><text:span text:style-name="T7">;</text:span> <text:span text:style-name="T7">inuerbis</text:span> <text:span text:style-name="T7">capturam</text:span> <text:span text:style-name="T7">didici</text:span> <text:span text:style-name="T7">antequa<text:span text:style-name="T1">m</text:span></text:span><text:span text:style-name="T7"> | </text:span><text:span text:style-name="T7"/><text:span text:style-name="T7">scirem</text:span><text:span text:style-name="T7">.</text:span> <text:span text:style-name="T7">quid</text:span> <text:span text:style-name="T7">appeterem</text:span><text:span text:style-name="T7">.</text:span> <text:span text:style-name="T7">uel</text:span> <text:span text:style-name="T7">quid</text:span> <text:span text:style-name="T7">uita</text:span><text:span text:style-name="T7">|</text:span><text:span text:style-name="T7">re</text:span> <text:span text:style-name="T7">debueram</text:span><text:span text:style-name="T7">.</text:span> <text:span text:style-name="T7"/><text:span text:style-name="T7"><text:span text:style-name="T3">U</text:span>nde</text:span> <text:span text:style-name="T7">ergo</text:span> <text:span text:style-name="T7">hodie</text:span> <text:span text:style-name="T7">erubes</text:span><text:span text:style-name="T7">|</text:span><text:span text:style-name="T7">co</text:span> <text:span text:style-name="T7"><text:span text:style-name="T1">et</text:span></text:span> <text:span text:style-name="T7">uehementer</text:span> <text:span text:style-name="T7">ualde</text:span> <text:span text:style-name="T7">pertimesco</text:span><text:span text:style-name="T7"> | </text:span><text:span text:style-name="T7">pala<text:span text:style-name="T1">m</text:span></text:span> <text:span text:style-name="T7">denudare</text:span><text:span text:style-name="T7">.</text:span> <text:span text:style-name="T7"/><text:span text:style-name="T7">imperitiam</text:span> <text:span text:style-name="T7">meam</text:span><text:span text:style-name="T7">.</text:span> <text:span text:style-name="T7">quia</text:span><text:span text:style-name="T7"> | </text:span><text:span text:style-name="T7">disertis<text:note text:id="ftn1" text:note-class="footnote"><text:note-citation>0</text:note-citation><text:note-body><text:p text:style-name="Footnote">Bieler: disertis;
                                    Freeman: desertis</text:p></text:note-body></text:note></text:span><text:span text:style-name="T7">.</text:span> <text:span text:style-name="T7">breuitate</text:span> <text:span text:style-name="T7">sermonis</text:span> <text:span text:style-name="T7">explicare</text:span><text:span text:style-name="T7"> | </text:span><text:span text:style-name="T7">nequeo</text:span><text:span text:style-name="T7">.</text:span> <text:span text:style-name="T7"/><text:span text:style-name="T7"><text:span text:style-name="T3">S</text:span>icut</text:span> <text:span text:style-name="T7">enim</text:span> <text:span text:style-name="T7">sp<text:span text:style-name="T1">iritu</text:span>s</text:span> <text:span text:style-name="T7">ge<text:span text:style-name="T1">st</text:span>it</text:span> <text:span text:style-name="T7"><text:span text:style-name="T1">et</text:span></text:span> <text:span text:style-name="T7">ani</text:span><text:span text:style-name="T7">|</text:span><text:span text:style-name="T7">mus</text:span><text:span text:style-name="T7">.</text:span> <text:span text:style-name="T7"><text:span text:style-name="T1">et</text:span></text:span> <text:span text:style-name="T7">sensus</text:span> <text:span text:style-name="T7">mon<text:span text:style-name="T1">st</text:span>rat</text:span> <text:span text:style-name="T7"><text:span text:style-name="T1">et</text:span></text:span> <text:span text:style-name="T7">affe<text:span text:style-name="T1">ct</text:span>us</text:span><text:span text:style-name="T7">;</text:span><text:span text:style-name="T7"> | </text:span><text:span text:style-name="T7"/></text:p>
      <text:p>11. <text:span text:style-name="T7"/><text:span text:style-name="T7">sed</text:span> <text:span text:style-name="T7">si</text:span> <text:span text:style-name="T7">itaq<text:span text:style-name="T1">ue</text:span></text:span> <text:span text:style-name="T7">mi<text:span text:style-name="T3">c</text:span>hi</text:span> <text:span text:style-name="T7">datum</text:span> <text:span text:style-name="T7">fuisset</text:span> <text:span text:style-name="T7">sicut</text:span><text:span text:style-name="T7"> | </text:span><text:span text:style-name="T7"><text:span text:style-name="T1">et</text:span></text:span> <text:span text:style-name="T7">ceteris</text:span><text:span text:style-name="T7">;</text:span> <text:span text:style-name="T7">uerumtamen</text:span> <text:span text:style-name="T7"/><text:span text:style-name="T7">non</text:span> <text:span text:style-name="T7">silerem</text:span><text:span text:style-name="T7"> | </text:span><text:span text:style-name="T7">propt<text:span text:style-name="T1">er</text:span></text:span> <text:span text:style-name="T7">retributionem</text:span><text:span text:style-name="T7">.</text:span> <text:span text:style-name="T7"><text:span text:style-name="T3">E</text:span>t</text:span> <text:span text:style-name="T7">si</text:span> <text:span text:style-name="T7">forte</text:span><text:span text:style-name="T7"> | </text:span><text:span text:style-name="T7">uidet<text:span text:style-name="T1">ur</text:span></text:span> <text:span text:style-name="T7">apud</text:span> <text:span text:style-name="T7"/><text:span text:style-name="T7">aliquantos</text:span> <text:span text:style-name="T7">me</text:span> <text:span text:style-name="T7">in</text:span> <text:span text:style-name="T7">hoc</text:span><text:span text:style-name="T7"> | </text:span><text:span text:style-name="T7">preponere</text:span> <text:span text:style-name="T7">cum</text:span> <text:span text:style-name="T7">mea</text:span> <text:span text:style-name="T7">inscientia</text:span> <text:span text:style-name="T7"><text:span text:style-name="T1">et</text:span></text:span> <text:span text:style-name="T7">tar</text:span><text:span text:style-name="T7">(51rb)</text:span><text:span text:style-name="T7">|</text:span><text:span text:style-name="T7">diori</text:span> <text:span text:style-name="T7">lingue</text:span><text:span text:style-name="T7">.</text:span> <text:span text:style-name="T7"/><text:span text:style-name="T7">sed</text:span> <text:span text:style-name="T7">etiam</text:span> <text:span text:style-name="T7">scriptum</text:span> <text:span text:style-name="T7">e<text:span text:style-name="T1">st</text:span></text:span><text:span text:style-name="T7"> | </text:span><text:span text:style-name="T7">enim</text:span><text:span text:style-name="T7">.</text:span> <text:span text:style-name="T7"><text:span text:style-name="T3">L</text:span>inguae</text:span> <text:span text:style-name="T7">balbutientes</text:span><text:span text:style-name="T7">.</text:span> <text:span text:style-name="T7">uelo</text:span><text:span text:style-name="T7">|</text:span><text:span text:style-name="T7">citer</text:span> <text:span text:style-name="T7">loqui</text:span> <text:span text:style-name="T7">discent</text:span> <text:span text:style-name="T7">pacem</text:span><text:span text:style-name="T7">;</text:span> <text:span text:style-name="T7"/><text:span text:style-name="T7">quanto</text:span><text:span text:style-name="T7"> | </text:span><text:span text:style-name="T7">magis</text:span> <text:span text:style-name="T7">nos</text:span> <text:span text:style-name="T7">appetere</text:span> <text:span text:style-name="T7">debemus</text:span><text:span text:style-name="T7">.</text:span> <text:span text:style-name="T7">qui</text:span> <text:span text:style-name="T7">su</text:span><text:span text:style-name="T7">|</text:span><text:span text:style-name="T7">mus</text:span> <text:span text:style-name="T7">inquit</text:span> <text:span text:style-name="T7">ep<text:span text:style-name="T1">isto</text:span>la</text:span> <text:span text:style-name="T7"/><text:span text:style-name="T7">chr<text:span text:style-name="T1">ist</text:span>i</text:span> <text:span text:style-name="T7">usq<text:span text:style-name="T1">ue</text:span></text:span> <text:span text:style-name="T7">ad</text:span> <text:span text:style-name="T7">ultimu<text:span text:style-name="T1">m</text:span></text:span><text:span text:style-name="T7"> | </text:span><text:span text:style-name="T7">terre</text:span><text:span text:style-name="T7">.</text:span> <text:span text:style-name="T7"><text:span text:style-name="T3">E</text:span>t</text:span> <text:span text:style-name="T7">si</text:span> <text:span text:style-name="T7">non</text:span> <text:span text:style-name="T7">deserta</text:span><text:span text:style-name="T7">;</text:span> <text:span text:style-name="T7">sed</text:span> <text:span text:style-name="T7"/><text:span text:style-name="T7">ratum</text:span><text:span text:style-name="T7"> | </text:span><text:span text:style-name="T7"><text:span text:style-name="T1">et</text:span></text:span> <text:span text:style-name="T7">fortissimum</text:span> <text:span text:style-name="T7">scripta</text:span> <text:span text:style-name="T7">in</text:span> <text:span text:style-name="T7">cordib<text:span text:style-name="T1">us</text:span></text:span> <text:span text:style-name="T7">n<text:span text:style-name="T1">ost</text:span>ris</text:span><text:span text:style-name="T7">.</text:span><text:span text:style-name="T7"> | </text:span><text:span text:style-name="T7">non</text:span> <text:span text:style-name="T7">atramento</text:span><text:span text:style-name="T7">.</text:span> <text:span text:style-name="T7">sed</text:span> <text:span text:style-name="T7">sed</text:span> <text:span text:style-name="T7"/><text:span text:style-name="T7">sp<text:span text:style-name="T1">irit</text:span>u</text:span> <text:span text:style-name="T7">dei</text:span> <text:span text:style-name="T7">uiui</text:span><text:span text:style-name="T7">.</text:span><text:span text:style-name="T7"> | </text:span><text:span text:style-name="T7"><text:span text:style-name="T3">E</text:span>t</text:span> <text:span text:style-name="T7">ru<text:span text:style-name="T1">st</text:span>icatio</text:span> <text:span text:style-name="T7"/><text:span text:style-name="T7">ab</text:span> <text:span text:style-name="T7">altissimo</text:span> <text:span text:style-name="T7">creata</text:span> <text:span text:style-name="T7">e<text:span text:style-name="T1">st</text:span></text:span><text:span text:style-name="T7">;</text:span><text:span text:style-name="T7"> | </text:span><text:span text:style-name="T7">te<text:span text:style-name="T1">st</text:span>e</text:span> <text:span text:style-name="T7">eodem</text:span> <text:span text:style-name="T7">sp<text:span text:style-name="T1">irit</text:span>u</text:span> <text:span text:style-name="T7">dei</text:span> <text:span text:style-name="T7">uiui</text:span><text:span text:style-name="T7">.</text:span> <text:span text:style-name="T7"/></text:p>
      <text:p>12. <text:span text:style-name="T7"/><text:span text:style-name="T7"><text:span text:style-name="T3">U</text:span>nde</text:span> <text:span text:style-name="T7">ego</text:span><text:span text:style-name="T7"> | </text:span><text:span text:style-name="T7">primus</text:span> <text:span text:style-name="T7">ru<text:span text:style-name="T1">st</text:span>icus</text:span><text:span text:style-name="T7">.</text:span> <text:span text:style-name="T7">p<text:span text:style-name="T1">er</text:span>fuga</text:span> <text:span text:style-name="T7">indo<text:span text:style-name="T1">ct</text:span>us</text:span><text:span text:style-name="T7">.</text:span><text:span text:style-name="T7"> | </text:span><text:span text:style-name="T7">scilicet</text:span> <text:span text:style-name="T7">qui</text:span> <text:span text:style-name="T7"/><text:span text:style-name="T7">nescio</text:span> <text:span text:style-name="T7">impo<text:span text:style-name="T1">st</text:span>erum</text:span> <text:span text:style-name="T7">preui</text:span><text:span text:style-name="T7">|</text:span><text:span text:style-name="T7">dere</text:span><text:span text:style-name="T7">;</text:span> <text:span text:style-name="T7">sed</text:span> <text:span text:style-name="T7">illud</text:span> <text:span text:style-name="T7">certissime</text:span><text:span text:style-name="T7">.</text:span> <text:span text:style-name="T7">quia</text:span> <text:span text:style-name="T7">utiq<text:span text:style-name="T1">ue</text:span></text:span><text:span text:style-name="T7"> | </text:span><text:span text:style-name="T7"/><text:span text:style-name="T7">priusquam</text:span> <text:span text:style-name="T7">humiliarer</text:span><text:span text:style-name="T7">.</text:span> <text:span text:style-name="T7">ego</text:span> <text:span text:style-name="T7">eram</text:span><text:span text:style-name="T7"> | </text:span><text:span text:style-name="T7">uelut</text:span> <text:span text:style-name="T7">lapis</text:span> <text:span text:style-name="T7">qui</text:span> <text:span text:style-name="T7">iacet</text:span> <text:span text:style-name="T7">in</text:span> <text:span text:style-name="T7">luto</text:span> <text:span text:style-name="T7">p<text:span text:style-name="T1">ro</text:span>fundo</text:span><text:span text:style-name="T7">.</text:span><text:span text:style-name="T7"> | </text:span><text:span text:style-name="T7"/><text:span text:style-name="T7"><text:span text:style-name="T1">et</text:span></text:span> <text:span text:style-name="T7">uenit</text:span> <text:span text:style-name="T7">qui</text:span> <text:span text:style-name="T7">potens</text:span> <text:span text:style-name="T7">e<text:span text:style-name="T1">st</text:span></text:span><text:span text:style-name="T7">.</text:span> <text:span text:style-name="T7"><text:span text:style-name="T1">et</text:span></text:span> <text:span text:style-name="T7">in</text:span> <text:span text:style-name="T7">sua</text:span> <text:span text:style-name="T7">mi</text:span><text:span text:style-name="T7">|</text:span><text:span text:style-name="T7">sericordia</text:span> <text:span text:style-name="T7">su<text:span text:style-name="T1">st</text:span>ulit</text:span> <text:span text:style-name="T7">me</text:span><text:span text:style-name="T7">.</text:span> <text:span text:style-name="T7"><text:span text:style-name="T1">et</text:span></text:span> <text:span text:style-name="T7">quidem</text:span> <text:span text:style-name="T7"/><text:span text:style-name="T7">scili</text:span><text:span text:style-name="T7">|</text:span><text:span text:style-name="T7">cet</text:span> <text:span text:style-name="T7">sursum</text:span> <text:span text:style-name="T7">adleuauit</text:span><text:span text:style-name="T7">.</text:span> <text:span text:style-name="T7"><text:span text:style-name="T1">et</text:span></text:span> <text:span text:style-name="T7">collocauit</text:span><text:span text:style-name="T7"> | </text:span><text:span text:style-name="T7">me</text:span> <text:span text:style-name="T7">in</text:span> <text:span text:style-name="T7">summo</text:span> <text:span text:style-name="T7">pariete</text:span><text:span text:style-name="T7">.</text:span> <text:span text:style-name="T7"/><text:span text:style-name="T7"><text:span text:style-name="T1">et</text:span></text:span> <text:span text:style-name="T7">inde</text:span> <text:span text:style-name="T7">forte</text:span><text:span text:style-name="T7"> | </text:span><text:span text:style-name="T7">debueram</text:span> <text:span text:style-name="T7">exclamare</text:span><text:span text:style-name="T7">;</text:span> <text:span text:style-name="T7">ad</text:span> <text:span text:style-name="T7">retribuen</text:span><text:span text:style-name="T7">|</text:span><text:span text:style-name="T7">dam<text:note text:id="ftn1" text:note-class="footnote"><text:note-citation>0</text:note-citation><text:note-body><text:p text:style-name="Footnote">Freeman: retribuenaum</text:p></text:note-body></text:note></text:span> <text:span text:style-name="T7">quoq<text:span text:style-name="T1">ue</text:span></text:span> <text:span text:style-name="T7"/><text:span text:style-name="T7">aliquid</text:span> <text:span text:style-name="T7">d<text:span text:style-name="T1">omi</text:span>no</text:span> <text:span text:style-name="T7">pro</text:span> <text:span text:style-name="T7">tantis</text:span><text:span text:style-name="T7"> | </text:span><text:span text:style-name="T7">beneficiis</text:span> <text:span text:style-name="T7">eius</text:span><text:span text:style-name="T7">.</text:span> <text:span text:style-name="T7">hic</text:span> <text:span text:style-name="T7"><text:span text:style-name="T1">et</text:span></text:span> <text:span text:style-name="T7">in</text:span> <text:span text:style-name="T7">eternum</text:span><text:span text:style-name="T7">.</text:span><text:span text:style-name="T7"> | </text:span><text:span text:style-name="T7">que</text:span> <text:span text:style-name="T7"/><text:span text:style-name="T7">mens</text:span> <text:span text:style-name="T7">humana</text:span> <text:span text:style-name="T7">extimare</text:span> <text:span text:style-name="T7">non</text:span> <text:span text:style-name="T7">pote<text:span text:style-name="T1">st</text:span></text:span><text:span text:style-name="T7">.</text:span><text:span text:style-name="T7"> | </text:span><text:span text:style-name="T7"/></text:p>
      <text:p>13. <text:span text:style-name="T7"/><text:span text:style-name="T7"><text:span text:style-name="T3">U</text:span>nde</text:span> <text:span text:style-name="T7">autem</text:span> <text:span text:style-name="T7">ammiramini</text:span> <text:span text:style-name="T7">itaq<text:span text:style-name="T1">ue</text:span></text:span> <text:span text:style-name="T7">magni</text:span><text:span text:style-name="T7"> | </text:span><text:span text:style-name="T7"><text:span text:style-name="T1">et</text:span></text:span> <text:span text:style-name="T7">pusilli</text:span><text:span text:style-name="T7">.</text:span> <text:span text:style-name="T7">qui</text:span> <text:span text:style-name="T7">timetis</text:span> <text:span text:style-name="T7">d<text:span text:style-name="T1">eu</text:span>m</text:span> <text:span text:style-name="T7"/><text:span text:style-name="T7"><text:span text:style-name="T1">et</text:span></text:span> <text:span text:style-name="T7">uos</text:span> <text:span text:style-name="T7">domini</text:span><text:span text:style-name="T7"> | </text:span><text:span text:style-name="T7">ignari</text:span> <text:span text:style-name="T7">rethorici</text:span><text:span text:style-name="T7">?</text:span> <text:span text:style-name="T7"><text:span text:style-name="T3">A</text:span>udite</text:span> <text:span text:style-name="T7">ergo</text:span> <text:span text:style-name="T7"><text:span text:style-name="T1">et</text:span></text:span><text:span text:style-name="T7"> | </text:span><text:span text:style-name="T7">scrutamini</text:span><text:span text:style-name="T7">.</text:span> <text:span text:style-name="T7">quis</text:span> <text:span text:style-name="T7">me</text:span> <text:span text:style-name="T7"><text:span text:style-name="T1">st</text:span>ultum</text:span> <text:span text:style-name="T7"/><text:span text:style-name="T7">excitauit</text:span><text:span text:style-name="T7"> | </text:span><text:span text:style-name="T7">de</text:span> <text:span text:style-name="T7">medio</text:span> <text:span text:style-name="T7">eoru<text:span text:style-name="T1">m</text:span></text:span><text:span text:style-name="T7">.</text:span> <text:span text:style-name="T7">qui</text:span> <text:span text:style-name="T7">uident<text:span text:style-name="T1">ur</text:span></text:span> <text:span text:style-name="T7">sapientes</text:span><text:span text:style-name="T7"> | </text:span><text:span text:style-name="T7">esse</text:span> <text:span text:style-name="T7"><text:span text:style-name="T1">et</text:span></text:span> <text:span text:style-name="T7">legis</text:span> <text:span text:style-name="T7">periti</text:span><text:span text:style-name="T7">.</text:span> <text:span text:style-name="T7"/><text:span text:style-name="T7"><text:span text:style-name="T1">et</text:span></text:span> <text:span text:style-name="T7">potentes</text:span> <text:span text:style-name="T7">in</text:span> <text:span text:style-name="T7">sermo</text:span><text:span text:style-name="T7">|</text:span><text:span text:style-name="T7">ne</text:span> <text:span text:style-name="T7"><text:span text:style-name="T1">et</text:span></text:span> <text:span text:style-name="T7">in</text:span> <text:span text:style-name="T7">om<text:span text:style-name="T1">n</text:span>i</text:span> <text:span text:style-name="T7">re</text:span><text:span text:style-name="T7">;</text:span> <text:span text:style-name="T7"><text:span text:style-name="T1">et</text:span></text:span> <text:span text:style-name="T7">me</text:span> <text:span text:style-name="T7">quidem</text:span> <text:span text:style-name="T7">dete<text:span text:style-name="T1">st</text:span>a</text:span><text:span text:style-name="T7">|</text:span><text:span text:style-name="T7">bilem</text:span> <text:span text:style-name="T7"/><text:span text:style-name="T7"/><text:span text:style-name="T7">huius</text:span> <text:span text:style-name="T7">mundi</text:span> <text:span text:style-name="T7">pre</text:span><text:span text:style-name="T7">ceteris</text:span> <text:span text:style-name="T7">inspira</text:span><text:span text:style-name="T7">|</text:span><text:span text:style-name="T7">uit</text:span> <text:span text:style-name="T7">si</text:span> <text:span text:style-name="T7">talis</text:span> <text:span text:style-name="T7">essem</text:span><text:span text:style-name="T7">.</text:span> <text:span text:style-name="T7"><text:span text:style-name="T3">D</text:span>ummodo</text:span> <text:span text:style-name="T7">autem</text:span><text:span text:style-name="T7"> | </text:span><text:span text:style-name="T7"/><text:span text:style-name="T7">ut</text:span> <text:span text:style-name="T7">cum</text:span> <text:span text:style-name="T7">metu</text:span> <text:span text:style-name="T7"><text:span text:style-name="T1">et</text:span></text:span> <text:span text:style-name="T7">reuerentia</text:span> <text:span text:style-name="T7"><text:span text:style-name="T1">et</text:span></text:span> <text:span text:style-name="T7">sine</text:span><text:span text:style-name="T7"> | </text:span><text:span text:style-name="T7">querela</text:span> <text:span text:style-name="T7">fidelit<text:span text:style-name="T1">er</text:span></text:span> <text:span text:style-name="T7">prodessem</text:span> <text:span text:style-name="T7">genti</text:span><text:span text:style-name="T7">.</text:span> <text:span text:style-name="T7">ad</text:span><text:span text:style-name="T7"> | </text:span><text:span text:style-name="T7"/><text:span text:style-name="T7">quam</text:span> <text:span text:style-name="T7">caritas</text:span> <text:span text:style-name="T7">chr<text:span text:style-name="T1">ist</text:span>i</text:span> <text:span text:style-name="T7">tran<text:span text:style-name="T1">st</text:span>ulit</text:span><text:span text:style-name="T7">.</text:span> <text:span text:style-name="T7"><text:span text:style-name="T1">et</text:span></text:span> <text:span text:style-name="T7">dona</text:span><text:span text:style-name="T7">|</text:span><text:span text:style-name="T7">uit</text:span> <text:span text:style-name="T7">me</text:span> <text:span text:style-name="T7">in</text:span> <text:span text:style-name="T7">uita</text:span> <text:span text:style-name="T7">mea</text:span> <text:span text:style-name="T7">si</text:span> <text:span text:style-name="T7">dignus</text:span> <text:span text:style-name="T7"/><text:span text:style-name="T7">fuero</text:span><text:span text:style-name="T7">.</text:span><text:span text:style-name="T7"> | </text:span><text:span text:style-name="T7"><text:span text:style-name="T3">D</text:span>eniq<text:span text:style-name="T1">ue</text:span></text:span> <text:span text:style-name="T7">ut</text:span> <text:span text:style-name="T7">cum</text:span> <text:span text:style-name="T7">humilitate</text:span> <text:span text:style-name="T7"><text:span text:style-name="T1">et</text:span></text:span> <text:span text:style-name="T7">ueracit<text:span text:style-name="T1">er</text:span></text:span><text:span text:style-name="T7"> | </text:span><text:span text:style-name="T7">deseruirem</text:span> <text:span text:style-name="T7">illis</text:span> <text:span text:style-name="T7"/></text:p>
      <text:p>14. <text:span text:style-name="T7"/><text:span text:style-name="T7">in</text:span> <text:span text:style-name="T7">mensura</text:span><text:span text:style-name="T7">.</text:span> <text:span text:style-name="T7"><text:span text:style-name="T3">I</text:span>taq<text:span text:style-name="T1">ue</text:span></text:span><text:span text:style-name="T7"> | </text:span><text:span text:style-name="T7">fidei</text:span> <text:span text:style-name="T7">trinitatis</text:span> <text:span text:style-name="T7">oportet</text:span> <text:span text:style-name="T7">di<text:span text:style-name="T1">st</text:span>inguere</text:span><text:span text:style-name="T7"> | </text:span><text:span text:style-name="T7">sine</text:span> <text:span text:style-name="T7"/><text:span text:style-name="T7">reprehensione</text:span> <text:span text:style-name="T7">periculi</text:span><text:span text:style-name="T7">.</text:span> <text:span text:style-name="T7">notu<text:span text:style-name="T1">m</text:span></text:span><text:span text:style-name="T7"> | </text:span><text:span text:style-name="T7">facere</text:span> <text:span text:style-name="T7">donum</text:span> <text:span text:style-name="T7">dei</text:span><text:span text:style-name="T7">.</text:span> <text:span text:style-name="T7"><text:span text:style-name="T1">et</text:span></text:span> <text:span text:style-name="T7">consolationem</text:span><text:span text:style-name="T7"> | </text:span><text:span text:style-name="T7">eternam</text:span> <text:span text:style-name="T7"/><text:span text:style-name="T7">sine</text:span> <text:span text:style-name="T7">timore</text:span><text:span text:style-name="T7">;</text:span> <text:span text:style-name="T7">fiducialiter</text:span><text:span text:style-name="T7"> | </text:span><text:span text:style-name="T7">dei</text:span> <text:span text:style-name="T7">nomen</text:span> <text:span text:style-name="T7">ubiq<text:span text:style-name="T1">ue</text:span></text:span> <text:span text:style-name="T7">expandere</text:span><text:span text:style-name="T7">.</text:span> <text:span text:style-name="T7">ut</text:span><text:span text:style-name="T7"> | </text:span><text:span text:style-name="T7">etiam</text:span> <text:span text:style-name="T7">po<text:span text:style-name="T1">st</text:span></text:span> <text:span text:style-name="T7"/><text:span text:style-name="T7">obitum</text:span> <text:span text:style-name="T7">meum</text:span> <text:span text:style-name="T7">ex</text:span> <text:span text:style-name="T7">gallias</text:span><text:span text:style-name="T7"> | </text:span><text:span text:style-name="T7">relinquere</text:span> <text:span text:style-name="T7">fratrib<text:span text:style-name="T1">us</text:span><text:note text:id="ftn1" text:note-class="footnote"><text:note-citation>0</text:note-citation><text:note-body><text:p text:style-name="Footnote">Freeman: fratibus</text:p></text:note-body></text:note></text:span> <text:span text:style-name="T7"><text:span text:style-name="T1">et</text:span></text:span> <text:span text:style-name="T7">filiis</text:span> <text:span text:style-name="T7">meis</text:span><text:span text:style-name="T7">.</text:span><text:span text:style-name="T7"> | </text:span><text:span text:style-name="T7">quos</text:span> <text:span text:style-name="T7">ego</text:span> <text:span text:style-name="T7">in</text:span> <text:span text:style-name="T7"/><text:span text:style-name="T7">d<text:span text:style-name="T1">omi</text:span>no</text:span> <text:span text:style-name="T7">baptizaui</text:span> <text:span text:style-name="T7">tot</text:span> <text:span text:style-name="T7">mi</text:span><text:span text:style-name="T7">|</text:span><text:span text:style-name="T7">lia</text:span> <text:span text:style-name="T7">hominum</text:span><text:span text:style-name="T7">.</text:span> <text:span text:style-name="T7"/></text:p>
      <text:p>15. <text:span text:style-name="T7"/><text:span text:style-name="T7"><text:span text:style-name="T1">et</text:span></text:span> <text:span text:style-name="T7">non</text:span> <text:span text:style-name="T7">eram</text:span> <text:span text:style-name="T7">dignus</text:span><text:span text:style-name="T7"> | </text:span><text:span text:style-name="T7">neq<text:span text:style-name="T1">ue</text:span></text:span> <text:span text:style-name="T7">talis</text:span><text:span text:style-name="T7">.</text:span> <text:span text:style-name="T7">ut</text:span> <text:span text:style-name="T7">hoc</text:span> <text:span text:style-name="T7">d<text:span text:style-name="T1">omi</text:span>nus</text:span> <text:span text:style-name="T7">seruulo</text:span> <text:span text:style-name="T7">suo</text:span><text:span text:style-name="T7">(51v)</text:span><text:span text:style-name="T7"/><text:span text:style-name="T7">(51va)</text:span><text:span text:style-name="T7"> | </text:span><text:span text:style-name="T7"/><text:span text:style-name="T7">concederet</text:span> <text:span text:style-name="T7">po<text:span text:style-name="T1">st</text:span></text:span> <text:span text:style-name="T7">erumpnas</text:span> <text:span text:style-name="T7"><text:span text:style-name="T1">et</text:span></text:span> <text:span text:style-name="T7">tante</text:span><text:span text:style-name="T7"> | </text:span><text:span text:style-name="T7">molis</text:span><text:span text:style-name="T7">.</text:span> <text:span text:style-name="T7">po<text:span text:style-name="T1">st</text:span></text:span> <text:span text:style-name="T7">captiuitatem</text:span><text:span text:style-name="T7">.</text:span> <text:span text:style-name="T7">po<text:span text:style-name="T1">st</text:span></text:span> <text:span text:style-name="T7"/><text:span text:style-name="T7">annos</text:span><text:span text:style-name="T7"> | </text:span><text:span text:style-name="T7">multos</text:span> <text:span text:style-name="T7">in</text:span> <text:span text:style-name="T7">gentem</text:span> <text:span text:style-name="T7">illam</text:span> <text:span text:style-name="T7">tantam</text:span><text:span text:style-name="T7"> | </text:span><text:span text:style-name="T7">gra<text:span text:style-name="T1">ti</text:span>am</text:span> <text:span text:style-name="T7">mi<text:span text:style-name="T3">c</text:span>hi</text:span> <text:span text:style-name="T7">donaret</text:span><text:span text:style-name="T7">.</text:span> <text:span text:style-name="T7">quod</text:span> <text:span text:style-name="T7"/><text:span text:style-name="T7">aliquan</text:span><text:span text:style-name="T7">|</text:span><text:span text:style-name="T7">do</text:span> <text:span text:style-name="T7">ego</text:span> <text:span text:style-name="T7">in</text:span> <text:span text:style-name="T7">iuuentute</text:span> <text:span text:style-name="T7">mea</text:span> <text:span text:style-name="T7">non</text:span> <text:span text:style-name="T7">quia</text:span><text:span text:style-name="T7"> | </text:span><text:span text:style-name="T7">desperaui</text:span> <text:span text:style-name="T7">neq<text:span text:style-name="T1">ue</text:span></text:span> <text:span text:style-name="T7">cogitaui</text:span><text:span text:style-name="T7">;</text:span> <text:span text:style-name="T7"/></text:p>
      <text:p>16. <text:span text:style-name="T7"/><text:span text:style-name="T7">sed</text:span> <text:span text:style-name="T7">po<text:span text:style-name="T1">st</text:span>qua<text:span text:style-name="T1">m</text:span></text:span><text:span text:style-name="T7"> | </text:span><text:span text:style-name="T7">hyberione</text:span> <text:span text:style-name="T7">deueneram</text:span><text:span text:style-name="T7">.</text:span> <text:span text:style-name="T7">cotidie</text:span> <text:span text:style-name="T7">igitur</text:span><text:span text:style-name="T7"> | </text:span><text:span text:style-name="T7">pecora</text:span> <text:span text:style-name="T7"/><text:span text:style-name="T7">pascebam</text:span><text:span text:style-name="T7">.</text:span> <text:span text:style-name="T7"><text:span text:style-name="T1">et</text:span></text:span> <text:span text:style-name="T7">frequens</text:span> <text:span text:style-name="T7">in</text:span> <text:span text:style-name="T7">die</text:span><text:span text:style-name="T7"> | </text:span><text:span text:style-name="T7">orabam</text:span><text:span text:style-name="T7">.</text:span> <text:span text:style-name="T7">magisq<text:span text:style-name="T1">ue</text:span></text:span> <text:span text:style-name="T7">ac</text:span> <text:span text:style-name="T7">magis</text:span> <text:span text:style-name="T7">accedebat</text:span><text:span text:style-name="T7"> | </text:span><text:span text:style-name="T7"/><text:span text:style-name="T7">timor</text:span> <text:span text:style-name="T7">dei</text:span> <text:span text:style-name="T7"><text:span text:style-name="T1">et</text:span></text:span> <text:span text:style-name="T7">timor</text:span> <text:span text:style-name="T7">illius</text:span><text:span text:style-name="T7">.</text:span> <text:span text:style-name="T7"><text:span text:style-name="T1">et</text:span></text:span> <text:span text:style-name="T7">fides</text:span> <text:span text:style-name="T7">au</text:span><text:span text:style-name="T7">|</text:span><text:span text:style-name="T7">gebat<text:span text:style-name="T1">ur</text:span></text:span><text:span text:style-name="T7">.</text:span> <text:span text:style-name="T7"><text:span text:style-name="T1">et</text:span></text:span> <text:span text:style-name="T7">sp<text:span text:style-name="T1">iritu</text:span>s</text:span> <text:span text:style-name="T7">agebat<text:span text:style-name="T1">ur</text:span></text:span><text:span text:style-name="T7">;</text:span> <text:span text:style-name="T7"/><text:span text:style-name="T7">ut</text:span> <text:span text:style-name="T7">in</text:span> <text:span text:style-name="T7">die</text:span> <text:span text:style-name="T7">una</text:span><text:span text:style-name="T7"> | </text:span><text:span text:style-name="T7">usq<text:span text:style-name="T1">ue</text:span></text:span> <text:span text:style-name="T7">ad</text:span> <text:span text:style-name="T7">centum</text:span> <text:span text:style-name="T7">ora<text:span text:style-name="T3">c</text:span>iones</text:span><text:span text:style-name="T7">.</text:span> <text:span text:style-name="T7"><text:span text:style-name="T1">et</text:span></text:span> <text:span text:style-name="T7">in</text:span> <text:span text:style-name="T7">noc</text:span><text:span text:style-name="T7">|</text:span><text:span text:style-name="T7">te</text:span> <text:span text:style-name="T7">prope</text:span> <text:span text:style-name="T7">similit<text:span text:style-name="T1">er</text:span></text:span><text:span text:style-name="T7">;</text:span> <text:span text:style-name="T7"/><text:span text:style-name="T7"><text:span text:style-name="T1">et</text:span></text:span> <text:span text:style-name="T7">etiam</text:span> <text:span text:style-name="T7">in</text:span> <text:span text:style-name="T7">siluis</text:span><text:span text:style-name="T7"> | </text:span><text:span text:style-name="T7"><text:span text:style-name="T1">et</text:span></text:span> <text:span text:style-name="T7">in</text:span> <text:span text:style-name="T7">monte</text:span> <text:span text:style-name="T7">manebam</text:span><text:span text:style-name="T7">;</text:span> <text:span text:style-name="T7"><text:span text:style-name="T1">et</text:span></text:span> <text:span text:style-name="T7">ante</text:span> <text:span text:style-name="T7">luce<text:span text:style-name="T1">m</text:span></text:span><text:span text:style-name="T7"> | </text:span><text:span text:style-name="T7">excitabar</text:span> <text:span text:style-name="T7">ad</text:span> <text:span text:style-name="T7"/><text:span text:style-name="T7">ora<text:span text:style-name="T3">c</text:span>ionem</text:span><text:span text:style-name="T7">.</text:span> <text:span text:style-name="T7">per</text:span> <text:span text:style-name="T7">niuem</text:span><text:span text:style-name="T7">.</text:span><text:span text:style-name="T7"> | </text:span><text:span text:style-name="T7">per</text:span> <text:span text:style-name="T7">gelu</text:span><text:span text:style-name="T7">.</text:span> <text:span text:style-name="T7">per</text:span> <text:span text:style-name="T7">pluuiam</text:span><text:span text:style-name="T7">.</text:span> <text:span text:style-name="T7"><text:span text:style-name="T1">et</text:span></text:span> <text:span text:style-name="T7">ni<text:span text:style-name="T3">c</text:span>hil</text:span> <text:span text:style-name="T7">mali</text:span><text:span text:style-name="T7"> | </text:span><text:span text:style-name="T7"/><text:span text:style-name="T7">neq<text:span text:style-name="T1">ue</text:span></text:span> <text:span text:style-name="T7">ulla</text:span> <text:span text:style-name="T7">pigri<text:span text:style-name="T3">c</text:span>ia</text:span> <text:span text:style-name="T7">erat</text:span> <text:span text:style-name="T7">in</text:span> <text:span text:style-name="T7">me</text:span> <text:span text:style-name="T7">sicut</text:span><text:span text:style-name="T7"> | </text:span><text:span text:style-name="T7">modo</text:span> <text:span text:style-name="T7">uideo</text:span><text:span text:style-name="T7">;</text:span> <text:span text:style-name="T7">quia</text:span> <text:span text:style-name="T7">tunc</text:span> <text:span text:style-name="T7">in</text:span> <text:span text:style-name="T7">me</text:span> <text:span text:style-name="T7">sp<text:span text:style-name="T1">iritu</text:span>s</text:span><text:span text:style-name="T7"> | </text:span><text:span text:style-name="T7"/><text:span text:style-name="T7">feruebat</text:span><text:span text:style-name="T7">.</text:span> <text:span text:style-name="T7"/></text:p>
      <text:p>17. <text:span text:style-name="T7"/><text:span text:style-name="T7"><text:span text:style-name="T1">et</text:span></text:span> <text:span text:style-name="T7">ibi</text:span> <text:span text:style-name="T7">scilic<text:span text:style-name="T1">et</text:span></text:span> <text:span text:style-name="T7">quadam</text:span><text:span text:style-name="T7"> | </text:span><text:span text:style-name="T7">no<text:span text:style-name="T1">ct</text:span>e</text:span> <text:span text:style-name="T7">in</text:span> <text:span text:style-name="T7">somno</text:span> <text:span text:style-name="T7">audiui</text:span> <text:span text:style-name="T7">uoce<text:span text:style-name="T1">m</text:span></text:span> <text:span text:style-name="T7"/><text:span text:style-name="T7">dicen</text:span><text:span text:style-name="T7">|</text:span><text:span text:style-name="T7">tem</text:span> <text:span text:style-name="T7">mi<text:span text:style-name="T3">c</text:span>hi</text:span><text:span text:style-name="T7">.</text:span> <text:span text:style-name="T7"><text:span text:style-name="T3">B</text:span>ene</text:span> <text:span text:style-name="T7">ieiunas</text:span><text:span text:style-name="T7">.</text:span> <text:span text:style-name="T7">cito</text:span> <text:span text:style-name="T7">itu</text:span><text:span text:style-name="T7">|</text:span><text:span text:style-name="T7">rus</text:span> <text:span text:style-name="T7">ad</text:span> <text:span text:style-name="T7">patriam</text:span> <text:span text:style-name="T7">tuam</text:span> <text:span text:style-name="T7"/><text:span text:style-name="T7"><text:span text:style-name="T1">et</text:span></text:span> <text:span text:style-name="T7">terram</text:span><text:span text:style-name="T7">.</text:span><text:span text:style-name="T7"> | </text:span><text:span text:style-name="T7"><text:span text:style-name="T3">E</text:span>t</text:span> <text:span text:style-name="T7">po<text:span text:style-name="T1">st</text:span></text:span> <text:span text:style-name="T7">paululum</text:span> <text:span text:style-name="T7">tempus</text:span><text:span text:style-name="T7">.</text:span> <text:span text:style-name="T7">responsum</text:span><text:span text:style-name="T7"> | </text:span><text:span text:style-name="T7">audiui</text:span> <text:span text:style-name="T7">dicentem</text:span> <text:span text:style-name="T7">mi<text:span text:style-name="T3">c</text:span>hi</text:span><text:span text:style-name="T7">.</text:span> <text:span text:style-name="T7"/><text:span text:style-name="T7"><text:span text:style-name="T3">E</text:span>cce</text:span> <text:span text:style-name="T7">na</text:span><text:span text:style-name="T7">|</text:span><text:span text:style-name="T7">uis</text:span> <text:span text:style-name="T7">tua</text:span> <text:span text:style-name="T7">parata</text:span> <text:span text:style-name="T7">e<text:span text:style-name="T1">st</text:span></text:span><text:span text:style-name="T7">.</text:span> <text:span text:style-name="T7"><text:span text:style-name="T3">E</text:span>t</text:span> <text:span text:style-name="T7">erat</text:span> <text:span text:style-name="T7">p<text:span text:style-name="T1">ro</text:span>pe</text:span><text:span text:style-name="T7">;</text:span><text:span text:style-name="T7"> | </text:span><text:span text:style-name="T7">sed</text:span> <text:span text:style-name="T7">forte</text:span> <text:span text:style-name="T7">habebat</text:span> <text:span text:style-name="T7"/><text:span text:style-name="T7">ducenta</text:span> <text:span text:style-name="T7">milia</text:span><text:span text:style-name="T7"> | </text:span><text:span text:style-name="T7">passus</text:span><text:span text:style-name="T7">.</text:span> <text:span text:style-name="T7"><text:span text:style-name="T1">et</text:span></text:span> <text:span text:style-name="T7">ibi</text:span> <text:span text:style-name="T7">nunqua<text:span text:style-name="T1">m</text:span></text:span> <text:span text:style-name="T7">fueram</text:span><text:span text:style-name="T7">.</text:span> <text:span text:style-name="T7">nec</text:span><text:span text:style-name="T7"> | </text:span><text:span text:style-name="T7">ibi</text:span> <text:span text:style-name="T7">notum</text:span> <text:span text:style-name="T7"/><text:span text:style-name="T7">quenquam</text:span> <text:span text:style-name="T7">habebam</text:span> <text:span text:style-name="T7">de</text:span><text:span text:style-name="T7"> | </text:span><text:span text:style-name="T7">hominib<text:span text:style-name="T1">us</text:span></text:span> <text:span text:style-name="T7"><text:span text:style-name="T3">E</text:span>t</text:span> <text:span text:style-name="T7">deinde</text:span> <text:span text:style-name="T7">postmodu<text:span text:style-name="T1">m</text:span></text:span><text:span text:style-name="T7"> | </text:span><text:span text:style-name="T7">conuersus</text:span> <text:span text:style-name="T7">sum</text:span> <text:span text:style-name="T7"/><text:span text:style-name="T7"/><text:span text:style-name="T7">in</text:span> <text:span text:style-name="T7">fugam</text:span><text:span text:style-name="T7">.</text:span> <text:span text:style-name="T7"><text:span text:style-name="T1">et</text:span></text:span> <text:span text:style-name="T7">inter</text:span><text:span text:style-name="T7">-</text:span><text:span text:style-name="T7">|</text:span><text:span text:style-name="T7">misi</text:span> <text:span text:style-name="T7">hominem</text:span> <text:span text:style-name="T7">cum</text:span> <text:span text:style-name="T7">quo</text:span> <text:span text:style-name="T7">fueram</text:span><text:span text:style-name="T7"> | </text:span><text:span text:style-name="T7">annis</text:span> <text:span text:style-name="T7">sex</text:span><text:span text:style-name="T7">.</text:span> <text:span text:style-name="T7"><text:span text:style-name="T1">et</text:span></text:span> <text:span text:style-name="T7"/><text:span text:style-name="T7">in</text:span> <text:span text:style-name="T7">uirtute</text:span> <text:span text:style-name="T7">dei</text:span> <text:span text:style-name="T7">ueni</text:span><text:span text:style-name="T7"> | </text:span><text:span text:style-name="T7">ad</text:span> <text:span text:style-name="T7">bonum</text:span> <text:span text:style-name="T7">qui</text:span> <text:span text:style-name="T7">uiam</text:span> <text:span text:style-name="T7">meam</text:span> <text:span text:style-name="T7">dirige</text:span><text:span text:style-name="T7">|</text:span><text:span text:style-name="T7">bat</text:span><text:span text:style-name="T7">.</text:span> <text:span text:style-name="T7"><text:span text:style-name="T1">et</text:span></text:span> <text:span text:style-name="T7">ni<text:span text:style-name="T3">c</text:span>hil</text:span> <text:span text:style-name="T7"/><text:span text:style-name="T7">metuebam</text:span> <text:span text:style-name="T7">donec</text:span><text:span text:style-name="T7"> | </text:span><text:span text:style-name="T7">p<text:span text:style-name="T1">er</text:span>ueni</text:span> <text:span text:style-name="T7">ad</text:span> <text:span text:style-name="T7">nauem</text:span> <text:span text:style-name="T7">illam</text:span><text:span text:style-name="T7">.</text:span> <text:span text:style-name="T7"/></text:p>
      <text:p>18. <text:span text:style-name="T7"/><text:span text:style-name="T7"><text:span text:style-name="T3">E</text:span>t</text:span> <text:span text:style-name="T7">mox</text:span><text:span text:style-name="T7"> | </text:span><text:span text:style-name="T7">cum</text:span> <text:span text:style-name="T7">p<text:span text:style-name="T1">er</text:span>ueni</text:span> <text:span text:style-name="T7">ad</text:span> <text:span text:style-name="T7">eam</text:span><text:span text:style-name="T7">.</text:span> <text:span text:style-name="T7">profe<text:span text:style-name="T1">ct</text:span>a</text:span> <text:span text:style-name="T7">e<text:span text:style-name="T1">st</text:span></text:span><text:span text:style-name="T7"> | </text:span><text:span text:style-name="T7">de</text:span> <text:span text:style-name="T7">loco</text:span> <text:span text:style-name="T7">suo</text:span><text:span text:style-name="T7">.</text:span> <text:span text:style-name="T7"><text:span text:style-name="T1">et</text:span></text:span> <text:span text:style-name="T7"/><text:span text:style-name="T7">locutus</text:span> <text:span text:style-name="T7">sum</text:span> <text:span text:style-name="T7">ut</text:span><text:span text:style-name="T7"> | </text:span><text:span text:style-name="T7">haberem</text:span> <text:span text:style-name="T7">inde</text:span> <text:span text:style-name="T7">nauigare</text:span> <text:span text:style-name="T7">cum</text:span> <text:span text:style-name="T7">illis</text:span><text:span text:style-name="T7">.</text:span><text:span text:style-name="T7"> | </text:span><text:span text:style-name="T7"><text:span text:style-name="T3">G</text:span>ubernatori</text:span> <text:span text:style-name="T7"/><text:span text:style-name="T7">autem</text:span> <text:span text:style-name="T7">displicuit</text:span><text:span text:style-name="T7">;</text:span> <text:span text:style-name="T7"><text:span text:style-name="T1">et</text:span></text:span><text:span text:style-name="T7"> | </text:span><text:span text:style-name="T7">acriter</text:span> <text:span text:style-name="T7">cum</text:span> <text:span text:style-name="T7">indignatione</text:span> <text:span text:style-name="T7">respo</text:span><text:span text:style-name="T7">-</text:span><text:span text:style-name="T7">|</text:span><text:span text:style-name="T7">ndit</text:span><text:span text:style-name="T7">.</text:span> <text:span text:style-name="T7"><text:span text:style-name="T3">N</text:span>equaquam</text:span> <text:span text:style-name="T7">tu</text:span> <text:span text:style-name="T7"/><text:span text:style-name="T7">nobiscu<text:span text:style-name="T1">m</text:span></text:span><text:span text:style-name="T7"> | </text:span><text:span text:style-name="T7">appetas</text:span> <text:span text:style-name="T7">ire</text:span><text:span text:style-name="T7">.</text:span> <text:span text:style-name="T7"/><text:span text:style-name="T7"><text:span text:style-name="T3">E</text:span>t</text:span> <text:span text:style-name="T7">cum</text:span> <text:span text:style-name="T7">h<text:span text:style-name="T1">ae</text:span>c</text:span> <text:span text:style-name="T7">au</text:span><text:span text:style-name="T7">-</text:span><text:span text:style-name="T7">|</text:span><text:span text:style-name="T7">dissem<text:note text:id="ftn1" text:note-class="footnote"><text:note-citation>0</text:note-citation><text:note-body><text:p text:style-name="Footnote">Freeman: audiissem</text:p></text:note-body></text:note></text:span><text:span text:style-name="T7">.</text:span> <text:span text:style-name="T7">separaui</text:span> <text:span text:style-name="T7">me</text:span> <text:span text:style-name="T7">ab</text:span> <text:span text:style-name="T7">illis</text:span><text:span text:style-name="T7">;</text:span> <text:span text:style-name="T7"><text:span text:style-name="T1">et</text:span></text:span> <text:span text:style-name="T7">ut</text:span><text:span text:style-name="T7"> | </text:span><text:span text:style-name="T7">uenirem</text:span> <text:span text:style-name="T7">ad</text:span> <text:span text:style-name="T7"/><text:span text:style-name="T7">tuguriolum</text:span> <text:span text:style-name="T7">ubi</text:span> <text:span text:style-name="T7">hos</text:span><text:span text:style-name="T7">|</text:span><text:span text:style-name="T7">pitabam</text:span><text:span text:style-name="T7">;</text:span> <text:span text:style-name="T7"><text:span text:style-name="T1">et</text:span></text:span> <text:span text:style-name="T7">in</text:span> <text:span text:style-name="T7">itinere</text:span> <text:span text:style-name="T7">cepi</text:span> <text:span text:style-name="T7">orare</text:span><text:span text:style-name="T7">.</text:span><text:span text:style-name="T7"> | </text:span><text:span text:style-name="T7"><text:span text:style-name="T3">E</text:span>t</text:span> <text:span text:style-name="T7">antequam</text:span> <text:span text:style-name="T7"/><text:span text:style-name="T7">ora<text:span text:style-name="T3">c</text:span>ionem</text:span> <text:span text:style-name="T7">consum</text:span><text:span text:style-name="T7">|</text:span><text:span text:style-name="T7">marem</text:span><text:span text:style-name="T7">;</text:span> <text:span text:style-name="T7">audiui</text:span> <text:span text:style-name="T7">unum</text:span> <text:span text:style-name="T7">ex</text:span> <text:span text:style-name="T7">illis</text:span> <text:span text:style-name="T7">for</text:span><text:span text:style-name="T7">|</text:span><text:span text:style-name="T7">titer</text:span> <text:span text:style-name="T7"/><text:span text:style-name="T7">exclamare</text:span> <text:span text:style-name="T7">po<text:span text:style-name="T1">st</text:span></text:span> <text:span text:style-name="T7">me</text:span><text:span text:style-name="T7">.</text:span> <text:span text:style-name="T7"><text:span text:style-name="T3">U</text:span>eni</text:span><text:span text:style-name="T7">(51vb)</text:span><text:span text:style-name="T7"> | </text:span><text:span text:style-name="T7">cito</text:span><text:span text:style-name="T7">;</text:span> <text:span text:style-name="T7">quia</text:span> <text:span text:style-name="T7">uocant</text:span> <text:span text:style-name="T7">te</text:span> <text:span text:style-name="T7">homines</text:span> <text:span text:style-name="T7">i<text:span text:style-name="T1">st</text:span>i</text:span><text:span text:style-name="T7">.</text:span><text:span text:style-name="T7"> | </text:span><text:span text:style-name="T7"><text:span text:style-name="T3">E</text:span>t</text:span> <text:span text:style-name="T7"><text:span text:style-name="T1">st</text:span>atim</text:span> <text:span text:style-name="T7">ad</text:span> <text:span text:style-name="T7">illos</text:span> <text:span text:style-name="T7"/><text:span text:style-name="T7">reuersus</text:span> <text:span text:style-name="T7">sum</text:span><text:span text:style-name="T7">;</text:span> <text:span text:style-name="T7"/><text:span text:style-name="T7"><text:span text:style-name="T1">et</text:span></text:span><text:span text:style-name="T7"> | </text:span><text:span text:style-name="T7">ceperunt</text:span> <text:span text:style-name="T7">mi<text:span text:style-name="T3">c</text:span>hi</text:span> <text:span text:style-name="T7">dicere</text:span><text:span text:style-name="T7">.</text:span> <text:span text:style-name="T7"><text:span text:style-name="T3">U</text:span>eni</text:span> <text:span text:style-name="T7">quia</text:span><text:span text:style-name="T7"> | </text:span><text:span text:style-name="T7">ex</text:span> <text:span text:style-name="T7">fide</text:span> <text:span text:style-name="T7">recepimus<text:note text:id="ftn1" text:note-class="footnote"><text:note-citation>0</text:note-citation><text:note-body><text:p text:style-name="Footnote">Freeman:
                                    recipimus</text:p></text:note-body></text:note></text:span> <text:span text:style-name="T7">te</text:span><text:span text:style-name="T7">;</text:span> <text:span text:style-name="T7"><text:span text:style-name="T1">et</text:span></text:span> <text:span text:style-name="T7">fac</text:span> <text:span text:style-name="T7"/><text:span text:style-name="T7">nobiscu<text:span text:style-name="T1">m</text:span></text:span><text:span text:style-name="T7"> | </text:span><text:span text:style-name="T7">amicitiam</text:span> <text:span text:style-name="T7">quomodo</text:span> <text:span text:style-name="T7">uolueris</text:span><text:span text:style-name="T7">.</text:span> <text:span text:style-name="T7"><text:span text:style-name="T3">E</text:span>t</text:span><text:span text:style-name="T7"> | </text:span><text:span text:style-name="T7">in</text:span> <text:span text:style-name="T7">illa</text:span> <text:span text:style-name="T7">die</text:span> <text:span text:style-name="T7">reppuli</text:span> <text:span text:style-name="T7"/><text:span text:style-name="T7">sugire</text:span> <text:span text:style-name="T7">mammas</text:span><text:span text:style-name="T7"> | </text:span><text:span text:style-name="T7">eorum</text:span> <text:span text:style-name="T7">propter</text:span> <text:span text:style-name="T7">dei</text:span><text:span text:style-name="T7">.</text:span> <text:span text:style-name="T7">sed</text:span> <text:span text:style-name="T7">uerumtam<text:span text:style-name="T1">en</text:span></text:span><text:span text:style-name="T7"> | </text:span><text:span text:style-name="T7"/><text:span text:style-name="T7">speraui</text:span> <text:span text:style-name="T7">ab</text:span> <text:span text:style-name="T7">illis</text:span> <text:span text:style-name="T7">ut</text:span> <text:span text:style-name="T7">mi<text:span text:style-name="T3">c</text:span>hi</text:span> <text:span text:style-name="T7">dicerent</text:span><text:span text:style-name="T7">.</text:span><text:span text:style-name="T7"> | </text:span><text:span text:style-name="T7">ueni</text:span> <text:span text:style-name="T7">in</text:span> <text:span text:style-name="T7">fide</text:span> <text:span text:style-name="T7">chr<text:span text:style-name="T1">ist</text:span>i</text:span><text:span text:style-name="T7">;</text:span> <text:span text:style-name="T7">quia</text:span> <text:span text:style-name="T7">gentes</text:span> <text:span text:style-name="T7">erant</text:span><text:span text:style-name="T7"> | </text:span><text:span text:style-name="T7"><text:span text:style-name="T1">et</text:span></text:span> <text:span text:style-name="T7"/><text:span text:style-name="T7">hoc</text:span> <text:span text:style-name="T7">obtinui</text:span> <text:span text:style-name="T7">cum</text:span> <text:span text:style-name="T7">illis</text:span><text:span text:style-name="T7">.</text:span> <text:span text:style-name="T7"><text:span text:style-name="T1">et</text:span></text:span> <text:span text:style-name="T7">p<text:span text:style-name="T1">ro</text:span>tinus</text:span><text:span text:style-name="T7"> | </text:span><text:span text:style-name="T7">nauigauimus</text:span><text:span text:style-name="T7">.</text:span> <text:span text:style-name="T7"/></text:p>
      <text:p>19. <text:span text:style-name="T7"/><text:span text:style-name="T7"><text:span text:style-name="T3">E</text:span>t</text:span> <text:span text:style-name="T7">po<text:span text:style-name="T1">st</text:span></text:span> <text:span text:style-name="T7">triduum</text:span><text:span text:style-name="T7"> | </text:span><text:span text:style-name="T7">terram</text:span> <text:span text:style-name="T7">cepimus</text:span><text:span text:style-name="T7">;</text:span> <text:span text:style-name="T7"><text:span text:style-name="T1">et</text:span></text:span> <text:span text:style-name="T7">uiginti</text:span> <text:span text:style-name="T7"><text:span text:style-name="T1">et</text:span></text:span> <text:span text:style-name="T7">sep</text:span><text:span text:style-name="T7">|</text:span><text:span text:style-name="T7">tem</text:span> <text:span text:style-name="T7">dies</text:span> <text:span text:style-name="T7">p<text:span text:style-name="T1">er</text:span></text:span> <text:span text:style-name="T7">desertum</text:span> <text:span text:style-name="T7"/><text:span text:style-name="T7">iter</text:span> <text:span text:style-name="T7">fecimus</text:span><text:span text:style-name="T7">.</text:span><text:span text:style-name="T7"> | </text:span><text:span text:style-name="T7"><text:span text:style-name="T3">C</text:span>ibus</text:span> <text:span text:style-name="T7">aute<text:span text:style-name="T1">m</text:span></text:span> <text:span text:style-name="T7"><text:span text:style-name="T1">et</text:span></text:span> <text:span text:style-name="T7">potus</text:span> <text:span text:style-name="T7">defecit</text:span> <text:span text:style-name="T7">nobis</text:span><text:span text:style-name="T7">.</text:span><text:span text:style-name="T7"> | </text:span><text:span text:style-name="T7"><text:span text:style-name="T1">et</text:span></text:span> <text:span text:style-name="T7">fames</text:span> <text:span text:style-name="T7">inualuit</text:span> <text:span text:style-name="T7">sup<text:span text:style-name="T1">er</text:span></text:span> <text:span text:style-name="T7">nos</text:span><text:span text:style-name="T7">.</text:span> <text:span text:style-name="T7"/><text:span text:style-name="T7"><text:span text:style-name="T3">E</text:span>t</text:span> <text:span text:style-name="T7">alia</text:span><text:span text:style-name="T7"> | </text:span><text:span text:style-name="T7">die</text:span> <text:span text:style-name="T7">cepit</text:span> <text:span text:style-name="T7">gubernator</text:span> <text:span text:style-name="T7">mi<text:span text:style-name="T3">c</text:span>hi</text:span> <text:span text:style-name="T7">dicere</text:span><text:span text:style-name="T7">.</text:span><text:span text:style-name="T7"> | </text:span><text:span text:style-name="T7"><text:span text:style-name="T3">Q</text:span>uid</text:span> <text:span text:style-name="T7">e<text:span text:style-name="T1">st</text:span></text:span> <text:span text:style-name="T7">chr<text:span text:style-name="T1">ist</text:span>iane</text:span><text:span text:style-name="T7">?</text:span> <text:span text:style-name="T7"><text:span text:style-name="T3">T</text:span>u</text:span> <text:span text:style-name="T7"/><text:span text:style-name="T7">dicis</text:span> <text:span text:style-name="T7">deus</text:span><text:span text:style-name="T7"> | </text:span><text:span text:style-name="T7">tuus</text:span> <text:span text:style-name="T7">magnus</text:span> <text:span text:style-name="T7"><text:span text:style-name="T1">et</text:span></text:span> <text:span text:style-name="T7">omnipotens</text:span> <text:span text:style-name="T7">e<text:span text:style-name="T1">st</text:span></text:span><text:span text:style-name="T7">.</text:span><text:span text:style-name="T7"> | </text:span><text:span text:style-name="T7">quare</text:span> <text:span text:style-name="T7">ergo</text:span> <text:span text:style-name="T7">non</text:span> <text:span text:style-name="T7">potes</text:span> <text:span text:style-name="T7"/><text:span text:style-name="T7">p<text:span text:style-name="T1">ro</text:span></text:span> <text:span text:style-name="T7">nobis</text:span> <text:span text:style-name="T7">orare</text:span><text:span text:style-name="T7">?</text:span><text:span text:style-name="T7"> | </text:span><text:span text:style-name="T7"><text:span text:style-name="T3">O</text:span>ra</text:span> <text:span text:style-name="T7">p<text:span text:style-name="T1">ro</text:span></text:span> <text:span text:style-name="T7">nobis</text:span><text:span text:style-name="T7">.</text:span> <text:span text:style-name="T7">quia</text:span> <text:span text:style-name="T7">fame</text:span> <text:span text:style-name="T7">periclitam<text:span text:style-name="T1">ur</text:span></text:span><text:span text:style-name="T7">.</text:span><text:span text:style-name="T7"> | </text:span><text:span text:style-name="T7"><text:span text:style-name="T3">D</text:span>ifficile</text:span> <text:span text:style-name="T7"/><text:span text:style-name="T7">e<text:span text:style-name="T1">st</text:span></text:span> <text:span text:style-name="T7">enim</text:span> <text:span text:style-name="T7">ut</text:span> <text:span text:style-name="T7">aliquem</text:span> <text:span text:style-name="T7">homine<text:span text:style-name="T1">m</text:span></text:span><text:span text:style-name="T7"> | </text:span><text:span text:style-name="T7">unquam<text:note text:id="ftn1" text:note-class="footnote"><text:note-citation>0</text:note-citation><text:note-body><text:p text:style-name="Footnote">Bieler: umquam, Freeman:
                                    umquam</text:p></text:note-body></text:note></text:span> <text:span text:style-name="T7">uideamus</text:span><text:span text:style-name="T7">.</text:span> <text:span text:style-name="T7"><text:span text:style-name="T3">E</text:span>go</text:span> <text:span text:style-name="T7">uero</text:span> <text:span text:style-name="T7">eui</text:span><text:span text:style-name="T7"> | </text:span><text:span text:style-name="T7"/><text:span text:style-name="T7">denter<text:note text:id="ftn1" text:note-class="footnote"><text:note-citation>0</text:note-citation><text:note-body><text:p text:style-name="Footnote">Freeman: enim
                                euidenter</text:p></text:note-body></text:note></text:span> <text:span text:style-name="T7">dixi</text:span> <text:span text:style-name="T7">illis</text:span><text:span text:style-name="T7">.</text:span> <text:span text:style-name="T7"><text:span text:style-name="T3">C</text:span>onuertimini</text:span><text:span text:style-name="T7"> | </text:span><text:span text:style-name="T7">ex</text:span> <text:span text:style-name="T7">toto</text:span> <text:span text:style-name="T7">corde</text:span> <text:span text:style-name="T7">ad</text:span> <text:span text:style-name="T7">d<text:span text:style-name="T1">omi</text:span>n<text:span text:style-name="T1">u</text:span>m</text:span> <text:span text:style-name="T7">d<text:span text:style-name="T1">eu</text:span>m</text:span> <text:span text:style-name="T7">meu<text:span text:style-name="T1">m</text:span></text:span> <text:span text:style-name="T7"/><text:span text:style-name="T7"/><text:span text:style-name="T7">quia</text:span><text:span text:style-name="T7"> | </text:span><text:span text:style-name="T7">ni<text:span text:style-name="T3">c</text:span>hil</text:span> <text:span text:style-name="T7">e<text:span text:style-name="T1">st</text:span></text:span> <text:span text:style-name="T7">impossibile</text:span><text:span text:style-name="T7">.</text:span> <text:span text:style-name="T7">illi</text:span><text:span text:style-name="T7">;</text:span> <text:span text:style-name="T7">ut</text:span> <text:span text:style-name="T7">hodie</text:span><text:span text:style-name="T7"> | </text:span><text:span text:style-name="T7">mittat</text:span> <text:span text:style-name="T7">uobis</text:span> <text:span text:style-name="T7">cibum</text:span> <text:span text:style-name="T7">in</text:span> <text:span text:style-name="T7"/><text:span text:style-name="T7">uiam</text:span> <text:span text:style-name="T7">u<text:span text:style-name="T1">est</text:span>ram</text:span><text:span text:style-name="T7"> | </text:span><text:span text:style-name="T7">usq<text:span text:style-name="T1">ue</text:span></text:span> <text:span text:style-name="T7">dum</text:span> <text:span text:style-name="T7">sa<text:span text:style-name="T3">c</text:span>iemini</text:span><text:span text:style-name="T7">;</text:span> <text:span text:style-name="T7">quia</text:span> <text:span text:style-name="T7">ubiq<text:span text:style-name="T1">ue</text:span></text:span> <text:span text:style-name="T7">ha</text:span><text:span text:style-name="T7">|</text:span><text:span text:style-name="T7">bundat</text:span> <text:span text:style-name="T7">illi</text:span><text:span text:style-name="T7">.</text:span> <text:span text:style-name="T7"/><text:span text:style-name="T7"><text:span text:style-name="T3">A</text:span>diuuante</text:span> <text:span text:style-name="T7">ergo</text:span> <text:span text:style-name="T7">deo</text:span><text:span text:style-name="T7"> | </text:span><text:span text:style-name="T7">ita</text:span> <text:span text:style-name="T7">fa<text:span text:style-name="T1">ct</text:span>um</text:span> <text:span text:style-name="T7">e<text:span text:style-name="T1">st</text:span></text:span><text:span text:style-name="T7">.</text:span> <text:span text:style-name="T7"><text:span text:style-name="T3">E</text:span>cce</text:span> <text:span text:style-name="T7">grex</text:span> <text:span text:style-name="T7">porcoru<text:span text:style-name="T1">m</text:span></text:span><text:span text:style-name="T7"> | </text:span><text:span text:style-name="T7">in</text:span> <text:span text:style-name="T7">uia</text:span> <text:span text:style-name="T7"/><text:span text:style-name="T7">ueniebat</text:span><text:span text:style-name="T7">.</text:span> <text:span text:style-name="T7">ante</text:span> <text:span text:style-name="T7">oculos</text:span> <text:span text:style-name="T7">n<text:span text:style-name="T1">ost</text:span>ros</text:span><text:span text:style-name="T7">.</text:span><text:span text:style-name="T7"> | </text:span><text:span text:style-name="T7"><text:span text:style-name="T1">et</text:span></text:span> <text:span text:style-name="T7">multos</text:span> <text:span text:style-name="T7">ex</text:span> <text:span text:style-name="T7">illis</text:span> <text:span text:style-name="T7">interfecerunt</text:span><text:span text:style-name="T7">.</text:span><text:span text:style-name="T7"> | </text:span><text:span text:style-name="T7"><text:span text:style-name="T3">E</text:span>t</text:span> <text:span text:style-name="T7">ibi</text:span> <text:span text:style-name="T7"/><text:span text:style-name="T7">no<text:span text:style-name="T1">ct</text:span>es</text:span> <text:span text:style-name="T7">duas</text:span> <text:span text:style-name="T7">manserunt</text:span> <text:span text:style-name="T7">bene</text:span> <text:span text:style-name="T7">re</text:span><text:span text:style-name="T7">|</text:span><text:span text:style-name="T7">fe<text:span text:style-name="T1">ct</text:span>i</text:span><text:span text:style-name="T7">.</text:span> <text:span text:style-name="T7"><text:span text:style-name="T1">et</text:span></text:span> <text:span text:style-name="T7">canes</text:span> <text:span text:style-name="T7">eorum</text:span> <text:span text:style-name="T7">reuelati<text:note text:id="ftn1" text:note-class="footnote"><text:note-citation>0</text:note-citation><text:note-body><text:p text:style-name="Footnote">Freeman: reueleti</text:p></text:note-body></text:note></text:span> <text:span text:style-name="T7"/><text:span text:style-name="T7">sunt</text:span><text:span text:style-name="T7"> | </text:span><text:span text:style-name="T7">quia</text:span> <text:span text:style-name="T7">multi</text:span> <text:span text:style-name="T7">ex</text:span> <text:span text:style-name="T7">illis</text:span> <text:span text:style-name="T7">defecerunt</text:span><text:span text:style-name="T7">;</text:span> <text:span text:style-name="T7"><text:span text:style-name="T1">et</text:span></text:span><text:span text:style-name="T7"> | </text:span><text:span text:style-name="T7">secus</text:span> <text:span text:style-name="T7">uiam</text:span> <text:span text:style-name="T7">semiuiui</text:span> <text:span text:style-name="T7">dereli<text:span text:style-name="T1">ct</text:span>i</text:span> <text:span text:style-name="T7">sunt</text:span><text:span text:style-name="T7">.</text:span><text:span text:style-name="T7"> | </text:span><text:span text:style-name="T7"/><text:span text:style-name="T7"><text:span text:style-name="T3">E</text:span>t</text:span> <text:span text:style-name="T7">po<text:span text:style-name="T1">st</text:span></text:span> <text:span text:style-name="T7">hoc</text:span> <text:span text:style-name="T7">summas</text:span> <text:span text:style-name="T7">gr<text:span text:style-name="T1">ati</text:span>as</text:span> <text:span text:style-name="T7">egerunt</text:span><text:span text:style-name="T7"> | </text:span><text:span text:style-name="T7">deo</text:span><text:span text:style-name="T7">;</text:span> <text:span text:style-name="T7"><text:span text:style-name="T1">et</text:span></text:span> <text:span text:style-name="T7">ego</text:span> <text:span text:style-name="T7">honorificatus<text:note text:id="ftn1" text:note-class="footnote"><text:note-citation>0</text:note-citation><text:note-body><text:p text:style-name="Footnote">Bieler:
                                    honorificatusum; one s is missing</text:p></text:note-body></text:note></text:span> <text:span text:style-name="T7"/><text:span text:style-name="T7">sum</text:span> <text:span text:style-name="T7">sub</text:span><text:span text:style-name="T7"> | </text:span><text:span text:style-name="T7">oculis</text:span> <text:span text:style-name="T7">eorum</text:span><text:span text:style-name="T7">.</text:span> <text:span text:style-name="T7"><text:span text:style-name="T3">E</text:span>x</text:span> <text:span text:style-name="T7">illa</text:span> <text:span text:style-name="T7">autem</text:span> <text:span text:style-name="T7">die</text:span><text:span text:style-name="T7">;</text:span><text:span text:style-name="T7"> | </text:span><text:span text:style-name="T7">cibum</text:span> <text:span text:style-name="T7">habundanter</text:span> <text:span text:style-name="T7">habuerunt</text:span><text:span text:style-name="T7">.</text:span><text:span text:style-name="T7"> | </text:span><text:span text:style-name="T7"/><text:span text:style-name="T7"><text:span text:style-name="T3">S</text:span>ed</text:span> <text:span text:style-name="T7">etiam</text:span> <text:span text:style-name="T7">mel</text:span> <text:span text:style-name="T7">silue<text:span text:style-name="T1">st</text:span>re</text:span> <text:span text:style-name="T7">inuenerunt</text:span><text:span text:style-name="T7">.</text:span><text:span text:style-name="T7"> | </text:span><text:span text:style-name="T7"><text:span text:style-name="T1">et</text:span></text:span> <text:span text:style-name="T7">mi<text:span text:style-name="T3">c</text:span>hi</text:span> <text:span text:style-name="T7">partem</text:span> <text:span text:style-name="T7">obtulerunt</text:span><text:span text:style-name="T7">.</text:span> <text:span text:style-name="T7"><text:span text:style-name="T3">E</text:span>t</text:span><text:span text:style-name="T7"> | </text:span><text:span text:style-name="T7">unus</text:span> <text:span text:style-name="T7"/><text:span text:style-name="T7">ex</text:span> <text:span text:style-name="T7">illis</text:span> <text:span text:style-name="T7">dixit</text:span><text:span text:style-name="T7">.</text:span> <text:span text:style-name="T7"><text:span text:style-name="T3">H</text:span>oc</text:span> <text:span text:style-name="T7">immola</text:span><text:span text:style-name="T7">|</text:span><text:span text:style-name="T7">tum</text:span> <text:span text:style-name="T7">e<text:span text:style-name="T1">st</text:span></text:span><text:span text:style-name="T7">;</text:span> <text:span text:style-name="T7">deo</text:span> <text:span text:style-name="T7">gra<text:span text:style-name="T1">tia</text:span>s</text:span><text:span text:style-name="T7">.</text:span> <text:span text:style-name="T7">exinde</text:span> <text:span text:style-name="T7">ni<text:span text:style-name="T3">c</text:span>hil</text:span><text:span text:style-name="T7"> | </text:span><text:span text:style-name="T7"/><text:span text:style-name="T7">gu<text:span text:style-name="T1">st</text:span>aui</text:span><text:span text:style-name="T7">.</text:span> <text:span text:style-name="T7"/></text:p>
      <text:p>20. <text:span text:style-name="T7"/><text:span text:style-name="T7"><text:span text:style-name="T3">E</text:span>adem</text:span> <text:span text:style-name="T7">uero</text:span> <text:span text:style-name="T7">no<text:span text:style-name="T1">ct</text:span>e</text:span> <text:span text:style-name="T7">era<text:span text:style-name="T1">m</text:span></text:span><text:span text:style-name="T7"> | </text:span><text:span text:style-name="T7">dormiens<text:note text:id="ftn1" text:note-class="footnote"><text:note-citation>0</text:note-citation><text:note-body><text:p text:style-name="Footnote">Freeman: dorimens</text:p></text:note-body></text:note></text:span><text:span text:style-name="T7">;</text:span> <text:span text:style-name="T7"><text:span text:style-name="T1">et</text:span></text:span> <text:span text:style-name="T7">fortiter</text:span> <text:span text:style-name="T7">temptauit</text:span><text:span text:style-name="T7"> | </text:span><text:span text:style-name="T7">me</text:span> <text:span text:style-name="T7"/><text:span text:style-name="T7">sathanas</text:span><text:span text:style-name="T7">.</text:span> <text:span text:style-name="T7">quod</text:span> <text:span text:style-name="T7">memor</text:span> <text:span text:style-name="T7">ero</text:span> <text:span text:style-name="T7">qua<text:span text:style-name="T1">m</text:span></text:span><text:span text:style-name="T7">|</text:span><text:span text:style-name="T7">diu</text:span> <text:span text:style-name="T7">fuero</text:span> <text:span text:style-name="T7">in</text:span> <text:span text:style-name="T7">hoc</text:span> <text:span text:style-name="T7">corpore</text:span><text:span text:style-name="T7">.</text:span> <text:span text:style-name="T7"><text:span text:style-name="T1">et</text:span></text:span> <text:span text:style-name="T7">ceci</text:span><text:span text:style-name="T7"> | </text:span><text:span text:style-name="T7"/><text:span text:style-name="T7">dit</text:span> <text:span text:style-name="T7">sup<text:span text:style-name="T1">er</text:span></text:span> <text:span text:style-name="T7">me</text:span> <text:span text:style-name="T7">uelut</text:span> <text:span text:style-name="T7">saxa</text:span> <text:span text:style-name="T7">ingentia</text:span><text:span text:style-name="T7">.</text:span></text:p>
      <text:p>21. </text:p>
      <text:p>22. </text:p>
      <text:p>23. </text:p>
      <text:p>24. </text:p>
      <text:p>25. </text:p>
      <text:p>26. </text:p>
      <text:p>27. </text:p>
      <text:p>28. </text:p>
      <text:p>29. </text:p>
      <text:p>30. </text:p>
      <text:p>31. </text:p>
      <text:p>32. </text:p>
      <text:p>33. </text:p>
      <text:p>34. </text:p>
      <text:p>35. </text:p>
      <text:p>36. </text:p>
      <text:p>37. </text:p>
      <text:p>38. </text:p>
      <text:p>39. </text:p>
      <text:p>40. <text:span text:style-name="T7">(52r)</text:span><text:span text:style-name="T7"/><text:span text:style-name="T7">(52ra)</text:span><text:span text:style-name="T7"> | </text:span><text:span text:style-name="T7"/><text:span text:style-name="T7">u<text:span text:style-name="T1">est</text:span>ri</text:span> <text:span text:style-name="T7"><text:span text:style-name="T1">et</text:span></text:span> <text:span text:style-name="T7">filie</text:span> <text:span text:style-name="T7">u<text:span text:style-name="T1">est</text:span>rae</text:span><text:span text:style-name="T7">.</text:span> <text:span text:style-name="T7">et</text:span> <text:span text:style-name="T7">iuuenes</text:span> <text:span text:style-name="T7">u<text:span text:style-name="T1">est</text:span>ri</text:span><text:span text:style-name="T7"/><text:span text:style-name="T7"/><text:span text:style-name="T7">uisiones</text:span> <text:span text:style-name="T7">uidebunt</text:span><text:span text:style-name="T7">.</text:span> <text:span text:style-name="T7"><text:span text:style-name="T1">et</text:span></text:span> <text:span text:style-name="T7">se</text:span><text:span text:style-name="T7">|</text:span><text:span text:style-name="T7">niores</text:span> <text:span text:style-name="T7">u<text:span text:style-name="T1">est</text:span>ri</text:span> <text:span text:style-name="T7">somnia</text:span> <text:span text:style-name="T7">somniabunt</text:span><text:span text:style-name="T7">.</text:span> <text:span text:style-name="T7">et</text:span> <text:span text:style-name="T7">quide<text:span text:style-name="T1">m</text:span></text:span> <text:span text:style-name="T7">super</text:span> <text:span text:style-name="T7"/><text:span text:style-name="T7">seruos</text:span><text:span text:style-name="T7"> | </text:span><text:span text:style-name="T7">meos</text:span><text:span text:style-name="T7">.</text:span> <text:span text:style-name="T7"><text:span text:style-name="T1">et</text:span></text:span> <text:span text:style-name="T7">sup<text:span text:style-name="T1">er</text:span></text:span> <text:span text:style-name="T7">ancillas</text:span> <text:span text:style-name="T7">meas</text:span> <text:span text:style-name="T7">in</text:span> <text:span text:style-name="T7">dieb<text:span text:style-name="T1">us</text:span></text:span> <text:span text:style-name="T7">illis</text:span> <text:span text:style-name="T7">effundam</text:span> <text:span text:style-name="T7">de</text:span> <text:span text:style-name="T7">sp<text:span text:style-name="T1">irit</text:span>u</text:span><text:span text:style-name="T7"> | </text:span><text:span text:style-name="T7">meo</text:span> <text:span text:style-name="T7"/><text:span text:style-name="T7">et</text:span> <text:span text:style-name="T7">p<text:span text:style-name="T1">ro</text:span>phetabunt</text:span><text:span text:style-name="T7">.</text:span> <text:span text:style-name="T7"><text:span text:style-name="T1">et</text:span></text:span> <text:span text:style-name="T7">osee</text:span> <text:span text:style-name="T7">dicit</text:span><text:span text:style-name="T7">.</text:span> <text:span text:style-name="T7">uocabo</text:span> <text:span text:style-name="T7">non</text:span> <text:span text:style-name="T7">plebem</text:span><text:span text:style-name="T7"> | </text:span><text:span text:style-name="T7">meam</text:span> <text:span text:style-name="T7">plebem</text:span> <text:span text:style-name="T7">mea<text:span text:style-name="T1">m</text:span></text:span><text:span text:style-name="T7">.</text:span> <text:span text:style-name="T7"/><text:span text:style-name="T7">et</text:span> <text:span text:style-name="T7">non</text:span> <text:span text:style-name="T7">mis<text:span text:style-name="T1">eri</text:span>c<text:span text:style-name="T1">or</text:span>d<text:span text:style-name="T1">i</text:span>am</text:span> <text:span text:style-name="T7">consecuta<text:span text:style-name="T1">m</text:span></text:span> <text:span text:style-name="T7">miseri</text:span><text:span text:style-name="T7">|</text:span><text:span text:style-name="T7">cordia<text:span text:style-name="T1">m</text:span></text:span> <text:span text:style-name="T7">consecutam</text:span><text:span text:style-name="T7">.</text:span> <text:span text:style-name="T7"><text:span text:style-name="T1">et</text:span></text:span> <text:span text:style-name="T7">erit</text:span> <text:span text:style-name="T7">in</text:span> <text:span text:style-name="T7"/><text:span text:style-name="T7">loco</text:span> <text:span text:style-name="T7">ubi</text:span> <text:span text:style-name="T7">di<text:span text:style-name="T1">ct</text:span>um</text:span> <text:span text:style-name="T7">e<text:span text:style-name="T1">st</text:span></text:span> <text:span text:style-name="T7">non</text:span> <text:span text:style-name="T7">ple</text:span><text:span text:style-name="T7">|</text:span><text:span text:style-name="T7">bs</text:span> <text:span text:style-name="T7">mea</text:span> <text:span text:style-name="T7">uos</text:span><text:span text:style-name="T7">.</text:span> <text:span text:style-name="T7">ibi</text:span> <text:span text:style-name="T7">uocabuntur</text:span> <text:span text:style-name="T7">filii</text:span> <text:span text:style-name="T7">d<text:span text:style-name="T1">e</text:span>i</text:span> <text:span text:style-name="T7">uiui</text:span><text:span text:style-name="T7">.</text:span> <text:span text:style-name="T7"/></text:p>
      <text:p>41. <text:span text:style-name="T7"/><text:span text:style-name="T7"><text:span text:style-name="T3">U</text:span>nde</text:span> <text:span text:style-name="T7">autem</text:span><text:span text:style-name="T7"> | </text:span><text:span text:style-name="T7">hiberione</text:span> <text:span text:style-name="T7">qui</text:span> <text:span text:style-name="T7">numqua<text:span text:style-name="T1">m</text:span></text:span> <text:span text:style-name="T7">notitiam</text:span> <text:span text:style-name="T7">dei</text:span> <text:span text:style-name="T7">habuerant</text:span> <text:span text:style-name="T7"/><text:span text:style-name="T7">nisi</text:span><text:span text:style-name="T7"> | </text:span><text:span text:style-name="T7">idola</text:span> <text:span text:style-name="T7">inmunda</text:span> <text:span text:style-name="T7">usq<text:span text:style-name="T1">ue</text:span></text:span> <text:span text:style-name="T7">nunc</text:span> <text:span text:style-name="T7">semper</text:span> <text:span text:style-name="T7">coluerunt</text:span><text:span text:style-name="T7">.</text:span> <text:span text:style-name="T7">quomo</text:span><text:span text:style-name="T7">|</text:span><text:span text:style-name="T7">do</text:span> <text:span text:style-name="T7"/><text:span text:style-name="T7">nup<text:span text:style-name="T1">er</text:span></text:span> <text:span text:style-name="T7">effe<text:span text:style-name="T1">ct</text:span>a</text:span> <text:span text:style-name="T7">e<text:span text:style-name="T1">st</text:span></text:span> <text:span text:style-name="T7">plebs</text:span> <text:span text:style-name="T7">d<text:span text:style-name="T1">omi</text:span>ni</text:span><text:span text:style-name="T7">.</text:span> <text:span text:style-name="T7"><text:span text:style-name="T1">et</text:span></text:span> <text:span text:style-name="T7">filii</text:span> <text:span text:style-name="T7">d<text:span text:style-name="T1">e</text:span>i</text:span> <text:span text:style-name="T7">nuncupantur</text:span> <text:span text:style-name="T7">filii</text:span><text:span text:style-name="T7"> | </text:span><text:span text:style-name="T7">scotto<text:span text:style-name="T1">um</text:span></text:span><text:span text:style-name="T7">.</text:span> <text:span text:style-name="T7"/><text:span text:style-name="T7">et</text:span> <text:span text:style-name="T7">filie</text:span> <text:span text:style-name="T7">regulo<text:span text:style-name="T1">um</text:span></text:span> <text:span text:style-name="T7">monachi</text:span> <text:span text:style-name="T7"><text:span text:style-name="T1">et</text:span></text:span> <text:span text:style-name="T7">uirgines</text:span> <text:span text:style-name="T7">chr<text:span text:style-name="T1">ist</text:span>i</text:span> <text:span text:style-name="T7">e<text:span text:style-name="T1">ss</text:span>e</text:span> <text:span text:style-name="T7">ui</text:span><text:span text:style-name="T7">|</text:span><text:span text:style-name="T7">dentur</text:span><text:span text:style-name="T7">.</text:span> <text:span text:style-name="T7"/></text:p>
      <text:p>42. <text:span text:style-name="T7"/><text:span text:style-name="T7"><text:span text:style-name="T1">et</text:span></text:span> <text:span text:style-name="T7">etiam</text:span> <text:span text:style-name="T7">una</text:span> <text:span text:style-name="T7">scotta</text:span> <text:span text:style-name="T7">benedi<text:span text:style-name="T1">ct</text:span>a</text:span> <text:span text:style-name="T7">nobilis</text:span> <text:span text:style-name="T7">pulcher</text:span><text:span text:style-name="T7">|</text:span><text:span text:style-name="T7">rima</text:span> <text:span text:style-name="T7"/><text:span text:style-name="T7">adulta</text:span> <text:span text:style-name="T7">erat</text:span><text:span text:style-name="T7">.</text:span> <text:span text:style-name="T7">quam</text:span> <text:span text:style-name="T7">ego</text:span> <text:span text:style-name="T7">baptizaui</text:span><text:span text:style-name="T7">.</text:span> <text:span text:style-name="T7"><text:span text:style-name="T1">et</text:span></text:span> <text:span text:style-name="T7">po<text:span text:style-name="T1">st</text:span></text:span> <text:span text:style-name="T7">paucos</text:span><text:span text:style-name="T7"> | </text:span><text:span text:style-name="T7">dies</text:span> <text:span text:style-name="T7">una</text:span> <text:span text:style-name="T7">causa</text:span> <text:span text:style-name="T7">uenit</text:span> <text:span text:style-name="T7"/><text:span text:style-name="T7">ad</text:span> <text:span text:style-name="T7">nos</text:span><text:span text:style-name="T7">.</text:span> <text:span text:style-name="T7">insinuauit</text:span> <text:span text:style-name="T7">namq<text:span text:style-name="T1">ue</text:span></text:span> <text:span text:style-name="T7">nobis</text:span><text:span text:style-name="T7">.</text:span><text:span text:style-name="T7"> | </text:span><text:span text:style-name="T7">responsum</text:span> <text:span text:style-name="T7">accepisse</text:span> <text:span text:style-name="T7">a</text:span> <text:span text:style-name="T7">nuntio</text:span> <text:span text:style-name="T7">dei</text:span><text:span text:style-name="T7">.</text:span> <text:span text:style-name="T7"><text:span text:style-name="T1">et</text:span></text:span> <text:span text:style-name="T7"/><text:span text:style-name="T7">monuit</text:span> <text:span text:style-name="T7">eam</text:span> <text:span text:style-name="T7">ut</text:span><text:span text:style-name="T7"> | </text:span><text:span text:style-name="T7">p<text:span text:style-name="T1">er</text:span>maner<text:span text:style-name="T1">et</text:span></text:span> <text:span text:style-name="T7">uirgo</text:span> <text:span text:style-name="T7">chr<text:span text:style-name="T1">ist</text:span>i</text:span><text:span text:style-name="T7">.</text:span> <text:span text:style-name="T7">et</text:span> <text:span text:style-name="T7">sic</text:span> <text:span text:style-name="T7">deo</text:span> <text:span text:style-name="T7">p<text:span text:style-name="T1">ro</text:span>ximar<text:span text:style-name="T1">et</text:span></text:span><text:span text:style-name="T7">.</text:span> <text:span text:style-name="T7"><text:span text:style-name="T3">D</text:span>eo</text:span> <text:span text:style-name="T7"/><text:span text:style-name="T7">gra<text:span text:style-name="T1">tia</text:span>s</text:span> <text:span text:style-name="T7">sex</text:span><text:span text:style-name="T7">|</text:span><text:span text:style-name="T7">ta</text:span> <text:span text:style-name="T7">ab</text:span> <text:span text:style-name="T7">hac</text:span> <text:span text:style-name="T7">die</text:span> <text:span text:style-name="T7">optime</text:span> <text:span text:style-name="T7">et</text:span> <text:span text:style-name="T7">auidissime</text:span> <text:span text:style-name="T7">arripuit</text:span><text:span text:style-name="T7"> | </text:span><text:span text:style-name="T7">illud</text:span><text:span text:style-name="T7">.</text:span> <text:span text:style-name="T7">quod</text:span> <text:span text:style-name="T7"/><text:span text:style-name="T7"><text:span text:style-name="T1">et</text:span>ia<text:span text:style-name="T1">m</text:span></text:span> <text:span text:style-name="T7">omnes</text:span> <text:span text:style-name="T7">uirgines</text:span> <text:span text:style-name="T7">d<text:span text:style-name="T1">e</text:span>i</text:span> <text:span text:style-name="T7">similit<text:span text:style-name="T1">er</text:span></text:span> <text:span text:style-name="T7">faci</text:span><text:span text:style-name="T7">|</text:span><text:span text:style-name="T7">unt</text:span><text:span text:style-name="T7">.</text:span> <text:span text:style-name="T7">non</text:span> <text:span text:style-name="T7">uoluntate</text:span> <text:span text:style-name="T7">patrum</text:span> <text:span text:style-name="T7"/><text:span text:style-name="T7">earu<text:span text:style-name="T1">m</text:span></text:span><text:span text:style-name="T7">.</text:span> <text:span text:style-name="T7">immo</text:span> <text:span text:style-name="T7">p<text:span text:style-name="T1">er</text:span>se</text:span><text:span text:style-name="T7">|</text:span><text:span text:style-name="T7">cutiones</text:span> <text:span text:style-name="T7">patuntur</text:span> <text:span text:style-name="T7"><text:span text:style-name="T1">et</text:span></text:span> <text:span text:style-name="T7">imp<text:span text:style-name="T1">ro</text:span>peria</text:span> <text:span text:style-name="T7">falsa</text:span> <text:span text:style-name="T7">a</text:span> <text:span text:style-name="T7">parentib<text:span text:style-name="T1">us</text:span></text:span> <text:span text:style-name="T7"/><text:span text:style-name="T7">suis</text:span><text:span text:style-name="T7">.</text:span><text:span text:style-name="T7"> | </text:span><text:span text:style-name="T7">et</text:span> <text:span text:style-name="T7">ni<text:span text:style-name="T3">c</text:span>hil</text:span> <text:span text:style-name="T7">ominus</text:span> <text:span text:style-name="T7">plus</text:span> <text:span text:style-name="T7">augetur</text:span> <text:span text:style-name="T7">numerus</text:span><text:span text:style-name="T7">.</text:span> <text:span text:style-name="T7"><text:span text:style-name="T1">et</text:span></text:span> <text:span text:style-name="T7">de</text:span> <text:span text:style-name="T7">genere</text:span><text:span text:style-name="T7"> | </text:span><text:span text:style-name="T7">n<text:span text:style-name="T1">ost</text:span>ro</text:span> <text:span text:style-name="T7"/><text:span text:style-name="T7">qui</text:span> <text:span text:style-name="T7">ibi</text:span> <text:span text:style-name="T7">nati</text:span> <text:span text:style-name="T7">sunt</text:span> <text:span text:style-name="T7">nescimus</text:span> <text:span text:style-name="T7">numeru<text:span text:style-name="T1">m</text:span></text:span> <text:span text:style-name="T7">eo<text:span text:style-name="T1">um</text:span></text:span><text:span text:style-name="T7">.</text:span> <text:span text:style-name="T7">pret<text:span text:style-name="T1">er</text:span></text:span> <text:span text:style-name="T7">uidu</text:span><text:span text:style-name="T7">|</text:span><text:span text:style-name="T7">as</text:span> <text:span text:style-name="T7">et</text:span> <text:span text:style-name="T7">continentes</text:span><text:span text:style-name="T7">.</text:span> <text:span text:style-name="T7"/><text:span text:style-name="T7"/><text:span text:style-name="T7">sed</text:span> <text:span text:style-name="T7"><text:span text:style-name="T1">et</text:span></text:span> <text:span text:style-name="T7">illas</text:span> <text:span text:style-name="T7">maxime</text:span> <text:span text:style-name="T7">laborant</text:span> <text:span text:style-name="T7">que</text:span> <text:span text:style-name="T7">ser</text:span><text:span text:style-name="T7">|</text:span><text:span text:style-name="T7">uitio</text:span> <text:span text:style-name="T7">detinentur</text:span><text:span text:style-name="T7">.</text:span> <text:span text:style-name="T7">usq<text:span text:style-name="T1">ue</text:span></text:span> <text:span text:style-name="T7"/><text:span text:style-name="T7">ad</text:span> <text:span text:style-name="T7">t<text:span text:style-name="T1">er</text:span>rores</text:span> <text:span text:style-name="T7"><text:span text:style-name="T1">et</text:span></text:span> <text:span text:style-name="T7">minas</text:span> <text:span text:style-name="T7"/><text:span text:style-name="T7">asidue</text:span> <text:span text:style-name="T7">p<text:span text:style-name="T1">er</text:span>fe</text:span><text:span text:style-name="T7">|</text:span><text:span text:style-name="T7">runt</text:span><text:span text:style-name="T7">;</text:span> <text:span text:style-name="T7">sed</text:span> <text:span text:style-name="T7">d<text:span text:style-name="T1">omi</text:span>n<text:span text:style-name="T1">u</text:span>s</text:span> <text:span text:style-name="T7">gra<text:span text:style-name="T1">tia</text:span>m</text:span> <text:span text:style-name="T7">dedit</text:span> <text:span text:style-name="T7"/><text:span text:style-name="T7">multis</text:span> <text:span text:style-name="T7">ex</text:span> <text:span text:style-name="T7">ancillis</text:span><text:span text:style-name="T7"> | </text:span><text:span text:style-name="T7">suis</text:span><text:span text:style-name="T7">.</text:span> <text:span text:style-name="T7"><text:span text:style-name="T3">N</text:span>am</text:span> <text:span text:style-name="T7"><text:span text:style-name="T1">et</text:span></text:span> <text:span text:style-name="T7">siue</text:span> <text:span text:style-name="T7">tantu<text:span text:style-name="T1">m</text:span></text:span><text:span text:style-name="T7">;</text:span> <text:span text:style-name="T7">tamen</text:span> <text:span text:style-name="T7">fortiter</text:span><text:span text:style-name="T7"> | </text:span><text:span text:style-name="T7">imitantur</text:span><text:span text:style-name="T7">.</text:span> <text:span text:style-name="T7"/></text:p>
      <text:p>43. <text:span text:style-name="T7"/><text:span text:style-name="T7"><text:span text:style-name="T3">U</text:span>nde</text:span> <text:span text:style-name="T7">aute<text:span text:style-name="T1">m</text:span></text:span> <text:span text:style-name="T7"><text:span text:style-name="T1">et</text:span>si</text:span> <text:span text:style-name="T7">uoluero</text:span><text:span text:style-name="T7"> | </text:span><text:span text:style-name="T7">amitere</text:span> <text:span text:style-name="T7">illas</text:span><text:span text:style-name="T7">;</text:span> <text:span text:style-name="T7"><text:span text:style-name="T1">et</text:span></text:span> <text:span text:style-name="T7">ut</text:span> <text:span text:style-name="T7">p<text:span text:style-name="T1">er</text:span>gens</text:span> <text:span text:style-name="T7">in</text:span> <text:span text:style-name="T7">brithanniis</text:span><text:span text:style-name="T7"> | </text:span><text:span text:style-name="T7"/><text:span text:style-name="T7"><text:span text:style-name="T1">et</text:span></text:span> <text:span text:style-name="T7">libentissime</text:span> <text:span text:style-name="T7">paratus</text:span> <text:span text:style-name="T7">eram</text:span><text:span text:style-name="T7">.</text:span> <text:span text:style-name="T7">quasi</text:span> <text:span text:style-name="T7">ad</text:span><text:span text:style-name="T7"> | </text:span><text:span text:style-name="T7"/><text:span text:style-name="T7">patria<text:span text:style-name="T1">m</text:span></text:span> <text:span text:style-name="T7"><text:span text:style-name="T1">et</text:span></text:span> <text:span text:style-name="T7"/><text:span text:style-name="T7">parentes</text:span><text:span text:style-name="T7">.</text:span> <text:span text:style-name="T7">n<text:span text:style-name="T1">on</text:span></text:span><text:span text:style-name="T7">.</text:span> <text:span text:style-name="T7">id</text:span> <text:span text:style-name="T7">solu<text:span text:style-name="T1">m</text:span></text:span><text:span text:style-name="T7">;</text:span> <text:span text:style-name="T7">sed</text:span> <text:span text:style-name="T7">etiam</text:span><text:span text:style-name="T7"> | </text:span><text:span text:style-name="T7"/><text:span text:style-name="T7">usq<text:span text:style-name="T1">ue</text:span></text:span> <text:span text:style-name="T7">ad</text:span> <text:span text:style-name="T7">gallias</text:span> <text:span text:style-name="T7">uisitare</text:span> <text:span text:style-name="T7">fr<text:span text:style-name="T1">atre</text:span>s</text:span><text:span text:style-name="T7">;</text:span> <text:span text:style-name="T7"><text:span text:style-name="T1">et</text:span></text:span> <text:span text:style-name="T7"/><text:span text:style-name="T7">ut</text:span> <text:span text:style-name="T7">uidere<text:span text:style-name="T1">m</text:span></text:span><text:span text:style-name="T7"> | </text:span><text:span text:style-name="T7">facie<text:span text:style-name="T1">m</text:span></text:span> <text:span text:style-name="T7">s<text:span text:style-name="T1">an</text:span>c<text:span text:style-name="T1">t</text:span>or<text:span text:style-name="T1">um</text:span></text:span> <text:span text:style-name="T7">d<text:span text:style-name="T1">omi</text:span>ni</text:span> <text:span text:style-name="T7">mei</text:span><text:span text:style-name="T7">.</text:span> <text:span text:style-name="T7">scit</text:span> <text:span text:style-name="T7">d<text:span text:style-name="T1">eu</text:span>s</text:span> <text:span text:style-name="T7">q<text:span text:style-name="T1">u</text:span>od</text:span> <text:span text:style-name="T7">ego</text:span> <text:span text:style-name="T7">ualde</text:span><text:span text:style-name="T7"> | </text:span><text:span text:style-name="T7"/><text:span text:style-name="T7">optaba<text:span text:style-name="T1">m</text:span></text:span><text:span text:style-name="T7">;</text:span> <text:span text:style-name="T7">sed</text:span> <text:span text:style-name="T7">alligatus</text:span> <text:span text:style-name="T7">spiritu</text:span> <text:span text:style-name="T7">qui</text:span> <text:span text:style-name="T7">mihi</text:span><text:span text:style-name="T7"> | </text:span><text:span text:style-name="T7">p<text:span text:style-name="T1">ro</text:span>te<text:span text:style-name="T1">st</text:span>at<text:span text:style-name="T1">ur</text:span></text:span><text:span text:style-name="T7">.</text:span> <text:span text:style-name="T7">si</text:span> <text:span text:style-name="T7">hoc</text:span> <text:span text:style-name="T7">fecero</text:span><text:span text:style-name="T7">.</text:span> <text:span text:style-name="T7">ut</text:span> <text:span text:style-name="T7"/><text:span text:style-name="T7">reum</text:span> <text:span text:style-name="T7">futuru<text:span text:style-name="T1">m</text:span></text:span><text:span text:style-name="T7"> | </text:span><text:span text:style-name="T7">esse</text:span> <text:span text:style-name="T7">designat</text:span><text:span text:style-name="T7">;</text:span> <text:span text:style-name="T7"><text:span text:style-name="T1">et</text:span></text:span> <text:span text:style-name="T7">timeo</text:span> <text:span text:style-name="T7">perdere</text:span> <text:span text:style-name="T7">laborem</text:span><text:span text:style-name="T7"> | </text:span><text:span text:style-name="T7">que<text:span text:style-name="T1">m</text:span></text:span> <text:span text:style-name="T7"/><text:span text:style-name="T7">inchoaui</text:span><text:span text:style-name="T7">;</text:span> <text:span text:style-name="T7"><text:span text:style-name="T1">et</text:span></text:span> <text:span text:style-name="T7">non</text:span> <text:span text:style-name="T7">ego</text:span> <text:span text:style-name="T7">sed</text:span> <text:span text:style-name="T7">chr<text:span text:style-name="T1">istu</text:span>s</text:span> <text:span text:style-name="T7">d<text:span text:style-name="T1">omi</text:span>n<text:span text:style-name="T1">u</text:span>s</text:span><text:span text:style-name="T7"> | </text:span><text:span text:style-name="T7">qui</text:span> <text:span text:style-name="T7">mi<text:span text:style-name="T3">c</text:span>hi</text:span> <text:span text:style-name="T7">imperauit</text:span> <text:span text:style-name="T7">ut</text:span> <text:span text:style-name="T7"/><text:span text:style-name="T7"/><text:span text:style-name="T7">uenirem</text:span><text:span text:style-name="T7">;</text:span> <text:span text:style-name="T7">esse<text:span text:style-name="T1">m</text:span>q<text:span text:style-name="T1">ue</text:span></text:span><text:span text:style-name="T7"> | </text:span><text:span text:style-name="T7">cum</text:span> <text:span text:style-name="T7">illis</text:span> <text:span text:style-name="T7">residuum</text:span> <text:span text:style-name="T7">etatis</text:span> <text:span text:style-name="T7">mee</text:span><text:span text:style-name="T7">.</text:span> <text:span text:style-name="T7">si</text:span> <text:span text:style-name="T7">d<text:span text:style-name="T1">omi</text:span>n<text:span text:style-name="T1">u</text:span>s</text:span><text:span text:style-name="T7"> | </text:span><text:span text:style-name="T7"/><text:span text:style-name="T7">uoluerit</text:span> <text:span text:style-name="T7"><text:span text:style-name="T1">et</text:span></text:span> <text:span text:style-name="T7">cu<text:span text:style-name="T1">st</text:span>odierit</text:span> <text:span text:style-name="T7">me</text:span> <text:span text:style-name="T7">ab</text:span> <text:span text:style-name="T7">om<text:span text:style-name="T1">n</text:span>i</text:span> <text:span text:style-name="T7">uia</text:span><text:span text:style-name="T7"> | </text:span><text:span text:style-name="T7">mala</text:span> <text:span text:style-name="T7">ut</text:span> <text:span text:style-name="T7">non</text:span> <text:span text:style-name="T7">peccem</text:span> <text:span text:style-name="T7">coram</text:span> <text:span text:style-name="T7">illo</text:span><text:span text:style-name="T7">.</text:span> <text:span text:style-name="T7"/></text:p>
      <text:p>44. <text:span text:style-name="T7"/><text:span text:style-name="T7"><text:span text:style-name="T3">S</text:span>pero</text:span><text:span text:style-name="T7"> | </text:span><text:span text:style-name="T7">aute<text:span text:style-name="T1">m</text:span></text:span> <text:span text:style-name="T7">hoc</text:span> <text:span text:style-name="T7">debueram</text:span><text:span text:style-name="T7">;</text:span> <text:span text:style-name="T7">sed</text:span> <text:span text:style-name="T7">memet</text:span> <text:span text:style-name="T7">ipsum</text:span><text:span text:style-name="T7"> | </text:span><text:span text:style-name="T7">non</text:span> <text:span text:style-name="T7">credo</text:span><text:span text:style-name="T7">.</text:span> <text:span text:style-name="T7"/><text:span text:style-name="T7">quamdiu</text:span> <text:span text:style-name="T7">fuero</text:span> <text:span text:style-name="T7">in</text:span> <text:span text:style-name="T7">hoc</text:span> <text:span text:style-name="T7">corp<text:span text:style-name="T1">er</text:span>e</text:span><text:span text:style-name="T7"> | </text:span><text:span text:style-name="T7">mortis</text:span><text:span text:style-name="T7">;</text:span> <text:span text:style-name="T7">quia</text:span> <text:span text:style-name="T7">fortis</text:span> <text:span text:style-name="T7">e<text:span text:style-name="T1">st</text:span></text:span> <text:span text:style-name="T7">qui</text:span> <text:span text:style-name="T7">cotidie</text:span> <text:span text:style-name="T7">ni</text:span><text:span text:style-name="T7">|</text:span><text:span text:style-name="T7">titur</text:span> <text:span text:style-name="T7"/><text:span text:style-name="T7">subuertere</text:span> <text:span text:style-name="T7">me</text:span> <text:span text:style-name="T7">a</text:span> <text:span text:style-name="T7">fide</text:span><text:span text:style-name="T7">.</text:span> <text:span text:style-name="T7"><text:span text:style-name="T1">et</text:span></text:span> <text:span text:style-name="T7">preposi</text:span><text:span text:style-name="T7">|</text:span><text:span text:style-name="T7">ta</text:span> <text:span text:style-name="T7">ca<text:span text:style-name="T1">st</text:span>itate</text:span> <text:span text:style-name="T7">religionis</text:span> <text:span text:style-name="T7">non</text:span> <text:span text:style-name="T7">fi<text:span text:style-name="T1">ct</text:span>ae</text:span><text:span text:style-name="T7">.</text:span> <text:span text:style-name="T7">usq<text:span text:style-name="T1">ue</text:span></text:span><text:span text:style-name="T7"> | </text:span><text:span text:style-name="T7"/><text:span text:style-name="T7">in</text:span> <text:span text:style-name="T7">fine<text:span text:style-name="T1">m</text:span></text:span> <text:span text:style-name="T7">uite</text:span> <text:span text:style-name="T7">mee</text:span> <text:span text:style-name="T7">chr<text:span text:style-name="T1">ist</text:span>o</text:span> <text:span text:style-name="T7">d<text:span text:style-name="T1">omi</text:span>no</text:span> <text:span text:style-name="T7">meo</text:span><text:span text:style-name="T7">.</text:span> <text:span text:style-name="T7"><text:span text:style-name="T3">S</text:span>ed</text:span> <text:span text:style-name="T7">caro</text:span><text:span text:style-name="T7"> | </text:span><text:span text:style-name="T7">inimica</text:span> <text:span text:style-name="T7">semp<text:span text:style-name="T1">er</text:span></text:span> <text:span text:style-name="T7"/><text:span text:style-name="T7">trahit</text:span> <text:span text:style-name="T7">ad</text:span> <text:span text:style-name="T7">morte<text:span text:style-name="T1">m</text:span></text:span><text:span text:style-name="T7">.</text:span> <text:span text:style-name="T7">id</text:span> <text:span text:style-name="T7">e<text:span text:style-name="T1">st</text:span></text:span> <text:span text:style-name="T7">ad</text:span><text:span text:style-name="T7"> | </text:span><text:span text:style-name="T7">illecebras</text:span> <text:span text:style-name="T7">in</text:span> <text:span text:style-name="T7">infelicitate</text:span> <text:span text:style-name="T7">p<text:span text:style-name="T1">er</text:span>ficiendas</text:span><text:span text:style-name="T7">.</text:span> <text:span text:style-name="T7"/><text:span text:style-name="T7"><text:span text:style-name="T3">E</text:span>t</text:span><text:span text:style-name="T7">(52rb)</text:span><text:span text:style-name="T7"> | </text:span><text:span text:style-name="T7">scio</text:span> <text:span text:style-name="T7">ex</text:span> <text:span text:style-name="T7">parte</text:span> <text:span text:style-name="T7">quare</text:span> <text:span text:style-name="T7">ego</text:span> <text:span text:style-name="T7">uita<text:span text:style-name="T1">m</text:span></text:span> <text:span text:style-name="T7">perfe<text:span text:style-name="T1">ct</text:span>a<text:span text:style-name="T1">m</text:span></text:span><text:span text:style-name="T7">.</text:span> <text:span text:style-name="T7">n<text:span text:style-name="T1">on</text:span></text:span><text:span text:style-name="T7">.</text:span> <text:span text:style-name="T7">didici</text:span><text:span text:style-name="T7">;</text:span><text:span text:style-name="T7"> | </text:span><text:span text:style-name="T7">sicut</text:span> <text:span text:style-name="T7"><text:span text:style-name="T1">et</text:span></text:span> <text:span text:style-name="T7">ceteri</text:span> <text:span text:style-name="T7"/><text:span text:style-name="T7">credentes</text:span><text:span text:style-name="T7">.</text:span> <text:span text:style-name="T7"><text:span text:style-name="T3">S</text:span>ed</text:span> <text:span text:style-name="T7">confiteor</text:span> <text:span text:style-name="T7">d<text:span text:style-name="T1">omi</text:span>no</text:span><text:span text:style-name="T7"> | </text:span><text:span text:style-name="T7">meo</text:span> <text:span text:style-name="T7"><text:span text:style-name="T1">et</text:span></text:span> <text:span text:style-name="T7">non</text:span> <text:span text:style-name="T7">erubesco</text:span> <text:span text:style-name="T7">in</text:span> <text:span text:style-name="T7">conspe<text:span text:style-name="T1">ct</text:span>u</text:span> <text:span text:style-name="T7"/><text:span text:style-name="T7">eius</text:span><text:span text:style-name="T7">.</text:span> <text:span text:style-name="T7">quia</text:span><text:span text:style-name="T7"> | </text:span><text:span text:style-name="T7">non</text:span> <text:span text:style-name="T7">mentior</text:span><text:span text:style-name="T7">;</text:span> <text:span text:style-name="T7">ex</text:span> <text:span text:style-name="T7">quo</text:span> <text:span text:style-name="T7">cognoui</text:span> <text:span text:style-name="T7">eum</text:span> <text:span text:style-name="T7">a</text:span> <text:span text:style-name="T7">iuuen</text:span><text:span text:style-name="T7">|</text:span><text:span text:style-name="T7">tute</text:span> <text:span text:style-name="T7">mea</text:span><text:span text:style-name="T7">.</text:span> <text:span text:style-name="T7">creuit</text:span> <text:span text:style-name="T7"/><text:span text:style-name="T7">in</text:span> <text:span text:style-name="T7">me</text:span> <text:span text:style-name="T7">amor</text:span> <text:span text:style-name="T7">dei</text:span> <text:span text:style-name="T7"><text:span text:style-name="T1">et</text:span></text:span> <text:span text:style-name="T7">timor</text:span><text:span text:style-name="T7"> | </text:span><text:span text:style-name="T7">ipsius</text:span><text:span text:style-name="T7">;</text:span> <text:span text:style-name="T7"><text:span text:style-name="T1">et</text:span></text:span> <text:span text:style-name="T7">usq<text:span text:style-name="T1">ue</text:span></text:span> <text:span text:style-name="T7">nunc</text:span> <text:span text:style-name="T7">fauente</text:span> <text:span text:style-name="T7">d<text:span text:style-name="T1">omi</text:span>no</text:span> <text:span text:style-name="T7">fidem</text:span> <text:span text:style-name="T7"/><text:span text:style-name="T7">ser</text:span><text:span text:style-name="T7">|</text:span><text:span text:style-name="T7">uaui</text:span><text:span text:style-name="T7">.</text:span> <text:span text:style-name="T7"/></text:p>
      <text:p>45. <text:span text:style-name="T7"/><text:span text:style-name="T7"><text:span text:style-name="T3">R</text:span>ideat</text:span> <text:span text:style-name="T7">aute<text:span text:style-name="T1">m</text:span></text:span> <text:span text:style-name="T7"><text:span text:style-name="T1">et</text:span></text:span> <text:span text:style-name="T7">insultet</text:span> <text:span text:style-name="T7">qui</text:span> <text:span text:style-name="T7">uolue</text:span><text:span text:style-name="T7">|</text:span><text:span text:style-name="T7">rit</text:span><text:span text:style-name="T7">;</text:span> <text:span text:style-name="T7">ego</text:span> <text:span text:style-name="T7">non</text:span> <text:span text:style-name="T7">silebo</text:span> <text:span text:style-name="T7">neq<text:span text:style-name="T1">ue</text:span></text:span> <text:span text:style-name="T7"/><text:span text:style-name="T7">abscondo</text:span> <text:span text:style-name="T7">signa</text:span> <text:span text:style-name="T7"><text:span text:style-name="T1">et</text:span></text:span><text:span text:style-name="T7"> | </text:span><text:span text:style-name="T7">mirabilia</text:span> <text:span text:style-name="T7">que</text:span> <text:span text:style-name="T7">mi<text:span text:style-name="T3">c</text:span>hi</text:span> <text:span text:style-name="T7">a</text:span> <text:span text:style-name="T7">d<text:span text:style-name="T1">omi</text:span>no</text:span> <text:span text:style-name="T7">mini<text:span text:style-name="T1">st</text:span>rata</text:span> <text:span text:style-name="T7">sunt</text:span><text:span text:style-name="T7">.</text:span><text:span text:style-name="T7"> | </text:span><text:span text:style-name="T7"/><text:span text:style-name="T7">ante</text:span> <text:span text:style-name="T7">multos</text:span> <text:span text:style-name="T7">annos</text:span> <text:span text:style-name="T7">quam</text:span> <text:span text:style-name="T7">fierent</text:span><text:span text:style-name="T7">;</text:span> <text:span text:style-name="T7">quasi</text:span><text:span text:style-name="T7"> | </text:span><text:span text:style-name="T7">qui</text:span> <text:span text:style-name="T7">nouit</text:span> <text:span text:style-name="T7">om<text:span text:style-name="T1">n</text:span>ia</text:span> <text:span text:style-name="T7">etiam</text:span> <text:span text:style-name="T7">ante</text:span> <text:span text:style-name="T7"/><text:span text:style-name="T7">tempora</text:span> <text:span text:style-name="T7">s<text:span text:style-name="T1">ae</text:span>c<text:span text:style-name="T1">u</text:span>laria</text:span><text:span text:style-name="T7"> | </text:span><text:span text:style-name="T7"/></text:p>
      <text:p>46. <text:span text:style-name="T7"/><text:span text:style-name="T7"><text:span text:style-name="T3">U</text:span>nde</text:span> <text:span text:style-name="T7">ego</text:span> <text:span text:style-name="T7">quidem</text:span> <text:span text:style-name="T7">debueram</text:span> <text:span text:style-name="T7">sine</text:span> <text:span text:style-name="T7">cessatione</text:span><text:span text:style-name="T7"> | </text:span><text:span text:style-name="T7">deo</text:span> <text:span text:style-name="T7">gracias</text:span> <text:span text:style-name="T7">agere</text:span><text:span text:style-name="T7">.</text:span> <text:span text:style-name="T7">qui</text:span> <text:span text:style-name="T7"/><text:span text:style-name="T7">sepe</text:span> <text:span text:style-name="T7">indulsit</text:span> <text:span text:style-name="T7">insipi</text:span><text:span text:style-name="T7">|</text:span><text:span text:style-name="T7">entiae</text:span> <text:span text:style-name="T7">mee</text:span><text:span text:style-name="T7">.</text:span> <text:span text:style-name="T7"><text:span text:style-name="T1">et</text:span></text:span> <text:span text:style-name="T7">neglegentie</text:span> <text:span text:style-name="T7">mee</text:span><text:span text:style-name="T7">;</text:span> <text:span text:style-name="T7"><text:span text:style-name="T1">et</text:span></text:span> <text:span text:style-name="T7">de</text:span> <text:span text:style-name="T7">loco</text:span><text:span text:style-name="T7"> | </text:span><text:span text:style-name="T7">non</text:span> <text:span text:style-name="T7"/><text:span text:style-name="T7">in</text:span> <text:span text:style-name="T7">uno</text:span> <text:span text:style-name="T7">quoq<text:span text:style-name="T1">ue</text:span></text:span> <text:span text:style-name="T7">ut</text:span> <text:span text:style-name="T7">non</text:span> <text:span text:style-name="T7">mi<text:span text:style-name="T3">c</text:span>hi</text:span> <text:span text:style-name="T7">uehementer</text:span><text:span text:style-name="T7"> | </text:span><text:span text:style-name="T7">irasceretur</text:span><text:span text:style-name="T7">.</text:span> <text:span text:style-name="T7">qui</text:span> <text:span text:style-name="T7">adiutor</text:span> <text:span text:style-name="T7">datus</text:span> <text:span text:style-name="T7"/><text:span text:style-name="T7">sum</text:span><text:span text:style-name="T7">.</text:span> <text:span text:style-name="T7"><text:span text:style-name="T1">et</text:span></text:span><text:span text:style-name="T7"> | </text:span><text:span text:style-name="T7">non</text:span> <text:span text:style-name="T7">cito</text:span> <text:span text:style-name="T7">adquieui</text:span> <text:span text:style-name="T7">s<text:span text:style-name="T1">e</text:span>c<text:span text:style-name="T1">un</text:span>d<text:span text:style-name="T1">u</text:span>m</text:span> <text:span text:style-name="T7">quod</text:span> <text:span text:style-name="T7">mi<text:span text:style-name="T3">c</text:span>hi</text:span> <text:span text:style-name="T7">o<text:span text:style-name="T1">st</text:span>en</text:span><text:span text:style-name="T7">|</text:span><text:span text:style-name="T7">sum</text:span> <text:span text:style-name="T7">fuerat</text:span><text:span text:style-name="T7">.</text:span> <text:span text:style-name="T7"><text:span text:style-name="T3">E</text:span>t</text:span> <text:span text:style-name="T7"/><text:span text:style-name="T7">sp<text:span text:style-name="T1">iritu</text:span>s</text:span> <text:span text:style-name="T7">nichilo</text:span> <text:span text:style-name="T7">minus</text:span> <text:span text:style-name="T7">suggere</text:span><text:span text:style-name="T7">|</text:span><text:span text:style-name="T7">bat</text:span> <text:span text:style-name="T7"><text:span text:style-name="T1">et</text:span></text:span> <text:span text:style-name="T7">misertus</text:span> <text:span text:style-name="T7">e<text:span text:style-name="T1">st</text:span></text:span> <text:span text:style-name="T7">mei</text:span> <text:span text:style-name="T7">d<text:span text:style-name="T1">omi</text:span>n<text:span text:style-name="T1">u</text:span>s</text:span> <text:span text:style-name="T7">in</text:span> <text:span text:style-name="T7">milia</text:span> <text:span text:style-name="T7"/><text:span text:style-name="T7">miliu<text:span text:style-name="T1">m</text:span></text:span><text:span text:style-name="T7">;</text:span><text:span text:style-name="T7"> | </text:span><text:span text:style-name="T7">quia</text:span> <text:span text:style-name="T7">uidit</text:span> <text:span text:style-name="T7">in</text:span> <text:span text:style-name="T7">me</text:span> <text:span text:style-name="T7">quod</text:span> <text:span text:style-name="T7">paratus</text:span> <text:span text:style-name="T7">eram</text:span><text:span text:style-name="T7">.</text:span> <text:span text:style-name="T7">sed</text:span><text:span text:style-name="T7"> | </text:span><text:span text:style-name="T7">quod</text:span> <text:span text:style-name="T7">mi<text:span text:style-name="T3">c</text:span>hi</text:span> <text:span text:style-name="T7">p<text:span text:style-name="T1">er</text:span></text:span> <text:span text:style-name="T7"/><text:span text:style-name="T7">his</text:span> <text:span text:style-name="T7">nesciebam</text:span> <text:span text:style-name="T7">de</text:span> <text:span text:style-name="T7"><text:span text:style-name="T1">st</text:span>atu</text:span> <text:span text:style-name="T7">meo</text:span><text:span text:style-name="T7"> | </text:span><text:span text:style-name="T7">quid</text:span> <text:span text:style-name="T7">facerem</text:span><text:span text:style-name="T7">.</text:span> <text:span text:style-name="T7">quia</text:span> <text:span text:style-name="T7">multi</text:span> <text:span text:style-name="T7">hanc</text:span> <text:span text:style-name="T7">legatione<text:span text:style-name="T1">m</text:span></text:span><text:span text:style-name="T7"> | </text:span><text:span text:style-name="T7"/><text:span text:style-name="T7">prohibebant</text:span><text:span text:style-name="T7">.</text:span> <text:span text:style-name="T7"><text:span text:style-name="T1">et</text:span>iam</text:span> <text:span text:style-name="T7">inter</text:span> <text:span text:style-name="T7">se</text:span> <text:span text:style-name="T7">ipsos</text:span> <text:span text:style-name="T7">po<text:span text:style-name="T1">st</text:span>ter</text:span><text:span text:style-name="T7">|</text:span><text:span text:style-name="T7">gum</text:span> <text:span text:style-name="T7">meu<text:span text:style-name="T1">m</text:span></text:span> <text:span text:style-name="T7">narrabant</text:span> <text:span text:style-name="T7"><text:span text:style-name="T1">et</text:span></text:span> <text:span text:style-name="T7"/><text:span text:style-name="T7">dicebant</text:span><text:span text:style-name="T7">.</text:span> <text:span text:style-name="T7"><text:span text:style-name="T3">I</text:span><text:span text:style-name="T1">st</text:span>e</text:span><text:span text:style-name="T7">.</text:span><text:span text:style-name="T7"> | </text:span><text:span text:style-name="T7">quare</text:span> <text:span text:style-name="T7">se</text:span> <text:span text:style-name="T7">mitit</text:span> <text:span text:style-name="T7">in</text:span> <text:span text:style-name="T7">periculum</text:span> <text:span text:style-name="T7">inter</text:span> <text:span text:style-name="T7">ho<text:span text:style-name="T1">st</text:span>es</text:span><text:span text:style-name="T7"> | </text:span><text:span text:style-name="T7">qui</text:span> <text:span text:style-name="T7">d<text:span text:style-name="T1">eu</text:span>m</text:span> <text:span text:style-name="T7"/><text:span text:style-name="T7">non</text:span> <text:span text:style-name="T7">nouerunt</text:span><text:span text:style-name="T7">.</text:span> <text:span text:style-name="T7">non</text:span> <text:span text:style-name="T7">ut</text:span> <text:span text:style-name="T7">causa</text:span><text:span text:style-name="T7"> | </text:span><text:span text:style-name="T7">malitie</text:span><text:span text:style-name="T7">.</text:span> <text:span text:style-name="T7">sed</text:span> <text:span text:style-name="T7">non</text:span> <text:span text:style-name="T7">sapiebat</text:span> <text:span text:style-name="T7">illis</text:span><text:span text:style-name="T7">.</text:span> <text:span text:style-name="T7">sicut</text:span> <text:span text:style-name="T7"/><text:span text:style-name="T7">et</text:span> <text:span text:style-name="T7">ego</text:span><text:span text:style-name="T7"> | </text:span><text:span text:style-name="T7">ipse</text:span> <text:span text:style-name="T7">te<text:span text:style-name="T1">st</text:span>or</text:span> <text:span text:style-name="T7">intelligi</text:span> <text:span text:style-name="T7">propter</text:span> <text:span text:style-name="T7">ru<text:span text:style-name="T1">st</text:span>icitatem</text:span><text:span text:style-name="T7"> | </text:span><text:span text:style-name="T7">mea<text:span text:style-name="T1">m</text:span></text:span><text:span text:style-name="T7">;</text:span> <text:span text:style-name="T7"><text:span text:style-name="T1">et</text:span></text:span> <text:span text:style-name="T7">non</text:span> <text:span text:style-name="T7"/><text:span text:style-name="T7">cito</text:span> <text:span text:style-name="T7">agnoui</text:span> <text:span text:style-name="T7">gra<text:span text:style-name="T1">tia</text:span>m</text:span> <text:span text:style-name="T7">que</text:span> <text:span text:style-name="T7">tunc</text:span><text:span text:style-name="T7"> | </text:span><text:span text:style-name="T7">erat</text:span> <text:span text:style-name="T7">in</text:span> <text:span text:style-name="T7">me</text:span><text:span text:style-name="T7">;</text:span> <text:span text:style-name="T7">nunc</text:span> <text:span text:style-name="T7">mi<text:span text:style-name="T3">c</text:span>hi</text:span> <text:span text:style-name="T7">sapit</text:span> <text:span text:style-name="T7">quod</text:span> <text:span text:style-name="T7"/><text:span text:style-name="T7">ante</text:span><text:span text:style-name="T7"> | </text:span><text:span text:style-name="T7">debueram</text:span><text:span text:style-name="T7">.</text:span> <text:span text:style-name="T7"/></text:p>
      <text:p>47. <text:span text:style-name="T7"/><text:span text:style-name="T7"><text:span text:style-name="T3">N</text:span>unc</text:span> <text:span text:style-name="T7">ergo</text:span> <text:span text:style-name="T7">simpliciter</text:span> <text:span text:style-name="T7">insinu</text:span><text:span text:style-name="T7">|</text:span><text:span text:style-name="T7">aui</text:span> <text:span text:style-name="T7">fratrib<text:span text:style-name="T1">us</text:span></text:span> <text:span text:style-name="T7"><text:span text:style-name="T1">et</text:span></text:span> <text:span text:style-name="T7">conseruis</text:span> <text:span text:style-name="T7">meis</text:span> <text:span text:style-name="T7"/><text:span text:style-name="T7">qui</text:span> <text:span text:style-name="T7">mi<text:span text:style-name="T3">c</text:span>hi</text:span> <text:span text:style-name="T7">cre</text:span><text:span text:style-name="T7">|</text:span><text:span text:style-name="T7">diderunt</text:span><text:span text:style-name="T7">;</text:span> <text:span text:style-name="T7">propter</text:span> <text:span text:style-name="T7">quod</text:span> <text:span text:style-name="T7">predixi</text:span> <text:span text:style-name="T7"><text:span text:style-name="T1">et</text:span></text:span> <text:span text:style-name="T7">predico</text:span><text:span text:style-name="T7"> | </text:span><text:span text:style-name="T7">ad</text:span> <text:span text:style-name="T7">roborandam</text:span> <text:span text:style-name="T7"/><text:span text:style-name="T7"><text:span text:style-name="T1">et</text:span></text:span> <text:span text:style-name="T7">confirmandam</text:span> <text:span text:style-name="T7">fidem</text:span><text:span text:style-name="T7"> | </text:span><text:span text:style-name="T7">u<text:span text:style-name="T1">est</text:span>ram</text:span><text:span text:style-name="T7">.</text:span> <text:span text:style-name="T7">utina<text:span text:style-name="T1">m</text:span></text:span> <text:span text:style-name="T7">ut</text:span> <text:span text:style-name="T7"><text:span text:style-name="T1">et</text:span></text:span> <text:span text:style-name="T7">uos</text:span> <text:span text:style-name="T7">immitemini</text:span> <text:span text:style-name="T7">maiora</text:span><text:span text:style-name="T7">.</text:span><text:span text:style-name="T7"> | </text:span><text:span text:style-name="T7"><text:span text:style-name="T1">et</text:span></text:span> <text:span text:style-name="T7"/><text:span text:style-name="T7"/><text:span text:style-name="T7">potiora</text:span> <text:span text:style-name="T7">faciatis</text:span><text:span text:style-name="T7">.</text:span> <text:span text:style-name="T7"><text:span text:style-name="T3">H</text:span>aec</text:span> <text:span text:style-name="T7">erit</text:span> <text:span text:style-name="T7">gl<text:span text:style-name="T1">ori</text:span>a</text:span> <text:span text:style-name="T7">mea</text:span><text:span text:style-name="T7">;</text:span> <text:span text:style-name="T7">quia</text:span><text:span text:style-name="T7"> | </text:span><text:span text:style-name="T7">filius</text:span> <text:span text:style-name="T7">sapiens</text:span> <text:span text:style-name="T7">gl<text:span text:style-name="T1">ori</text:span>a</text:span> <text:span text:style-name="T7"/><text:span text:style-name="T7">patris</text:span> <text:span text:style-name="T7">e<text:span text:style-name="T1">st</text:span></text:span><text:span text:style-name="T7">.</text:span> <text:span text:style-name="T7"/></text:p>
      <text:p>48. <text:span text:style-name="T7"/><text:span text:style-name="T7"><text:span text:style-name="T3">U</text:span>os</text:span> <text:span text:style-name="T7">scitis</text:span> <text:span text:style-name="T7"><text:span text:style-name="T1">et</text:span></text:span><text:span text:style-name="T7"> | </text:span><text:span text:style-name="T7">d<text:span text:style-name="T1">eu</text:span>s</text:span> <text:span text:style-name="T7">qualiter</text:span> <text:span text:style-name="T7">conuersatus</text:span> <text:span text:style-name="T7">sum</text:span> <text:span text:style-name="T7">inter</text:span> <text:span text:style-name="T7">uos</text:span> <text:span text:style-name="T7">a</text:span><text:span text:style-name="T7"> | </text:span><text:span text:style-name="T7">iuuentute</text:span> <text:span text:style-name="T7"/><text:span text:style-name="T7">mea</text:span><text:span text:style-name="T7">;</text:span> <text:span text:style-name="T7">in</text:span> <text:span text:style-name="T7">fide</text:span> <text:span text:style-name="T7">ueritatis</text:span> <text:span text:style-name="T7"><text:span text:style-name="T1">et</text:span></text:span> <text:span text:style-name="T7">since</text:span><text:span text:style-name="T7">|</text:span><text:span text:style-name="T7">ritate</text:span> <text:span text:style-name="T7">cordis</text:span><text:span text:style-name="T7">;</text:span> <text:span text:style-name="T7">eetiam</text:span> <text:span text:style-name="T7">ad</text:span> <text:span text:style-name="T7">gentes</text:span> <text:span text:style-name="T7"/><text:span text:style-name="T7">illas</text:span> <text:span text:style-name="T7">inter</text:span><text:span text:style-name="T7"> | </text:span><text:span text:style-name="T7">quas</text:span> <text:span text:style-name="T7">habito</text:span><text:span text:style-name="T7">;</text:span> <text:span text:style-name="T7">ego</text:span> <text:span text:style-name="T7">fidem</text:span> <text:span text:style-name="T7">illis</text:span> <text:span text:style-name="T7">pre<text:span text:style-name="T1">st</text:span>iti</text:span><text:span text:style-name="T7">.</text:span> <text:span text:style-name="T7"><text:span text:style-name="T1">et</text:span></text:span> <text:span text:style-name="T7">pre</text:span><text:span text:style-name="T7">|</text:span><text:span text:style-name="T7"><text:span text:style-name="T1">st</text:span>abo</text:span><text:span text:style-name="T7">.</text:span> <text:span text:style-name="T7"><text:span text:style-name="T3">D</text:span><text:span text:style-name="T1">eu</text:span>s</text:span> <text:span text:style-name="T7"/><text:span text:style-name="T7">scit</text:span> <text:span text:style-name="T7">nemine<text:span text:style-name="T1">m</text:span></text:span> <text:span text:style-name="T7">illoru<text:span text:style-name="T1">m</text:span></text:span> <text:span text:style-name="T7">circunueni</text:span><text:span text:style-name="T7">.</text:span><text:span text:style-name="T7"> | </text:span><text:span text:style-name="T7">nec</text:span> <text:span text:style-name="T7">cogito</text:span> <text:span text:style-name="T7">propter</text:span> <text:span text:style-name="T7">d<text:span text:style-name="T1">eu</text:span>m</text:span> <text:span text:style-name="T7"><text:span text:style-name="T1">et</text:span></text:span> <text:span text:style-name="T7"/><text:span text:style-name="T7">eccl<text:span text:style-name="T1">esi</text:span>am</text:span> <text:span text:style-name="T7">ipsius</text:span><text:span text:style-name="T7">;</text:span> <text:span text:style-name="T7">ne</text:span><text:span text:style-name="T7"> | </text:span><text:span text:style-name="T7">excitem</text:span> <text:span text:style-name="T7">illis</text:span> <text:span text:style-name="T7"><text:span text:style-name="T1">et</text:span></text:span> <text:span text:style-name="T7">nobis</text:span> <text:span text:style-name="T7">om<text:span text:style-name="T1">n</text:span>ib<text:span text:style-name="T1">us</text:span></text:span> <text:span text:style-name="T7">persecutionem</text:span><text:span text:style-name="T7">.</text:span><text:span text:style-name="T7"> | </text:span><text:span text:style-name="T7"><text:span text:style-name="T1">et</text:span></text:span> <text:span text:style-name="T7"/><text:span text:style-name="T7">ne</text:span> <text:span text:style-name="T7">per</text:span> <text:span text:style-name="T7">me</text:span> <text:span text:style-name="T7">blasphemet<text:span text:style-name="T1">ur</text:span></text:span> <text:span text:style-name="T7">nom<text:span text:style-name="T1">en</text:span></text:span> <text:span text:style-name="T7">d<text:span text:style-name="T1">omi</text:span>ni</text:span><text:span text:style-name="T7">;</text:span> <text:span text:style-name="T7">quia</text:span> <text:span text:style-name="T7">scrip</text:span><text:span text:style-name="T7">|</text:span><text:span text:style-name="T7">tu<text:span text:style-name="T1">m</text:span></text:span><text:span text:style-name="T7">.</text:span> <text:span text:style-name="T7">e<text:span text:style-name="T1">st</text:span></text:span><text:span text:style-name="T7">.</text:span> <text:span text:style-name="T7"><text:span text:style-name="T3">U</text:span>e</text:span> <text:span text:style-name="T7"/><text:span text:style-name="T7">homini</text:span> <text:span text:style-name="T7">p<text:span text:style-name="T1">er</text:span></text:span> <text:span text:style-name="T7">que<text:span text:style-name="T1">m</text:span></text:span> <text:span text:style-name="T7">nom<text:span text:style-name="T1">en</text:span></text:span> <text:span text:style-name="T7">d<text:span text:style-name="T1">omi</text:span>ni</text:span> <text:span text:style-name="T7">blasphe</text:span><text:span text:style-name="T7">|</text:span><text:span text:style-name="T7">mat<text:span text:style-name="T1">ur</text:span></text:span><text:span text:style-name="T7">.</text:span> <text:span text:style-name="T7"/></text:p>
      <text:p>49. <text:span text:style-name="T7"/><text:span text:style-name="T7"><text:span text:style-name="T3">N</text:span>am</text:span> <text:span text:style-name="T7"><text:span text:style-name="T1">et</text:span>si</text:span> <text:span text:style-name="T7">imperitus</text:span> <text:span text:style-name="T7">sum</text:span> <text:span text:style-name="T7">nominibus</text:span><text:span text:style-name="T7"> | </text:span><text:span text:style-name="T7">tam<text:span text:style-name="T1">en</text:span></text:span> <text:span text:style-name="T7">conatus</text:span> <text:span text:style-name="T7">sum</text:span> <text:span text:style-name="T7">quippiam</text:span> <text:span text:style-name="T7"/><text:span text:style-name="T7">seruare</text:span> <text:span text:style-name="T7">me</text:span><text:span text:style-name="T7">;</text:span><text:span text:style-name="T7">(52v)</text:span><text:span text:style-name="T7"/><text:span text:style-name="T7">(52va)</text:span><text:span text:style-name="T7"> | </text:span><text:span text:style-name="T7">etiam</text:span> <text:span text:style-name="T7">fratrib<text:span text:style-name="T1">us</text:span></text:span> <text:span text:style-name="T7">chr<text:span text:style-name="T1">ist</text:span>ianis</text:span> <text:span text:style-name="T7"><text:span text:style-name="T1">et</text:span></text:span> <text:span text:style-name="T7">uirginibus</text:span> <text:span text:style-name="T7">chr<text:span text:style-name="T1">ist</text:span>i</text:span> <text:span text:style-name="T7"/><text:span text:style-name="T7"><text:span text:style-name="T1">et</text:span></text:span><text:span text:style-name="T7"> | </text:span><text:span text:style-name="T7">mulierib<text:span text:style-name="T1">us</text:span></text:span> <text:span text:style-name="T7">reliogiosis</text:span> <text:span text:style-name="T7">que</text:span> <text:span text:style-name="T7">mi<text:span text:style-name="T3">c</text:span>hi</text:span> <text:span text:style-name="T7">ultronea</text:span><text:span text:style-name="T7"> | </text:span><text:span text:style-name="T7">munuscula</text:span> <text:span text:style-name="T7">donabant</text:span><text:span text:style-name="T7">.</text:span> <text:span text:style-name="T7"><text:span text:style-name="T1">et</text:span></text:span> <text:span text:style-name="T7"/><text:span text:style-name="T7">sup<text:span text:style-name="T1">er</text:span></text:span> <text:span text:style-name="T7">altere</text:span> <text:span text:style-name="T7">ia<text:span text:style-name="T1">ct</text:span>a</text:span><text:span text:style-name="T7">|</text:span><text:span text:style-name="T7">bant</text:span> <text:span text:style-name="T7">ex</text:span> <text:span text:style-name="T7">hornamentis</text:span> <text:span text:style-name="T7">suis</text:span> <text:span text:style-name="T7"><text:span text:style-name="T1">et</text:span></text:span> <text:span text:style-name="T7">iteru<text:span text:style-name="T1">m</text:span></text:span> <text:span text:style-name="T7">redde</text:span><text:span text:style-name="T7">|</text:span><text:span text:style-name="T7">bam</text:span> <text:span text:style-name="T7">illis</text:span><text:span text:style-name="T7">.</text:span> <text:span text:style-name="T7"/><text:span text:style-name="T7"><text:span text:style-name="T1">et</text:span></text:span> <text:span text:style-name="T7">aduersus</text:span> <text:span text:style-name="T7">me</text:span> <text:span text:style-name="T7">scandaliza</text:span><text:span text:style-name="T7">|</text:span><text:span text:style-name="T7">bant<text:span text:style-name="T1">ur</text:span></text:span><text:span text:style-name="T7">.</text:span> <text:span text:style-name="T7">cur</text:span> <text:span text:style-name="T7">hoc</text:span> <text:span text:style-name="T7">faciebam</text:span><text:span text:style-name="T7">.</text:span> <text:span text:style-name="T7">sed</text:span> <text:span text:style-name="T7">ego</text:span> <text:span text:style-name="T7">p<text:span text:style-name="T1">ro</text:span>pter</text:span><text:span text:style-name="T7"> | </text:span><text:span text:style-name="T7"/><text:span text:style-name="T7">spem</text:span> <text:span text:style-name="T7">perhennitatis</text:span> <text:span text:style-name="T7">ut</text:span> <text:span text:style-name="T7">me</text:span> <text:span text:style-name="T7">in</text:span> <text:span text:style-name="T7">omnibus</text:span><text:span text:style-name="T7"> | </text:span><text:span text:style-name="T7">caute</text:span> <text:span text:style-name="T7">propterea</text:span> <text:span text:style-name="T7">conseruarem</text:span> <text:span text:style-name="T7"/><text:span text:style-name="T7">ita</text:span> <text:span text:style-name="T7">ut</text:span><text:span text:style-name="T7"> | </text:span><text:span text:style-name="T7">me</text:span> <text:span text:style-name="T7">in</text:span> <text:span text:style-name="T7">aliquo</text:span> <text:span text:style-name="T7">titulo</text:span> <text:span text:style-name="T7">infideles</text:span> <text:span text:style-name="T7">caperent</text:span><text:span text:style-name="T7">.</text:span><text:span text:style-name="T7"> | </text:span><text:span text:style-name="T7">uel</text:span> <text:span text:style-name="T7">mini<text:span text:style-name="T1">st</text:span>erium</text:span> <text:span text:style-name="T7">seruitutis</text:span> <text:span text:style-name="T7">mee</text:span><text:span text:style-name="T7">.</text:span> <text:span text:style-name="T7"/><text:span text:style-name="T7">nec</text:span> <text:span text:style-name="T7">etia<text:span text:style-name="T1">m</text:span></text:span><text:span text:style-name="T7"> | </text:span><text:span text:style-name="T7">in</text:span> <text:span text:style-name="T7">minimis</text:span> <text:span text:style-name="T7">incredulis</text:span> <text:span text:style-name="T7">locum</text:span> <text:span text:style-name="T7">darem</text:span><text:span text:style-name="T7">;</text:span><text:span text:style-name="T7"> | </text:span><text:span text:style-name="T7">infamare</text:span> <text:span text:style-name="T7">siue</text:span> <text:span text:style-name="T7"/><text:span text:style-name="T7">detra<text:span text:style-name="T1">ct</text:span>are</text:span><text:span text:style-name="T7">.</text:span> <text:span text:style-name="T7"/></text:p>
      <text:p>50. <text:span text:style-name="T7"/><text:span text:style-name="T7"><text:span text:style-name="T3">F</text:span>orte</text:span> <text:span text:style-name="T7">au</text:span><text:span text:style-name="T7">|</text:span><text:span text:style-name="T7">te<text:span text:style-name="T1">m</text:span></text:span> <text:span text:style-name="T7">quando</text:span> <text:span text:style-name="T7">baptizaui</text:span> <text:span text:style-name="T7">tot</text:span> <text:span text:style-name="T7">milia</text:span> <text:span text:style-name="T7">homi</text:span><text:span text:style-name="T7">|</text:span><text:span text:style-name="T7">nu<text:span text:style-name="T1">m</text:span></text:span> <text:span text:style-name="T7">sperauerim</text:span> <text:span text:style-name="T7"/><text:span text:style-name="T7">ab</text:span> <text:span text:style-name="T7">aliquo</text:span> <text:span text:style-name="T7">illoru<text:span text:style-name="T1">m</text:span></text:span> <text:span text:style-name="T7">uel</text:span> <text:span text:style-name="T7">dimi</text:span><text:span text:style-name="T7">|</text:span><text:span text:style-name="T7">dio</text:span> <text:span text:style-name="T7">scriptule</text:span> <text:span text:style-name="T7">dicite</text:span> <text:span text:style-name="T7">mi<text:span text:style-name="T3">c</text:span>hi</text:span> <text:span text:style-name="T7"><text:span text:style-name="T1">et</text:span></text:span> <text:span text:style-name="T7">reddam</text:span> <text:span text:style-name="T7"/><text:span text:style-name="T7">uo</text:span><text:span text:style-name="T7">|</text:span><text:span text:style-name="T7">bis</text:span><text:span text:style-name="T7">;</text:span> <text:span text:style-name="T7">aut</text:span> <text:span text:style-name="T7">quando</text:span> <text:span text:style-name="T7">ordinauit</text:span> <text:span text:style-name="T7">ubiq<text:span text:style-name="T1">ue</text:span></text:span> <text:span text:style-name="T7">d<text:span text:style-name="T1">omi</text:span>n<text:span text:style-name="T1">u</text:span>s</text:span><text:span text:style-name="T7"> | </text:span><text:span text:style-name="T7">clericos</text:span> <text:span text:style-name="T7">per</text:span> <text:span text:style-name="T7">modicitatem</text:span> <text:span text:style-name="T7"/><text:span text:style-name="T7">meam</text:span> <text:span text:style-name="T7"><text:span text:style-name="T1">et</text:span></text:span> <text:span text:style-name="T7">mini<text:span text:style-name="T1">st</text:span>e</text:span><text:span text:style-name="T7">|</text:span><text:span text:style-name="T7">rium</text:span> <text:span text:style-name="T7">gratis</text:span> <text:span text:style-name="T7">di<text:span text:style-name="T1">st</text:span>ribui</text:span> <text:span text:style-name="T7">illis</text:span><text:span text:style-name="T7">;</text:span> <text:span text:style-name="T7">si</text:span> <text:span text:style-name="T7">poposci</text:span><text:span text:style-name="T7"> | </text:span><text:span text:style-name="T7">ab</text:span> <text:span text:style-name="T7">aliquo</text:span> <text:span text:style-name="T7"/><text:span text:style-name="T7">illoru<text:span text:style-name="T1">m</text:span></text:span><text:span text:style-name="T7">.</text:span> <text:span text:style-name="T7">uel</text:span> <text:span text:style-name="T7">pre<text:span text:style-name="T3">c</text:span>ium</text:span> <text:span text:style-name="T7">uel</text:span> <text:span text:style-name="T7">calci</text:span><text:span text:style-name="T7">|</text:span><text:span text:style-name="T7">amenti</text:span> <text:span text:style-name="T7">mei</text:span><text:span text:style-name="T7">;</text:span> <text:span text:style-name="T7">dicite</text:span> <text:span text:style-name="T7">mi<text:span text:style-name="T3">c</text:span>hi</text:span> <text:span text:style-name="T7"><text:span text:style-name="T1">et</text:span></text:span> <text:span text:style-name="T7">reddam</text:span> <text:span text:style-name="T7"/><text:span text:style-name="T7">uo</text:span><text:span text:style-name="T7">|</text:span><text:span text:style-name="T7">bis</text:span> <text:span text:style-name="T7"/></text:p>
      <text:p>51. <text:span text:style-name="T7"/><text:span text:style-name="T7">magis</text:span><text:span text:style-name="T7">.</text:span> <text:span text:style-name="T7"><text:span text:style-name="T3">E</text:span>go</text:span> <text:span text:style-name="T7">impendi</text:span> <text:span text:style-name="T7">uobis</text:span> <text:span text:style-name="T7">ut</text:span> <text:span text:style-name="T7">me</text:span><text:span text:style-name="T7"> | </text:span><text:span text:style-name="T7">caperet</text:span><text:span text:style-name="T7">.</text:span> <text:span text:style-name="T7"><text:span text:style-name="T1">et</text:span></text:span> <text:span text:style-name="T7">inter</text:span> <text:span text:style-name="T7">uos</text:span> <text:span text:style-name="T7"><text:span text:style-name="T1">et</text:span></text:span> <text:span text:style-name="T7">ubiq<text:span text:style-name="T1">ue</text:span></text:span> <text:span text:style-name="T7"/><text:span text:style-name="T7">pergebam</text:span><text:span text:style-name="T7"> | </text:span><text:span text:style-name="T7">causa</text:span> <text:span text:style-name="T7">u<text:span text:style-name="T1">est</text:span>ra</text:span> <text:span text:style-name="T7">in</text:span> <text:span text:style-name="T7">multis</text:span> <text:span text:style-name="T7">periculis</text:span> <text:span text:style-name="T7">etiam</text:span><text:span text:style-name="T7"> | </text:span><text:span text:style-name="T7">usq<text:span text:style-name="T1">ue</text:span></text:span> <text:span text:style-name="T7">ad</text:span> <text:span text:style-name="T7">exteras</text:span> <text:span text:style-name="T7"/><text:span text:style-name="T7">partes</text:span><text:span text:style-name="T7">.</text:span> <text:span text:style-name="T7">ubi</text:span> <text:span text:style-name="T7">nemo</text:span> <text:span text:style-name="T7">ultra</text:span><text:span text:style-name="T7"> | </text:span><text:span text:style-name="T7">erat</text:span><text:span text:style-name="T7">.</text:span> <text:span text:style-name="T7"><text:span text:style-name="T1">et</text:span></text:span> <text:span text:style-name="T7">ubi</text:span> <text:span text:style-name="T7">nunquam</text:span> <text:span text:style-name="T7">aliquis</text:span> <text:span text:style-name="T7">peruene</text:span><text:span text:style-name="T7">|</text:span><text:span text:style-name="T7">rat</text:span><text:span text:style-name="T7">.</text:span> <text:span text:style-name="T7">qui</text:span> <text:span text:style-name="T7"/><text:span text:style-name="T7">baptizaret</text:span><text:span text:style-name="T7">.</text:span> <text:span text:style-name="T7">aut</text:span> <text:span text:style-name="T7">clericos</text:span> <text:span text:style-name="T7">ordi</text:span><text:span text:style-name="T7">|</text:span><text:span text:style-name="T7">naret</text:span><text:span text:style-name="T7">.</text:span> <text:span text:style-name="T7">aut</text:span> <text:span text:style-name="T7">populum</text:span> <text:span text:style-name="T7">in</text:span> <text:span text:style-name="T7">fide</text:span> <text:span text:style-name="T7">confirma</text:span><text:span text:style-name="T7">|</text:span><text:span text:style-name="T7">ret</text:span><text:span text:style-name="T7">.</text:span> <text:span text:style-name="T7">donante</text:span> <text:span text:style-name="T7"/><text:span text:style-name="T7">d<text:span text:style-name="T1">omi</text:span>no</text:span> <text:span text:style-name="T7">diligenter</text:span> <text:span text:style-name="T7"><text:span text:style-name="T1">et</text:span></text:span> <text:span text:style-name="T7">liben</text:span><text:span text:style-name="T7">|</text:span><text:span text:style-name="T7">tissime</text:span> <text:span text:style-name="T7">p<text:span text:style-name="T1">ro</text:span></text:span> <text:span text:style-name="T7">salute</text:span> <text:span text:style-name="T7">u<text:span text:style-name="T1">ost</text:span>ra</text:span> <text:span text:style-name="T7">om<text:span text:style-name="T1">n</text:span>ia</text:span> <text:span text:style-name="T7">gessi</text:span><text:span text:style-name="T7">.</text:span> <text:span text:style-name="T7"/></text:p>
      <text:p>52. <text:span text:style-name="T7"/><text:span text:style-name="T7"><text:span text:style-name="T3">I</text:span>nte</text:span><text:span text:style-name="T7">|</text:span><text:span text:style-name="T7">rim</text:span> <text:span text:style-name="T7">premia</text:span> <text:span text:style-name="T7">regib<text:span text:style-name="T1">us</text:span></text:span> <text:span text:style-name="T7">dabam</text:span><text:span text:style-name="T7">.</text:span> <text:span text:style-name="T7">preter</text:span> <text:span text:style-name="T7">quod</text:span><text:span text:style-name="T7"> | </text:span><text:span text:style-name="T7"/><text:span text:style-name="T7">mercedem</text:span> <text:span text:style-name="T7">dabam</text:span> <text:span text:style-name="T7">filiis</text:span> <text:span text:style-name="T7">ipsoru<text:span text:style-name="T1">m</text:span></text:span> <text:span text:style-name="T7">qui</text:span> <text:span text:style-name="T7">mecu<text:span text:style-name="T1">m</text:span></text:span><text:span text:style-name="T7"> | </text:span><text:span text:style-name="T7">ambulant</text:span><text:span text:style-name="T7">;</text:span> <text:span text:style-name="T7"><text:span text:style-name="T1">et</text:span></text:span> <text:span text:style-name="T7">ni<text:span text:style-name="T3">c</text:span>hilominus</text:span> <text:span text:style-name="T7"/><text:span text:style-name="T7"/><text:span text:style-name="T7">comprehen</text:span><text:span text:style-name="T7">|</text:span><text:span text:style-name="T7">derunt</text:span> <text:span text:style-name="T7">me</text:span> <text:span text:style-name="T7">tunc</text:span> <text:span text:style-name="T7">cum</text:span> <text:span text:style-name="T7">comitibus</text:span> <text:span text:style-name="T7">meis</text:span><text:span text:style-name="T7">;</text:span><text:span text:style-name="T7"> | </text:span><text:span text:style-name="T7"><text:span text:style-name="T1">et</text:span></text:span> <text:span text:style-name="T7">illa</text:span> <text:span text:style-name="T7">die</text:span> <text:span text:style-name="T7">auidisse</text:span> <text:span text:style-name="T7">cupiebant</text:span> <text:span text:style-name="T7"/><text:span text:style-name="T7">interfice</text:span><text:span text:style-name="T7">|</text:span><text:span text:style-name="T7">re</text:span> <text:span text:style-name="T7">me</text:span><text:span text:style-name="T7">.</text:span> <text:span text:style-name="T7">sed</text:span> <text:span text:style-name="T7">tempus</text:span> <text:span text:style-name="T7">nondum</text:span> <text:span text:style-name="T7">uenerat</text:span><text:span text:style-name="T7">.</text:span><text:span text:style-name="T7"> | </text:span><text:span text:style-name="T7"><text:span text:style-name="T1">et</text:span></text:span> <text:span text:style-name="T7">om<text:span text:style-name="T1">n</text:span>ia</text:span> <text:span text:style-name="T7">quecumq<text:span text:style-name="T1">ue</text:span></text:span> <text:span text:style-name="T7"/><text:span text:style-name="T7">nobiscu<text:span text:style-name="T1">m</text:span></text:span> <text:span text:style-name="T7">inueneru<text:span text:style-name="T1">nt</text:span></text:span><text:span text:style-name="T7"> | </text:span><text:span text:style-name="T7">rapuerunt</text:span><text:span text:style-name="T7">.</text:span> <text:span text:style-name="T7"><text:span text:style-name="T1">et</text:span></text:span> <text:span text:style-name="T7">me</text:span> <text:span text:style-name="T7">ipsum</text:span> <text:span text:style-name="T7">ferro</text:span> <text:span text:style-name="T7">uixeru<text:span text:style-name="T1">nt</text:span></text:span><text:span text:style-name="T7">;</text:span><text:span text:style-name="T7"> | </text:span><text:span text:style-name="T7"><text:span text:style-name="T1">et</text:span></text:span> <text:span text:style-name="T7"/><text:span text:style-name="T7">quartodecimo</text:span> <text:span text:style-name="T7">die</text:span> <text:span text:style-name="T7">absoluit</text:span> <text:span text:style-name="T7">me</text:span> <text:span text:style-name="T7">d<text:span text:style-name="T1">omi</text:span>n<text:span text:style-name="T1">u</text:span>s</text:span><text:span text:style-name="T7"> | </text:span><text:span text:style-name="T7">a</text:span> <text:span text:style-name="T7">pote<text:span text:style-name="T1">st</text:span>ate</text:span> <text:span text:style-name="T7">eorum</text:span><text:span text:style-name="T7">;</text:span> <text:span text:style-name="T7"><text:span text:style-name="T1">et</text:span></text:span> <text:span text:style-name="T7"/><text:span text:style-name="T7">quicquid</text:span> <text:span text:style-name="T7">n<text:span text:style-name="T1">ost</text:span>r<text:span text:style-name="T1">u</text:span>m</text:span><text:span text:style-name="T7"> | </text:span><text:span text:style-name="T7">fuit</text:span> <text:span text:style-name="T7">reditu<text:span text:style-name="T1">m</text:span></text:span><text:span text:style-name="T7">.</text:span> <text:span text:style-name="T7">e<text:span text:style-name="T1">sse</text:span></text:span><text:span text:style-name="T7">.</text:span> <text:span text:style-name="T7">nobis</text:span><text:span text:style-name="T7">.</text:span> <text:span text:style-name="T7">propter</text:span> <text:span text:style-name="T7">d<text:span text:style-name="T1">eu</text:span>m</text:span> <text:span text:style-name="T7"><text:span text:style-name="T1">et</text:span></text:span> <text:span text:style-name="T7">ne</text:span><text:span text:style-name="T7">|</text:span><text:span text:style-name="T7">cessarios</text:span> <text:span text:style-name="T7"/><text:span text:style-name="T7">amicos</text:span> <text:span text:style-name="T7">quos</text:span> <text:span text:style-name="T7">ante</text:span> <text:span text:style-name="T7">preuidimus</text:span><text:span text:style-name="T7"> | </text:span><text:span text:style-name="T7"/></text:p>
      <text:p>53. <text:span text:style-name="T7"/><text:span text:style-name="T7"><text:span text:style-name="T3">U</text:span>os</text:span> <text:span text:style-name="T7">aute<text:span text:style-name="T1">m</text:span></text:span> <text:span text:style-name="T7">experti</text:span> <text:span text:style-name="T7">e<text:span text:style-name="T1">st</text:span>is</text:span> <text:span text:style-name="T7">quantum</text:span> <text:span text:style-name="T7">ego</text:span><text:span text:style-name="T7"> | </text:span><text:span text:style-name="T7">erogaui</text:span> <text:span text:style-name="T7">illis</text:span><text:span text:style-name="T7">.</text:span> <text:span text:style-name="T7">qui</text:span> <text:span text:style-name="T7">iudicabant</text:span> <text:span text:style-name="T7"/><text:span text:style-name="T7">p<text:span text:style-name="T1">er</text:span></text:span> <text:span text:style-name="T7">om<text:span text:style-name="T1">ne</text:span>s</text:span><text:span text:style-name="T7"> | </text:span><text:span text:style-name="T7">regiones</text:span><text:span text:style-name="T7">;</text:span> <text:span text:style-name="T7">quos</text:span> <text:span text:style-name="T7">ego</text:span> <text:span text:style-name="T7">frequentius</text:span> <text:span text:style-name="T7">uisita</text:span><text:span text:style-name="T7">|</text:span><text:span text:style-name="T7">bam</text:span><text:span text:style-name="T7">.</text:span> <text:span text:style-name="T7"><text:span text:style-name="T3">C</text:span>enseo</text:span> <text:span text:style-name="T7">enim</text:span> <text:span text:style-name="T7"/><text:span text:style-name="T7">non</text:span> <text:span text:style-name="T7">minimu<text:span text:style-name="T1">m</text:span></text:span> <text:span text:style-name="T7">qua<text:span text:style-name="T1">m</text:span></text:span><text:span text:style-name="T7"> | </text:span><text:span text:style-name="T7">pre<text:span text:style-name="T3">c</text:span>iu<text:span text:style-name="T1">m</text:span></text:span> <text:span text:style-name="T7">quindecim</text:span> <text:span text:style-name="T7">hominu<text:span text:style-name="T1">m</text:span></text:span> <text:span text:style-name="T7">di<text:span text:style-name="T1">st</text:span>ribui</text:span><text:span text:style-name="T7"> | </text:span><text:span text:style-name="T7">illis</text:span><text:span text:style-name="T7">.</text:span> <text:span text:style-name="T7">ita</text:span> <text:span text:style-name="T7"/><text:span text:style-name="T7">ut</text:span> <text:span text:style-name="T7">me</text:span> <text:span text:style-name="T7">fruamini</text:span><text:span text:style-name="T7">.</text:span> <text:span text:style-name="T7"><text:span text:style-name="T1">et</text:span></text:span> <text:span text:style-name="T7">ego</text:span> <text:span text:style-name="T7">uobis</text:span><text:span text:style-name="T7"> | </text:span><text:span text:style-name="T7">semp<text:span text:style-name="T1">er</text:span></text:span> <text:span text:style-name="T7">fruar</text:span> <text:span text:style-name="T7">in</text:span> <text:span text:style-name="T7">d<text:span text:style-name="T1">eu</text:span>m</text:span><text:span text:style-name="T7">;</text:span> <text:span text:style-name="T7">non</text:span> <text:span text:style-name="T7">me</text:span> <text:span text:style-name="T7">penitet</text:span> <text:span text:style-name="T7"/><text:span text:style-name="T7">nec</text:span><text:span text:style-name="T7">(52vb)</text:span><text:span text:style-name="T7"> | </text:span><text:span text:style-name="T7">satis</text:span> <text:span text:style-name="T7">e<text:span text:style-name="T1">st</text:span></text:span> <text:span text:style-name="T7">mi<text:span text:style-name="T3">c</text:span>hi</text:span> <text:span text:style-name="T7">adhuc</text:span> <text:span text:style-name="T7">impendo</text:span> <text:span text:style-name="T7"><text:span text:style-name="T1">et</text:span></text:span> <text:span text:style-name="T7">sup<text:span text:style-name="T1">er</text:span>impen</text:span><text:span text:style-name="T7">|</text:span><text:span text:style-name="T7">dam</text:span><text:span text:style-name="T7">.</text:span> <text:span text:style-name="T7"><text:span text:style-name="T3">P</text:span>otens</text:span> <text:span text:style-name="T7">enim</text:span> <text:span text:style-name="T7"/><text:span text:style-name="T7">d<text:span text:style-name="T1">omi</text:span>n<text:span text:style-name="T1">u</text:span>s</text:span> <text:span text:style-name="T7">ut</text:span> <text:span text:style-name="T7">det</text:span> <text:span text:style-name="T7">mi<text:span text:style-name="T3">c</text:span>hi</text:span> <text:span text:style-name="T7">po<text:span text:style-name="T1">st</text:span></text:span><text:span text:style-name="T7">|</text:span><text:span text:style-name="T7">modum</text:span><text:span text:style-name="T7">.</text:span> <text:span text:style-name="T7">ut</text:span> <text:span text:style-name="T7">meipsum</text:span> <text:span text:style-name="T7">impendar</text:span> <text:span text:style-name="T7">p<text:span text:style-name="T1">ro</text:span></text:span> <text:span text:style-name="T7">animab<text:span text:style-name="T1">us</text:span></text:span><text:span text:style-name="T7"> | </text:span><text:span text:style-name="T7"/><text:span text:style-name="T7">u<text:span text:style-name="T1">est</text:span>ris</text:span><text:span text:style-name="T7">.</text:span> <text:span text:style-name="T7"/></text:p>
      <text:p>54. <text:span text:style-name="T7"/><text:span text:style-name="T7"><text:span text:style-name="T3">E</text:span>cce</text:span> <text:span text:style-name="T7">te<text:span text:style-name="T1">st</text:span>em</text:span> <text:span text:style-name="T7">d<text:span text:style-name="T1">eu</text:span>m</text:span> <text:span text:style-name="T7">inuoco</text:span> <text:span text:style-name="T7">in</text:span> <text:span text:style-name="T7">anima<text:span text:style-name="T1">m</text:span></text:span><text:span text:style-name="T7"> | </text:span><text:span text:style-name="T7">mea<text:span text:style-name="T1">m</text:span></text:span> <text:span text:style-name="T7">quia</text:span> <text:span text:style-name="T7">non</text:span> <text:span text:style-name="T7">mentior</text:span><text:span text:style-name="T7">.</text:span> <text:span text:style-name="T7"/><text:span text:style-name="T7">neq<text:span text:style-name="T1">ue</text:span></text:span> <text:span text:style-name="T7">ut</text:span> <text:span text:style-name="T7">sit</text:span> <text:span text:style-name="T7">causa</text:span><text:span text:style-name="T7"> | </text:span><text:span text:style-name="T7">adulationis</text:span> <text:span text:style-name="T7">uel</text:span> <text:span text:style-name="T7">auaritie</text:span> <text:span text:style-name="T7">scripserim</text:span> <text:span text:style-name="T7">uo</text:span><text:span text:style-name="T7">|</text:span><text:span text:style-name="T7">bis</text:span><text:span text:style-name="T7">;</text:span> <text:span text:style-name="T7"/><text:span text:style-name="T7">neq<text:span text:style-name="T1">ue</text:span></text:span> <text:span text:style-name="T7">ut</text:span> <text:span text:style-name="T7">honorem</text:span> <text:span text:style-name="T7">sp<text:span text:style-name="T1">er</text:span>arem</text:span> <text:span text:style-name="T7">u<text:span text:style-name="T1">est</text:span>r<text:span text:style-name="T1">u</text:span>m</text:span><text:span text:style-name="T7">.</text:span> <text:span text:style-name="T7"><text:span text:style-name="T3">S</text:span>uffi</text:span><text:span text:style-name="T7">|</text:span><text:span text:style-name="T7">cit</text:span> <text:span text:style-name="T7">enim</text:span> <text:span text:style-name="T7">mi<text:span text:style-name="T3">c</text:span>hi</text:span> <text:span text:style-name="T7">honor</text:span> <text:span text:style-name="T7">qui</text:span> <text:span text:style-name="T7"/><text:span text:style-name="T7">nundum</text:span> <text:span text:style-name="T7">uide</text:span><text:span text:style-name="T7">|</text:span><text:span text:style-name="T7">tur</text:span><text:span text:style-name="T7">.</text:span> <text:span text:style-name="T7">sed</text:span> <text:span text:style-name="T7">corde</text:span> <text:span text:style-name="T7">creditur</text:span><text:span text:style-name="T7">.</text:span> <text:span text:style-name="T7"><text:span text:style-name="T3">F</text:span>idelis</text:span> <text:span text:style-name="T7">aute<text:span text:style-name="T1">m</text:span></text:span> <text:span text:style-name="T7">qui</text:span><text:span text:style-name="T7"> | </text:span><text:span text:style-name="T7">promisit</text:span> <text:span text:style-name="T7"/><text:span text:style-name="T7">nunquam</text:span> <text:span text:style-name="T7">mentitur</text:span><text:span text:style-name="T7">;</text:span> <text:span text:style-name="T7"/></text:p>
      <text:p>55. <text:span text:style-name="T7"/><text:span text:style-name="T7">sed</text:span> <text:span text:style-name="T7">uideo</text:span><text:span text:style-name="T7"> | </text:span><text:span text:style-name="T7">iam</text:span> <text:span text:style-name="T7">in</text:span> <text:span text:style-name="T7">presenti</text:span> <text:span text:style-name="T7">seculo</text:span> <text:span text:style-name="T7">me</text:span> <text:span text:style-name="T7">supra</text:span> <text:span text:style-name="T7">modu<text:span text:style-name="T1">m</text:span></text:span><text:span text:style-name="T7"> | </text:span><text:span text:style-name="T7">exaltatum</text:span> <text:span text:style-name="T7"/><text:span text:style-name="T7">a</text:span> <text:span text:style-name="T7">d<text:span text:style-name="T1">omi</text:span>no</text:span><text:span text:style-name="T7">.</text:span> <text:span text:style-name="T7"><text:span text:style-name="T1">et</text:span></text:span> <text:span text:style-name="T7">non</text:span> <text:span text:style-name="T7">eram</text:span> <text:span text:style-name="T7">dignus</text:span><text:span text:style-name="T7"> | </text:span><text:span text:style-name="T7">neq<text:span text:style-name="T1">ue</text:span></text:span> <text:span text:style-name="T7">talis</text:span> <text:span text:style-name="T7">ut</text:span> <text:span text:style-name="T7">mi<text:span text:style-name="T3">c</text:span>hi</text:span> <text:span text:style-name="T7">hoc</text:span> <text:span text:style-name="T7">pre<text:span text:style-name="T1">st</text:span>aret</text:span><text:span text:style-name="T7">.</text:span> <text:span text:style-name="T7"/><text:span text:style-name="T7">dum</text:span><text:span text:style-name="T7"> | </text:span><text:span text:style-name="T7">scio</text:span> <text:span text:style-name="T7">certissime</text:span> <text:span text:style-name="T7">quod</text:span> <text:span text:style-name="T7">mi<text:span text:style-name="T3">c</text:span>hi</text:span> <text:span text:style-name="T7">melius</text:span> <text:span text:style-name="T7">conue</text:span><text:span text:style-name="T7">|</text:span><text:span text:style-name="T7">nit</text:span> <text:span text:style-name="T7">paupertas</text:span><text:span text:style-name="T7">.</text:span> <text:span text:style-name="T7"><text:span text:style-name="T1">et</text:span></text:span> <text:span text:style-name="T7">calamitas</text:span><text:span text:style-name="T7">.</text:span> <text:span text:style-name="T7"/><text:span text:style-name="T7">quam</text:span> <text:span text:style-name="T7">dili</text:span><text:span text:style-name="T7">|</text:span><text:span text:style-name="T7">ciae</text:span> <text:span text:style-name="T7"><text:span text:style-name="T1">et</text:span></text:span> <text:span text:style-name="T7">diuicie</text:span><text:span text:style-name="T7">.</text:span> <text:span text:style-name="T7"><text:span text:style-name="T3">S</text:span>ed</text:span> <text:span text:style-name="T7"><text:span text:style-name="T1">et</text:span></text:span> <text:span text:style-name="T7">chr<text:span text:style-name="T1">istu</text:span>s</text:span> <text:span text:style-name="T7">d<text:span text:style-name="T1">omi</text:span>n<text:span text:style-name="T1">u</text:span>s</text:span> <text:span text:style-name="T7"/><text:span text:style-name="T7">p<text:span text:style-name="T1">ro</text:span></text:span> <text:span text:style-name="T7">nobis</text:span><text:span text:style-name="T7"> | </text:span><text:span text:style-name="T7">fuit</text:span> <text:span text:style-name="T7">pauper</text:span><text:span text:style-name="T7">.</text:span> <text:span text:style-name="T7"><text:span text:style-name="T3">E</text:span>go</text:span> <text:span text:style-name="T7">uero</text:span> <text:span text:style-name="T7">miser</text:span><text:span text:style-name="T7">|</text:span><text:span text:style-name="T7"><text:span text:style-name="T1">et</text:span></text:span> <text:span text:style-name="T7">infelix</text:span><text:span text:style-name="T7">.</text:span> <text:span text:style-name="T7"><text:span text:style-name="T1">et</text:span>si</text:span> <text:span text:style-name="T7">opes</text:span> <text:span text:style-name="T7">uoluero</text:span><text:span text:style-name="T7"> | </text:span><text:span text:style-name="T7">iam</text:span> <text:span text:style-name="T7"/><text:span text:style-name="T7">non</text:span> <text:span text:style-name="T7">habeo</text:span><text:span text:style-name="T7">.</text:span> <text:span text:style-name="T7">neq<text:span text:style-name="T1">ue</text:span></text:span> <text:span text:style-name="T7">me</text:span> <text:span text:style-name="T7">ipsum</text:span><text:span text:style-name="T7"> | </text:span><text:span text:style-name="T7">iudico</text:span><text:span text:style-name="T7">.</text:span> <text:span text:style-name="T7">quia</text:span> <text:span text:style-name="T7">cotidie</text:span> <text:span text:style-name="T7">spero</text:span> <text:span text:style-name="T7">aut</text:span> <text:span text:style-name="T7"/><text:span text:style-name="T7">interne</text:span><text:span text:style-name="T7">|</text:span><text:span text:style-name="T7">tionem</text:span><text:span text:style-name="T7">.</text:span> <text:span text:style-name="T7">aut</text:span> <text:span text:style-name="T7">circunueniri<text:note text:id="ftn1" text:note-class="footnote"><text:note-citation>0</text:note-citation><text:note-body><text:p text:style-name="Footnote">Bieler:
                                    circumueniri;</text:p></text:note-body></text:note></text:span><text:span text:style-name="T7">.</text:span> <text:span text:style-name="T7">aut</text:span> <text:span text:style-name="T7">redigi</text:span><text:span text:style-name="T7"> | </text:span><text:span text:style-name="T7">in</text:span> <text:span text:style-name="T7">seruitutem</text:span><text:span text:style-name="T7">;</text:span> <text:span text:style-name="T7">siue</text:span> <text:span text:style-name="T7">occasio</text:span> <text:span text:style-name="T7"/><text:span text:style-name="T7">cuiuslibet</text:span><text:span text:style-name="T7">;</text:span><text:span text:style-name="T7"> | </text:span><text:span text:style-name="T7">sed</text:span> <text:span text:style-name="T7">ni<text:span text:style-name="T3">c</text:span>hil</text:span> <text:span text:style-name="T7">horum</text:span> <text:span text:style-name="T7">uereor</text:span><text:span text:style-name="T7">.</text:span> <text:span text:style-name="T7">propter</text:span> <text:span text:style-name="T7">pro</text:span><text:span text:style-name="T7">|</text:span><text:span text:style-name="T7">missa</text:span> <text:span text:style-name="T7">celorum</text:span><text:span text:style-name="T7">;</text:span> <text:span text:style-name="T7"/><text:span text:style-name="T7">quia</text:span> <text:span text:style-name="T7">ia<text:span text:style-name="T1">ct</text:span>aui</text:span> <text:span text:style-name="T7">meipsum</text:span><text:span text:style-name="T7"> | </text:span><text:span text:style-name="T7">in</text:span> <text:span text:style-name="T7">manus</text:span> <text:span text:style-name="T7">dei</text:span> <text:span text:style-name="T7">om<text:span text:style-name="T1">n</text:span>ipotentis</text:span> <text:span text:style-name="T7">quia</text:span> <text:span text:style-name="T7">ubiq<text:span text:style-name="T1">ue</text:span></text:span> <text:span text:style-name="T7"/><text:span text:style-name="T7">do</text:span><text:span text:style-name="T7">|</text:span><text:span text:style-name="T7">minatur</text:span> <text:span text:style-name="T7">sicut</text:span> <text:span text:style-name="T7">p<text:span text:style-name="T1">ro</text:span>ph<text:span text:style-name="T1">et</text:span>a</text:span> <text:span text:style-name="T7">ait</text:span><text:span text:style-name="T7">.</text:span> <text:span text:style-name="T7"><text:span text:style-name="T3">I</text:span>a<text:span text:style-name="T1">ct</text:span>a</text:span> <text:span text:style-name="T7">cogita</text:span><text:span text:style-name="T7">|</text:span><text:span text:style-name="T7">tum</text:span> <text:span text:style-name="T7">tuu<text:span text:style-name="T1">m</text:span></text:span> <text:span text:style-name="T7">in</text:span> <text:span text:style-name="T7">d<text:span text:style-name="T1">eu</text:span>m</text:span><text:span text:style-name="T7">;</text:span> <text:span text:style-name="T7"><text:span text:style-name="T1">et</text:span></text:span> <text:span text:style-name="T7"/><text:span text:style-name="T7">ipse</text:span> <text:span text:style-name="T7">te</text:span> <text:span text:style-name="T7">enutriet</text:span><text:span text:style-name="T7">.</text:span><text:span text:style-name="T7"> | </text:span><text:span text:style-name="T7"/></text:p>
      <text:p>56. <text:span text:style-name="T7"/><text:span text:style-name="T7"><text:span text:style-name="T3">E</text:span>cce</text:span> <text:span text:style-name="T7">nunc</text:span> <text:span text:style-name="T7">commendo</text:span> <text:span text:style-name="T7">anima<text:span text:style-name="T1">m</text:span></text:span> <text:span text:style-name="T7">mea<text:span text:style-name="T1">m</text:span></text:span> <text:span text:style-name="T7">fide</text:span><text:span text:style-name="T7">|</text:span><text:span text:style-name="T7">lissimo</text:span> <text:span text:style-name="T7">deo</text:span> <text:span text:style-name="T7">meo</text:span><text:span text:style-name="T7">;</text:span> <text:span text:style-name="T7">p<text:span text:style-name="T1">ro</text:span></text:span> <text:span text:style-name="T7"/><text:span text:style-name="T7"/><text:span text:style-name="T7">quo</text:span> <text:span text:style-name="T7">legatione<text:span text:style-name="T1">m</text:span></text:span> <text:span text:style-name="T7">fungor</text:span><text:span text:style-name="T7"> | </text:span><text:span text:style-name="T7">in</text:span> <text:span text:style-name="T7">ignobilitate</text:span> <text:span text:style-name="T7">mea</text:span><text:span text:style-name="T7">;</text:span> <text:span text:style-name="T7">sed</text:span> <text:span text:style-name="T7">quia</text:span> <text:span text:style-name="T7">p<text:span text:style-name="T1">er</text:span>sonam</text:span> <text:span text:style-name="T7">non</text:span><text:span text:style-name="T7"> | </text:span><text:span text:style-name="T7">accipit</text:span><text:span text:style-name="T7">.</text:span> <text:span text:style-name="T7"/><text:span text:style-name="T7"><text:span text:style-name="T1">et</text:span></text:span> <text:span text:style-name="T7">elegit</text:span> <text:span text:style-name="T7">me</text:span> <text:span text:style-name="T7">ad</text:span> <text:span text:style-name="T7">hoc</text:span> <text:span text:style-name="T7">officium</text:span> <text:span text:style-name="T7">ut</text:span><text:span text:style-name="T7"> | </text:span><text:span text:style-name="T7">unus</text:span> <text:span text:style-name="T7">essem</text:span> <text:span text:style-name="T7">de</text:span> <text:span text:style-name="T7">suis</text:span> <text:span text:style-name="T7">minimis</text:span> <text:span text:style-name="T7">mini<text:span text:style-name="T1">st</text:span>er</text:span><text:span text:style-name="T7">.</text:span><text:span text:style-name="T7"> | </text:span><text:span text:style-name="T7"/></text:p>
      <text:p>57. <text:span text:style-name="T7"/><text:span text:style-name="T7"><text:span text:style-name="T3">U</text:span>nde</text:span> <text:span text:style-name="T7">aute<text:span text:style-name="T1">m</text:span></text:span> <text:span text:style-name="T7">retribua<text:span text:style-name="T1">m</text:span></text:span> <text:span text:style-name="T7">illi</text:span><text:span text:style-name="T7">.</text:span> <text:span text:style-name="T7">p<text:span text:style-name="T1">ro</text:span></text:span> <text:span text:style-name="T7">om<text:span text:style-name="T1">n</text:span>ib<text:span text:style-name="T1">us</text:span></text:span> <text:span text:style-name="T7">que</text:span> <text:span text:style-name="T7">re</text:span><text:span text:style-name="T7">|</text:span><text:span text:style-name="T7">tribuit</text:span> <text:span text:style-name="T7">mi<text:span text:style-name="T3">c</text:span>hi</text:span><text:span text:style-name="T7">?</text:span> <text:span text:style-name="T7"/><text:span text:style-name="T7"><text:span text:style-name="T3">S</text:span>ed</text:span> <text:span text:style-name="T7">quid</text:span> <text:span text:style-name="T7">dicam</text:span> <text:span text:style-name="T7">uel</text:span><text:span text:style-name="T7"> | </text:span><text:span text:style-name="T7">quid</text:span> <text:span text:style-name="T7">p<text:span text:style-name="T1">ro</text:span>mittam</text:span> <text:span text:style-name="T7">d<text:span text:style-name="T1">omi</text:span>no</text:span> <text:span text:style-name="T7">meo</text:span><text:span text:style-name="T7">;</text:span> <text:span text:style-name="T7">quia</text:span> <text:span text:style-name="T7">ni<text:span text:style-name="T3">c</text:span>hil</text:span> <text:span text:style-name="T7">ua</text:span><text:span text:style-name="T7">|</text:span><text:span text:style-name="T7">leo</text:span> <text:span text:style-name="T7"/><text:span text:style-name="T7">nisi</text:span> <text:span text:style-name="T7">ipse</text:span> <text:span text:style-name="T7">mi<text:span text:style-name="T3">c</text:span>hi</text:span> <text:span text:style-name="T7">dederit</text:span><text:span text:style-name="T7">.</text:span> <text:span text:style-name="T7">sed</text:span> <text:span text:style-name="T7">scrutator</text:span><text:span text:style-name="T7"> | </text:span><text:span text:style-name="T7">corda</text:span> <text:span text:style-name="T7"><text:span text:style-name="T1">et</text:span></text:span> <text:span text:style-name="T7">renes</text:span><text:span text:style-name="T7">.</text:span> <text:span text:style-name="T7">quia</text:span> <text:span text:style-name="T7">satis</text:span> <text:span text:style-name="T7"><text:span text:style-name="T1">et</text:span></text:span> <text:span text:style-name="T7">nimis</text:span> <text:span text:style-name="T7"/><text:span text:style-name="T7">cupio</text:span><text:span text:style-name="T7"> | </text:span><text:span text:style-name="T7"><text:span text:style-name="T1">et</text:span></text:span> <text:span text:style-name="T7">paratus</text:span> <text:span text:style-name="T7">eram</text:span> <text:span text:style-name="T7">ut</text:span> <text:span text:style-name="T7">donaret</text:span> <text:span text:style-name="T7">mi<text:span text:style-name="T3">c</text:span>hi</text:span> <text:span text:style-name="T7">bi</text:span><text:span text:style-name="T7">|</text:span><text:span text:style-name="T7">bere</text:span> <text:span text:style-name="T7">calicem</text:span> <text:span text:style-name="T7">eius</text:span> <text:span text:style-name="T7">sicut</text:span> <text:span text:style-name="T7">indulsit</text:span> <text:span text:style-name="T7"/><text:span text:style-name="T7"><text:span text:style-name="T1">et</text:span></text:span> <text:span text:style-name="T7">cete</text:span><text:span text:style-name="T7">|</text:span><text:span text:style-name="T7">ris</text:span> <text:span text:style-name="T7">amantib<text:span text:style-name="T1">us</text:span></text:span> <text:span text:style-name="T7">se</text:span><text:span text:style-name="T7">.</text:span> <text:span text:style-name="T7"/></text:p>
      <text:p>58. <text:span text:style-name="T7"/><text:span text:style-name="T7"><text:span text:style-name="T3">Q</text:span>uapropter</text:span> <text:span text:style-name="T7">non</text:span><text:span text:style-name="T7"> | </text:span><text:span text:style-name="T7">contingunt</text:span> <text:span text:style-name="T7">mi<text:span text:style-name="T3">c</text:span>hi</text:span> <text:span text:style-name="T7">a</text:span> <text:span text:style-name="T7">d<text:span text:style-name="T1">omi</text:span>no</text:span> <text:span text:style-name="T7">meo</text:span><text:span text:style-name="T7">.</text:span> <text:span text:style-name="T7">ut</text:span> <text:span text:style-name="T7">nun</text:span><text:span text:style-name="T7">|</text:span><text:span text:style-name="T7">quam</text:span> <text:span text:style-name="T7"/><text:span text:style-name="T7">amitam</text:span> <text:span text:style-name="T7">plebem</text:span> <text:span text:style-name="T7">suam</text:span><text:span text:style-name="T7">.</text:span> <text:span text:style-name="T7">quam</text:span><text:span text:style-name="T7"> | </text:span><text:span text:style-name="T7">adquisiuit</text:span> <text:span text:style-name="T7">in</text:span> <text:span text:style-name="T7">ultimis</text:span> <text:span text:style-name="T7">terre</text:span><text:span text:style-name="T7">.</text:span> <text:span text:style-name="T7"><text:span text:style-name="T3">O</text:span>ro</text:span> <text:span text:style-name="T7">ergo</text:span><text:span text:style-name="T7"> | </text:span><text:span text:style-name="T7">d<text:span text:style-name="T1">eu</text:span>m</text:span> <text:span text:style-name="T7"/><text:span text:style-name="T7">ut</text:span> <text:span text:style-name="T7">det</text:span> <text:span text:style-name="T7">mihi</text:span> <text:span text:style-name="T7">perseuerantiam</text:span><text:span text:style-name="T7">.</text:span> <text:span text:style-name="T7"><text:span text:style-name="T1">et</text:span></text:span><text:span text:style-name="T7"> | </text:span><text:span text:style-name="T7">dignet<text:span text:style-name="T1">ur</text:span></text:span> <text:span text:style-name="T7">ut</text:span> <text:span text:style-name="T7">reddam</text:span> <text:span text:style-name="T7">illi</text:span> <text:span text:style-name="T7">te<text:span text:style-name="T1">st</text:span>em</text:span> <text:span text:style-name="T7"/><text:span text:style-name="T7">fidelem</text:span><text:span text:style-name="T7">.</text:span><text:span text:style-name="T7"> | </text:span><text:span text:style-name="T7">usq<text:span text:style-name="T1">ue</text:span></text:span> <text:span text:style-name="T7">ad</text:span> <text:span text:style-name="T7">transitum</text:span> <text:span text:style-name="T7">meu<text:span text:style-name="T1">m</text:span></text:span> <text:span text:style-name="T7">propt<text:span text:style-name="T1">er</text:span></text:span> <text:span text:style-name="T7">d<text:span text:style-name="T1">eu</text:span>m</text:span> <text:span text:style-name="T7">meu<text:span text:style-name="T1">m</text:span></text:span><text:span text:style-name="T7">.</text:span><text:span text:style-name="T7"> | </text:span><text:span text:style-name="T7"/></text:p>
      <text:p>59. <text:span text:style-name="T7"/><text:span text:style-name="T7"><text:span text:style-name="T1">et</text:span></text:span> <text:span text:style-name="T7">si</text:span> <text:span text:style-name="T7">aliquid</text:span> <text:span text:style-name="T7">boni</text:span> <text:span text:style-name="T7">inuitatus</text:span> <text:span text:style-name="T7">sum</text:span> <text:span text:style-name="T7">unqua<text:span text:style-name="T1">m</text:span></text:span><text:span text:style-name="T7"> | </text:span><text:span text:style-name="T7">propt<text:span text:style-name="T1">er</text:span></text:span> <text:span text:style-name="T7">d<text:span text:style-name="T1">eu</text:span>m</text:span> <text:span text:style-name="T7">meu<text:span text:style-name="T1">m</text:span></text:span> <text:span text:style-name="T7"/><text:span text:style-name="T7">que<text:span text:style-name="T1">m</text:span></text:span> <text:span text:style-name="T7">diligo</text:span><text:span text:style-name="T7">.</text:span> <text:span text:style-name="T7"><text:span text:style-name="T3">P</text:span>eto</text:span> <text:span text:style-name="T7">igit<text:span text:style-name="T1">ur</text:span></text:span></text:p>
      <text:p>60. </text:p>
      <text:p>61. </text:p>
      <text:p>62. </text:p>
      <text:p>1. </text:p>
      <text:p>2. </text:p>
      <text:p>3. </text:p>
      <text:p>4. </text:p>
      <text:p>5. </text:p>
      <text:p>6. </text:p>
      <text:p>7. </text:p>
      <text:p>8. </text:p>
      <text:p>9. </text:p>
      <text:p>10. </text:p>
      <text:p>11. </text:p>
      <text:p>12. </text:p>
      <text:p>13. </text:p>
      <text:p>14. </text:p>
      <text:p>15. <text:span text:style-name="T7">(53r)</text:span><text:span text:style-name="T7"/><text:span text:style-name="T7">(53ra)</text:span><text:span text:style-name="T7">|</text:span><text:span text:style-name="T7">ti</text:span> <text:span text:style-name="T7"/><text:span text:style-name="T7">p<text:span text:style-name="T1">er</text:span>longa</text:span> <text:span text:style-name="T7">terrarum</text:span> <text:span text:style-name="T7">spatia</text:span><text:span text:style-name="T7">.</text:span> <text:span text:style-name="T7">ubi</text:span> <text:span text:style-name="T7">peccatum</text:span><text:span text:style-name="T7"> | </text:span><text:span text:style-name="T7">manife<text:span text:style-name="T1">st</text:span>e</text:span> <text:span text:style-name="T7"/><text:span text:style-name="T7">grauet<text:span text:style-name="T1">ur</text:span></text:span><text:span text:style-name="T7">.</text:span> <text:span text:style-name="T7">impudenter</text:span> <text:span text:style-name="T7">impudens</text:span><text:span text:style-name="T7"> | </text:span><text:span text:style-name="T7">ibi</text:span> <text:span text:style-name="T7">habitat</text:span><text:span text:style-name="T7">;</text:span> <text:span text:style-name="T7"><text:span text:style-name="T1">et</text:span></text:span> <text:span text:style-name="T7">abundat</text:span><text:span text:style-name="T7">;</text:span> <text:span text:style-name="T7">ibi</text:span> <text:span text:style-name="T7">uenundati</text:span><text:span text:style-name="T7"> | </text:span><text:span text:style-name="T7">ingenui</text:span> <text:span text:style-name="T7"/><text:span text:style-name="T7">homines</text:span><text:span text:style-name="T7">.</text:span> <text:span text:style-name="T7">chr<text:span text:style-name="T1">ist</text:span>iani</text:span> <text:span text:style-name="T7">in</text:span> <text:span text:style-name="T7">seruitutem</text:span><text:span text:style-name="T7"> | </text:span><text:span text:style-name="T7">reda<text:span text:style-name="T1">ct</text:span>i</text:span> <text:span text:style-name="T7">sunt</text:span><text:span text:style-name="T7">;</text:span> <text:span text:style-name="T7">presertim</text:span> <text:span text:style-name="T7">indignissimoru<text:span text:style-name="T1">m</text:span></text:span><text:span text:style-name="T7">.</text:span><text:span text:style-name="T7"> | </text:span><text:span text:style-name="T7"/><text:span text:style-name="T7">pessimoru<text:span text:style-name="T1">m</text:span>q<text:span text:style-name="T1">ue</text:span></text:span> <text:span text:style-name="T7">atq<text:span text:style-name="T1">ue</text:span></text:span> <text:span text:style-name="T7">apo<text:span text:style-name="T1">st</text:span>ataru<text:span text:style-name="T1">m</text:span></text:span><text:span text:style-name="T7">.</text:span> <text:span text:style-name="T7">pi<text:span text:style-name="T1">ct</text:span>orum</text:span><text:span text:style-name="T7">;</text:span><text:span text:style-name="T7"> | </text:span><text:span text:style-name="T7"/></text:p>
      <text:p>16. <text:span text:style-name="T7"/><text:span text:style-name="T7">idcirco</text:span> <text:span text:style-name="T7">cum</text:span> <text:span text:style-name="T7">tristi<text:span text:style-name="T3">c</text:span>ia</text:span> <text:span text:style-name="T7"><text:span text:style-name="T1">et</text:span></text:span> <text:span text:style-name="T7">merore</text:span> <text:span text:style-name="T7">uociferabo</text:span><text:span text:style-name="T7">.</text:span><text:span text:style-name="T7"> | </text:span><text:span text:style-name="T7"><text:span text:style-name="T3">O</text:span></text:span> <text:span text:style-name="T7">spetiosissimi</text:span> <text:span text:style-name="T7"/><text:span text:style-name="T7">atq<text:span text:style-name="T1">ue</text:span></text:span> <text:span text:style-name="T7">amantissimi</text:span> <text:span text:style-name="T7">fratres</text:span> <text:span text:style-name="T7"><text:span text:style-name="T1">et</text:span></text:span> <text:span text:style-name="T7">filii</text:span><text:span text:style-name="T7"> | </text:span><text:span text:style-name="T7">quos</text:span> <text:span text:style-name="T7">in</text:span> <text:span text:style-name="T7">chr<text:span text:style-name="T1">ist</text:span>o</text:span> <text:span text:style-name="T7">genui</text:span><text:span text:style-name="T7">.</text:span> <text:span text:style-name="T7">enumerare</text:span> <text:span text:style-name="T7"/><text:span text:style-name="T7">nequeo</text:span><text:span text:style-name="T7">;</text:span> <text:span text:style-name="T7">quid</text:span><text:span text:style-name="T7"> | </text:span><text:span text:style-name="T7">faciam</text:span> <text:span text:style-name="T7">uobis</text:span><text:span text:style-name="T7">?</text:span> <text:span text:style-name="T7"><text:span text:style-name="T3">N</text:span>on</text:span> <text:span text:style-name="T7">sum</text:span> <text:span text:style-name="T7">dignus</text:span> <text:span text:style-name="T7">neq<text:span text:style-name="T1">ue</text:span></text:span><text:span text:style-name="T7"> | </text:span><text:span text:style-name="T7">hominibus</text:span> <text:span text:style-name="T7"/><text:span text:style-name="T7">subuenire</text:span><text:span text:style-name="T7">.</text:span> <text:span text:style-name="T7"><text:span text:style-name="T3">P</text:span>raeualuit</text:span> <text:span text:style-name="T7">iniqui</text:span><text:span text:style-name="T7">|</text:span><text:span text:style-name="T7">tas</text:span> <text:span text:style-name="T7">iniquorum</text:span> <text:span text:style-name="T7">sup<text:span text:style-name="T1">er</text:span></text:span> <text:span text:style-name="T7">nos</text:span><text:span text:style-name="T7">.</text:span> <text:span text:style-name="T7"><text:span text:style-name="T3">Q</text:span>uasi</text:span> <text:span text:style-name="T7">extranei</text:span><text:span text:style-name="T7"> | </text:span><text:span text:style-name="T7"/><text:span text:style-name="T7">fa<text:span text:style-name="T1">ct</text:span>i</text:span> <text:span text:style-name="T7">sumus</text:span><text:span text:style-name="T7">.</text:span> <text:span text:style-name="T7"><text:span text:style-name="T3">F</text:span>orte</text:span> <text:span text:style-name="T7">non</text:span> <text:span text:style-name="T7">credunt</text:span><text:span text:style-name="T7">.</text:span> <text:span text:style-name="T7"><text:span text:style-name="T3">U</text:span>nu<text:span text:style-name="T1">m</text:span></text:span><text:span text:style-name="T7"> | </text:span><text:span text:style-name="T7">baptismum</text:span> <text:span text:style-name="T7">percepimus</text:span><text:span text:style-name="T7">;</text:span> <text:span text:style-name="T7"><text:span text:style-name="T1">et</text:span></text:span> <text:span text:style-name="T7"/><text:span text:style-name="T7">unum</text:span> <text:span text:style-name="T7">deum</text:span><text:span text:style-name="T7"> | </text:span><text:span text:style-name="T7">patrem</text:span> <text:span text:style-name="T7">habemus</text:span><text:span text:style-name="T7">.</text:span> <text:span text:style-name="T7"><text:span text:style-name="T3">I</text:span>ndignum</text:span> <text:span text:style-name="T7">e<text:span text:style-name="T1">st</text:span></text:span> <text:span text:style-name="T7">illis</text:span><text:span text:style-name="T7">;</text:span> <text:span text:style-name="T7">q<text:span text:style-name="T1">u</text:span>od</text:span><text:span text:style-name="T7"> | </text:span><text:span text:style-name="T7">de</text:span> <text:span text:style-name="T7">yberia</text:span> <text:span text:style-name="T7">nati</text:span><text:span text:style-name="T7"/> <text:span text:style-name="T7">sumus</text:span><text:span text:style-name="T7">.</text:span> <text:span text:style-name="T7"><text:span text:style-name="T3">S</text:span>ic</text:span> <text:span text:style-name="T7">eni<text:span text:style-name="T1">m</text:span></text:span> <text:span text:style-name="T7">aiunt</text:span><text:span text:style-name="T7">.</text:span><text:span text:style-name="T7"> | </text:span><text:span text:style-name="T7"><text:span text:style-name="T3">N</text:span>onne</text:span> <text:span text:style-name="T7">unu<text:span text:style-name="T1">m</text:span></text:span> <text:span text:style-name="T7">d<text:span text:style-name="T1">eu</text:span>m</text:span> <text:span text:style-name="T7">habetis</text:span><text:span text:style-name="T7">;</text:span> <text:span text:style-name="T7">quid</text:span> <text:span text:style-name="T7">dereliqui<text:span text:style-name="T1">st</text:span>is</text:span><text:span text:style-name="T7"> | </text:span><text:span text:style-name="T7"/><text:span text:style-name="T7">unusquisq<text:span text:style-name="T1">ue</text:span></text:span> <text:span text:style-name="T7">proximum</text:span> <text:span text:style-name="T7">suum</text:span><text:span text:style-name="T7">?</text:span> <text:span text:style-name="T7"/></text:p>
      <text:p>17. <text:span text:style-name="T7"/><text:span text:style-name="T7"><text:span text:style-name="T3">I</text:span>dcirco</text:span><text:span text:style-name="T7"> | </text:span><text:span text:style-name="T7">doleo</text:span> <text:span text:style-name="T7">p<text:span text:style-name="T1">ro</text:span></text:span> <text:span text:style-name="T7">uobis</text:span><text:span text:style-name="T7">.</text:span> <text:span text:style-name="T7">doleo</text:span> <text:span text:style-name="T7">c<text:span text:style-name="T1">arissi</text:span>mi</text:span> <text:span text:style-name="T7">mihi</text:span><text:span text:style-name="T7">;</text:span> <text:span text:style-name="T7">sed</text:span> <text:span text:style-name="T7">iterum</text:span><text:span text:style-name="T7"> | </text:span><text:span text:style-name="T7"/><text:span text:style-name="T7">gaudeo</text:span> <text:span text:style-name="T7">intra</text:span> <text:span text:style-name="T7">meipsum</text:span><text:span text:style-name="T7">;</text:span> <text:span text:style-name="T7">quia</text:span> <text:span text:style-name="T7">non</text:span> <text:span text:style-name="T7">gratis</text:span><text:span text:style-name="T7"> | </text:span><text:span text:style-name="T7">laboraui</text:span><text:span text:style-name="T7">.</text:span> <text:span text:style-name="T7"><text:span text:style-name="T1">et</text:span></text:span> <text:span text:style-name="T7">peregrinatio</text:span> <text:span text:style-name="T7">mea</text:span> <text:span text:style-name="T7"/><text:span text:style-name="T7">in</text:span> <text:span text:style-name="T7">uacuu<text:span text:style-name="T1">m</text:span></text:span><text:span text:style-name="T7"> | </text:span><text:span text:style-name="T7">non</text:span> <text:span text:style-name="T7">fuit</text:span><text:span text:style-name="T7">.</text:span> <text:span text:style-name="T7"><text:span text:style-name="T3">E</text:span>t</text:span> <text:span text:style-name="T7">contigit</text:span> <text:span text:style-name="T7">scelus</text:span> <text:span text:style-name="T7">illo</text:span> <text:span text:style-name="T7">in</text:span> <text:span text:style-name="T7">tempo</text:span><text:span text:style-name="T7">|</text:span><text:span text:style-name="T7">re</text:span> <text:span text:style-name="T7">horridum</text:span> <text:span text:style-name="T7"><text:span text:style-name="T1">et</text:span></text:span> <text:span text:style-name="T7"/><text:span text:style-name="T7">ineffabile</text:span><text:span text:style-name="T7">.</text:span> <text:span text:style-name="T7"><text:span text:style-name="T3">D</text:span>eo</text:span> <text:span text:style-name="T7">gra<text:span text:style-name="T3">c</text:span>ias</text:span><text:span text:style-name="T7">;</text:span><text:span text:style-name="T7"> | </text:span><text:span text:style-name="T7">credentes</text:span> <text:span text:style-name="T7"><text:span text:style-name="T1">et</text:span></text:span> <text:span text:style-name="T7">baptizati</text:span><text:span text:style-name="T7">.</text:span> <text:span text:style-name="T7">de</text:span> <text:span text:style-name="T7">s<text:span text:style-name="T1">ae</text:span>c<text:span text:style-name="T1">u</text:span>lo</text:span> <text:span text:style-name="T7">recessi<text:span text:style-name="T1">st</text:span>is</text:span><text:span text:style-name="T7"> | </text:span><text:span text:style-name="T7"/><text:span text:style-name="T7">ad</text:span> <text:span text:style-name="T7">paradysum</text:span><text:span text:style-name="T7">.</text:span> <text:span text:style-name="T7"><text:span text:style-name="T3">C</text:span>erno</text:span> <text:span text:style-name="T7">uos</text:span><text:span text:style-name="T7">;</text:span> <text:span text:style-name="T7">migrare</text:span> <text:span text:style-name="T7">ce</text:span><text:span text:style-name="T7">|</text:span><text:span text:style-name="T7">pi<text:span text:style-name="T1">st</text:span>is<text:note text:id="ftn1" text:note-class="footnote"><text:note-citation>0</text:note-citation><text:note-body><text:p text:style-name="Footnote">Bieler: coepistis</text:p></text:note-body></text:note></text:span><text:span text:style-name="T7">;</text:span> <text:span text:style-name="T7">ubi</text:span> <text:span text:style-name="T7">nox</text:span> <text:span text:style-name="T7">non</text:span> <text:span text:style-name="T7">erit</text:span> <text:span text:style-name="T7"/><text:span text:style-name="T7">neq<text:span text:style-name="T1">ue</text:span></text:span> <text:span text:style-name="T7">lu<text:span text:style-name="T1">ct</text:span>us</text:span><text:span text:style-name="T7">.</text:span> <text:span text:style-name="T7">neq<text:span text:style-name="T1">ue</text:span></text:span><text:span text:style-name="T7"> | </text:span><text:span text:style-name="T7">mors</text:span> <text:span text:style-name="T7">amplius</text:span><text:span text:style-name="T7">;</text:span> <text:span text:style-name="T7">sed</text:span> <text:span text:style-name="T7">exultabitis</text:span> <text:span text:style-name="T7">sicut</text:span> <text:span text:style-name="T7">uituli</text:span><text:span text:style-name="T7"> | </text:span><text:span text:style-name="T7">ex</text:span> <text:span text:style-name="T7"/><text:span text:style-name="T7">uinculis</text:span> <text:span text:style-name="T7">resoluti</text:span><text:span text:style-name="T7">.</text:span> <text:span text:style-name="T7"><text:span text:style-name="T1">et</text:span></text:span> <text:span text:style-name="T7">conculcabitis</text:span> <text:span text:style-name="T7">ini</text:span><text:span text:style-name="T7">|</text:span><text:span text:style-name="T7">quos</text:span><text:span text:style-name="T7">.</text:span> <text:span text:style-name="T7"><text:span text:style-name="T1">et</text:span></text:span> <text:span text:style-name="T7">erunt</text:span> <text:span text:style-name="T7">cinis</text:span> <text:span text:style-name="T7">sub</text:span> <text:span text:style-name="T7">pedib<text:span text:style-name="T1">us</text:span></text:span> <text:span text:style-name="T7"/><text:span text:style-name="T7">u<text:span text:style-name="T1">est</text:span>ris</text:span><text:span text:style-name="T7">.</text:span> <text:span text:style-name="T7"/></text:p>
      <text:p>18. <text:span text:style-name="T7"/><text:span text:style-name="T7"><text:span text:style-name="T3">U</text:span>os</text:span><text:span text:style-name="T7"> | </text:span><text:span text:style-name="T7">ergo</text:span> <text:span text:style-name="T7">regnabitis</text:span> <text:span text:style-name="T7">cu<text:span text:style-name="T1">m</text:span></text:span> <text:span text:style-name="T7">ap<text:span text:style-name="T1">osto</text:span>lis</text:span><text:span text:style-name="T7">.</text:span> <text:span text:style-name="T7"><text:span text:style-name="T1">et</text:span></text:span> <text:span text:style-name="T7">proph<text:span text:style-name="T1">et</text:span>is</text:span><text:span text:style-name="T7">.</text:span> <text:span text:style-name="T7">atq<text:span text:style-name="T1">ue</text:span></text:span><text:span text:style-name="T7"> | </text:span><text:span text:style-name="T7">martyribus</text:span><text:span text:style-name="T7">.</text:span> <text:span text:style-name="T7"><text:span text:style-name="T1">et</text:span></text:span> <text:span text:style-name="T7"/><text:span text:style-name="T7">eterna</text:span> <text:span text:style-name="T7">regna</text:span> <text:span text:style-name="T7">capietis</text:span><text:span text:style-name="T7">;</text:span> <text:span text:style-name="T7">sicut</text:span><text:span text:style-name="T7"> | </text:span><text:span text:style-name="T7">ipse</text:span> <text:span text:style-name="T7">te<text:span text:style-name="T1">st</text:span>at<text:span text:style-name="T1">ur</text:span></text:span> <text:span text:style-name="T7">inquiens</text:span><text:span text:style-name="T7">.</text:span> <text:span text:style-name="T7"><text:span text:style-name="T3">U</text:span>enient</text:span> <text:span text:style-name="T7"/><text:span text:style-name="T7">ab</text:span> <text:span text:style-name="T7">oriente</text:span><text:span text:style-name="T7"> | </text:span><text:span text:style-name="T7"><text:span text:style-name="T1">et</text:span></text:span> <text:span text:style-name="T7">occidente</text:span> <text:span text:style-name="T7"><text:span text:style-name="T1">et</text:span></text:span> <text:span text:style-name="T7">recumbent</text:span> <text:span text:style-name="T7">cu<text:span text:style-name="T1">m</text:span></text:span> <text:span text:style-name="T7">abraham</text:span><text:span text:style-name="T7">.</text:span><text:span text:style-name="T7"> | </text:span><text:span text:style-name="T7"><text:span text:style-name="T1">et</text:span></text:span> <text:span text:style-name="T7">ysaac</text:span><text:span text:style-name="T7">.</text:span> <text:span text:style-name="T7"><text:span text:style-name="T1">et</text:span></text:span> <text:span text:style-name="T7">iacob</text:span><text:span text:style-name="T7">.</text:span> <text:span text:style-name="T7">in</text:span> <text:span text:style-name="T7"/><text:span text:style-name="T7">regno</text:span> <text:span text:style-name="T7">celoru<text:span text:style-name="T1">m</text:span></text:span><text:span text:style-name="T7">;</text:span> <text:span text:style-name="T7">foris</text:span><text:span text:style-name="T7"> | </text:span><text:span text:style-name="T7">canes</text:span><text:span text:style-name="T7">.</text:span> <text:span text:style-name="T7"><text:span text:style-name="T1">et</text:span></text:span> <text:span text:style-name="T7">uenefici</text:span><text:span text:style-name="T7">.</text:span> <text:span text:style-name="T7"><text:span text:style-name="T1">et</text:span></text:span> <text:span text:style-name="T7">homicide</text:span><text:span text:style-name="T7">.</text:span> <text:span text:style-name="T7"><text:span text:style-name="T1">et</text:span></text:span> <text:span text:style-name="T7">menda</text:span><text:span text:style-name="T7">|</text:span><text:span text:style-name="T7">ces</text:span><text:span text:style-name="T7">.</text:span> <text:span text:style-name="T7"/><text:span text:style-name="T7"><text:span text:style-name="T1">et</text:span></text:span> <text:span text:style-name="T7">periuri</text:span><text:span text:style-name="T7">.</text:span> <text:span text:style-name="T7"><text:span text:style-name="T3">P</text:span>ars</text:span> <text:span text:style-name="T7">eoru<text:span text:style-name="T1">m</text:span></text:span><text:span text:style-name="T7">.</text:span> <text:span text:style-name="T7">in</text:span> <text:span text:style-name="T7"><text:span text:style-name="T1">st</text:span>agnu<text:span text:style-name="T1">m</text:span></text:span> <text:span text:style-name="T7">ignis</text:span><text:span text:style-name="T7"> | </text:span><text:span text:style-name="T7">eterni</text:span><text:span text:style-name="T7">.</text:span> <text:span text:style-name="T7"><text:span text:style-name="T3">N</text:span>on</text:span> <text:span text:style-name="T7">eni<text:span text:style-name="T1">m</text:span></text:span> <text:span text:style-name="T7">in</text:span> <text:span text:style-name="T7">uanu<text:span text:style-name="T1">m</text:span></text:span> <text:span text:style-name="T7">ait</text:span> <text:span text:style-name="T7"/><text:span text:style-name="T7">ap<text:span text:style-name="T1">osto</text:span>l<text:span text:style-name="T1">u</text:span>s</text:span><text:span text:style-name="T7">.</text:span><text:span text:style-name="T7"> | </text:span><text:span text:style-name="T7"><text:span text:style-name="T3">U</text:span>bi</text:span> <text:span text:style-name="T7">iu<text:span text:style-name="T1">st</text:span>us</text:span> <text:span text:style-name="T7">uix</text:span> <text:span text:style-name="T7">saluus</text:span> <text:span text:style-name="T7">erit</text:span><text:span text:style-name="T7">;</text:span> <text:span text:style-name="T7">peccator</text:span> <text:span text:style-name="T7"><text:span text:style-name="T1">et</text:span></text:span><text:span text:style-name="T7"> | </text:span><text:span text:style-name="T7">impius</text:span> <text:span text:style-name="T7"><text:span text:style-name="T1">et</text:span></text:span> <text:span text:style-name="T7">transgressor</text:span> <text:span text:style-name="T7"/><text:span text:style-name="T7">legis</text:span> <text:span text:style-name="T7">ubi</text:span> <text:span text:style-name="T7">se</text:span> <text:span text:style-name="T7">recogno</text:span><text:span text:style-name="T7">|</text:span><text:span text:style-name="T7">scet</text:span><text:span text:style-name="T7">?</text:span> <text:span text:style-name="T7"/></text:p>
      <text:p>19. <text:span text:style-name="T7"/><text:span text:style-name="T7"><text:span text:style-name="T3">U</text:span>nde</text:span> <text:span text:style-name="T7">enim</text:span> <text:span text:style-name="T7">coroticus</text:span> <text:span text:style-name="T7">cum</text:span> <text:span text:style-name="T7">suis</text:span><text:span text:style-name="T7"> | </text:span><text:span text:style-name="T7">sceleratissimis</text:span> <text:span text:style-name="T7">rebellatorib<text:span text:style-name="T1">us</text:span></text:span> <text:span text:style-name="T7"/><text:span text:style-name="T7">chr<text:span text:style-name="T1">ist</text:span>i</text:span><text:span text:style-name="T7">.</text:span> <text:span text:style-name="T7">ubi</text:span> <text:span text:style-name="T7">se</text:span> <text:span text:style-name="T7">ui</text:span><text:span text:style-name="T7">|</text:span><text:span text:style-name="T7">debunt</text:span> <text:span text:style-name="T7">qui</text:span> <text:span text:style-name="T7">mulierculas</text:span> <text:span text:style-name="T7">baptizatas</text:span><text:span text:style-name="T7">.</text:span> <text:span text:style-name="T7"><text:span text:style-name="T1">et</text:span></text:span><text:span text:style-name="T7"> | </text:span><text:span text:style-name="T7">predia</text:span> <text:span text:style-name="T7">orphanoru<text:span text:style-name="T1">m</text:span></text:span><text:span text:style-name="T7">.</text:span> <text:span text:style-name="T7">spurcissimis</text:span> <text:span text:style-name="T7">satellitib<text:span text:style-name="T1">us</text:span></text:span><text:span text:style-name="T7"> | </text:span><text:span text:style-name="T7">suis</text:span><text:span text:style-name="T7">.</text:span> <text:span text:style-name="T7"/><text:span text:style-name="T7">di<text:span text:style-name="T1">st</text:span>ribuunt<text:span text:style-name="T1">ur</text:span></text:span><text:span text:style-name="T7">.</text:span> <text:span text:style-name="T7">ob</text:span> <text:span text:style-name="T7">misere</text:span> <text:span text:style-name="T7">regnu<text:span text:style-name="T1">m</text:span></text:span> <text:span text:style-name="T7">tem</text:span><text:span text:style-name="T7">|</text:span><text:span text:style-name="T7">porale</text:span><text:span text:style-name="T7">.</text:span> <text:span text:style-name="T7">quod</text:span> <text:span text:style-name="T7">utiq<text:span text:style-name="T1">ue</text:span></text:span> <text:span text:style-name="T7">in</text:span> <text:span text:style-name="T7">momento</text:span> <text:span text:style-name="T7"/><text:span text:style-name="T7">transit</text:span><text:span text:style-name="T7">;</text:span><text:span text:style-name="T7"> | </text:span><text:span text:style-name="T7">sicut</text:span> <text:span text:style-name="T7">nubes</text:span> <text:span text:style-name="T7">uel</text:span> <text:span text:style-name="T7">sumus</text:span> <text:span text:style-name="T7">qui</text:span> <text:span text:style-name="T7">utiq<text:span text:style-name="T1">ue</text:span></text:span> <text:span text:style-name="T7">uen</text:span><text:span text:style-name="T7">|</text:span><text:span text:style-name="T7">to</text:span> <text:span text:style-name="T7">dispergit<text:span text:style-name="T1">ur</text:span></text:span><text:span text:style-name="T7">.</text:span> <text:span text:style-name="T7">ita</text:span> <text:span text:style-name="T7"/><text:span text:style-name="T7">peccatores</text:span> <text:span text:style-name="T7"><text:span text:style-name="T1">et</text:span></text:span> <text:span text:style-name="T7">fraudu</text:span><text:span text:style-name="T7">|</text:span><text:span text:style-name="T7">lenti</text:span><text:span text:style-name="T7">.</text:span> <text:span text:style-name="T7">a</text:span> <text:span text:style-name="T7">facie</text:span> <text:span text:style-name="T7">d<text:span text:style-name="T1">omi</text:span>ni</text:span> <text:span text:style-name="T7">peribunt</text:span><text:span text:style-name="T7">;</text:span> <text:span text:style-name="T7">iu<text:span text:style-name="T1">st</text:span>i</text:span> <text:span text:style-name="T7">aute<text:span text:style-name="T1">m</text:span></text:span><text:span text:style-name="T7">(53rb)</text:span><text:span text:style-name="T7"> | </text:span><text:span text:style-name="T7">epulent<text:span text:style-name="T1">ur</text:span></text:span> <text:span text:style-name="T7"/><text:span text:style-name="T7">in</text:span> <text:span text:style-name="T7">magna</text:span> <text:span text:style-name="T7">con<text:span text:style-name="T1">st</text:span>antia</text:span> <text:span text:style-name="T7">cu<text:span text:style-name="T1">m</text:span></text:span> <text:span text:style-name="T7">chr<text:span text:style-name="T1">ist</text:span>o</text:span><text:span text:style-name="T7">;</text:span> <text:span text:style-name="T7"><text:span text:style-name="T1">et</text:span></text:span><text:span text:style-name="T7"> | </text:span><text:span text:style-name="T7">iudicabunt</text:span> <text:span text:style-name="T7">nationes</text:span><text:span text:style-name="T7">;</text:span> <text:span text:style-name="T7"><text:span text:style-name="T1">et</text:span></text:span> <text:span text:style-name="T7">regib<text:span text:style-name="T1">us</text:span></text:span> <text:span text:style-name="T7"/><text:span text:style-name="T7">iniquis</text:span> <text:span text:style-name="T7">domi</text:span><text:span text:style-name="T7">|</text:span><text:span text:style-name="T7">nabunt<text:span text:style-name="T1">ur</text:span></text:span> <text:span text:style-name="T7">in</text:span> <text:span text:style-name="T7">s<text:span text:style-name="T1">ae</text:span>c<text:span text:style-name="T1">u</text:span>la</text:span> <text:span text:style-name="T7">s<text:span text:style-name="T1">ae</text:span>c<text:span text:style-name="T1">u</text:span>lorum</text:span> <text:span text:style-name="T7">amen</text:span><text:span text:style-name="T7">.</text:span> <text:span text:style-name="T7"/></text:p>
      <text:p>20. <text:span text:style-name="T7"/><text:span text:style-name="T7"><text:span text:style-name="T3">T</text:span>e<text:span text:style-name="T1">st</text:span>ificor</text:span><text:span text:style-name="T7"> | </text:span><text:span text:style-name="T7">coram</text:span> <text:span text:style-name="T7">deo</text:span> <text:span text:style-name="T7"><text:span text:style-name="T1">et</text:span></text:span> <text:span text:style-name="T7">s<text:span text:style-name="T1">an</text:span>c<text:span text:style-name="T1">t</text:span>is</text:span> <text:span text:style-name="T7">ang<text:span text:style-name="T1">e</text:span>lis</text:span> <text:span text:style-name="T7">suis</text:span><text:span text:style-name="T7">.</text:span> <text:span text:style-name="T7">quod</text:span> <text:span text:style-name="T7">ita</text:span> <text:span text:style-name="T7">erit</text:span><text:span text:style-name="T7"> | </text:span><text:span text:style-name="T7">sicut</text:span> <text:span text:style-name="T7"/><text:span text:style-name="T7">intimauit</text:span> <text:span text:style-name="T7">imperitie</text:span> <text:span text:style-name="T7">mee</text:span><text:span text:style-name="T7">.</text:span> <text:span text:style-name="T7"><text:span text:style-name="T3">N</text:span>on</text:span> <text:span text:style-name="T7">mea</text:span><text:span text:style-name="T7"> | </text:span><text:span text:style-name="T7">uerba</text:span> <text:span text:style-name="T7">sunt</text:span> <text:span text:style-name="T7">i<text:span text:style-name="T1">st</text:span>a</text:span><text:span text:style-name="T7">.</text:span> <text:span text:style-name="T7">sed</text:span> <text:span text:style-name="T7">dei</text:span> <text:span text:style-name="T7"><text:span text:style-name="T1">et</text:span></text:span> <text:span text:style-name="T7">ap<text:span text:style-name="T1">osto</text:span>lorum</text:span> <text:span text:style-name="T7"/><text:span text:style-name="T7">atq<text:span text:style-name="T1">ue</text:span></text:span><text:span text:style-name="T7"> | </text:span><text:span text:style-name="T7">proph<text:span text:style-name="T1">et</text:span>arum</text:span><text:span text:style-name="T7">.</text:span> <text:span text:style-name="T7">que</text:span> <text:span text:style-name="T7">ego</text:span> <text:span text:style-name="T7">in</text:span> <text:span text:style-name="T7">latinum</text:span> <text:span text:style-name="T7">tran<text:span text:style-name="T1">st</text:span>uli</text:span><text:span text:style-name="T7">.</text:span><text:span text:style-name="T7"> | </text:span><text:span text:style-name="T7"><text:span text:style-name="T3">Q</text:span>ui</text:span> <text:span text:style-name="T7">nunquam</text:span> <text:span text:style-name="T7"/><text:span text:style-name="T7">mentiti</text:span> <text:span text:style-name="T7">sunt</text:span><text:span text:style-name="T7">;</text:span> <text:span text:style-name="T7"><text:span text:style-name="T1">et</text:span></text:span> <text:span text:style-name="T7">qui</text:span> <text:span text:style-name="T7">crediderit</text:span><text:span text:style-name="T7">.</text:span><text:span text:style-name="T7"> | </text:span><text:span text:style-name="T7">salui</text:span> <text:span text:style-name="T7">erunt</text:span><text:span text:style-name="T7">;</text:span> <text:span text:style-name="T7">qui</text:span> <text:span text:style-name="T7">uero</text:span> <text:span text:style-name="T7">non</text:span> <text:span text:style-name="T7">crediderit</text:span><text:span text:style-name="T7">;</text:span><text:span text:style-name="T7"> | </text:span><text:span text:style-name="T7">condempnabitur</text:span><text:span text:style-name="T7">.</text:span> <text:span text:style-name="T7"/><text:span text:style-name="T7"><text:span text:style-name="T3">D</text:span>eus</text:span> <text:span text:style-name="T7">enim</text:span> <text:span text:style-name="T7">loquutus</text:span> <text:span text:style-name="T7">est</text:span><text:span text:style-name="T7">.</text:span><text:span text:style-name="T7"> | </text:span><text:span text:style-name="T7"/></text:p>
      <text:p>21. <text:span text:style-name="T7"/><text:span text:style-name="T7"><text:span text:style-name="T3">Q</text:span>ueso</text:span> <text:span text:style-name="T7">plurimum</text:span> <text:span text:style-name="T7">ut</text:span> <text:span text:style-name="T7">quicumq<text:span text:style-name="T1">ue</text:span></text:span> <text:span text:style-name="T7">famulus</text:span> <text:span text:style-name="T7">d<text:span text:style-name="T1">e</text:span>i</text:span><text:span text:style-name="T7"> | </text:span><text:span text:style-name="T7">propmtus</text:span> <text:span text:style-name="T7"/><text:span text:style-name="T7">fuerit</text:span><text:span text:style-name="T7">.</text:span> <text:span text:style-name="T7">ut</text:span> <text:span text:style-name="T7">sit</text:span> <text:span text:style-name="T7">gerulus</text:span> <text:span text:style-name="T7">literaru<text:span text:style-name="T1">m</text:span></text:span><text:span text:style-name="T7"> | </text:span><text:span text:style-name="T7">harum</text:span><text:span text:style-name="T7">.</text:span> <text:span text:style-name="T7">ut</text:span> <text:span text:style-name="T7">nequaqua<text:span text:style-name="T1">m</text:span></text:span> <text:span text:style-name="T7">subtrahat<text:span text:style-name="T1">ur</text:span></text:span> <text:span text:style-name="T7"/><text:span text:style-name="T7">a</text:span> <text:span text:style-name="T7">nemine</text:span><text:span text:style-name="T7">.</text:span><text:span text:style-name="T7"> | </text:span><text:span text:style-name="T7">sed</text:span> <text:span text:style-name="T7">magis</text:span> <text:span text:style-name="T7">potius</text:span> <text:span text:style-name="T7">legat<text:span text:style-name="T1">ur</text:span></text:span> <text:span text:style-name="T7">coram</text:span> <text:span text:style-name="T7">cun<text:span text:style-name="T1">ct</text:span>is</text:span> <text:span text:style-name="T7">ple</text:span><text:span text:style-name="T7">|</text:span><text:span text:style-name="T7">bibus</text:span><text:span text:style-name="T7">.</text:span> <text:span text:style-name="T7"><text:span text:style-name="T1">et</text:span></text:span> <text:span text:style-name="T7">presente</text:span> <text:span text:style-name="T7"/><text:span text:style-name="T7">ipso</text:span> <text:span text:style-name="T7">coritico</text:span><text:span text:style-name="T7">;</text:span> <text:span text:style-name="T7">quod</text:span> <text:span text:style-name="T7">si</text:span><text:span text:style-name="T7"> | </text:span><text:span text:style-name="T7">deus</text:span> <text:span text:style-name="T7">inspirat</text:span> <text:span text:style-name="T7">illos</text:span> <text:span text:style-name="T7">ut</text:span> <text:span text:style-name="T7">quandoq<text:span text:style-name="T1">ue</text:span></text:span> <text:span text:style-name="T7">deo</text:span> <text:span text:style-name="T7"/><text:span text:style-name="T7">resipisca<text:span text:style-name="T1">nt</text:span></text:span><text:span text:style-name="T7">.</text:span><text:span text:style-name="T7"> | </text:span><text:span text:style-name="T7">ita</text:span> <text:span text:style-name="T7">ut</text:span> <text:span text:style-name="T7">uel</text:span> <text:span text:style-name="T7">sero</text:span> <text:span text:style-name="T7">peniteant</text:span><text:span text:style-name="T7">.</text:span> <text:span text:style-name="T7">quod</text:span> <text:span text:style-name="T7">tam</text:span> <text:span text:style-name="T7">impie</text:span><text:span text:style-name="T7"> | </text:span><text:span text:style-name="T7">gesserunt</text:span><text:span text:style-name="T7">.</text:span> <text:span text:style-name="T7"/><text:span text:style-name="T7"><text:span text:style-name="T3">H</text:span>omicida</text:span> <text:span text:style-name="T7">erga</text:span> <text:span text:style-name="T7">fratres</text:span> <text:span text:style-name="T7">d<text:span text:style-name="T1">omi</text:span>ni</text:span> <text:span text:style-name="T7">fuerunt</text:span><text:span text:style-name="T7">.</text:span><text:span text:style-name="T7"> | </text:span><text:span text:style-name="T7">sed</text:span> <text:span text:style-name="T7">peniteant</text:span><text:span text:style-name="T7">;</text:span> <text:span text:style-name="T7"><text:span text:style-name="T1">et</text:span></text:span> <text:span text:style-name="T7">liberent</text:span> <text:span text:style-name="T7">captiuas</text:span> <text:span text:style-name="T7">baptizatas</text:span><text:span text:style-name="T7"> | </text:span><text:span text:style-name="T7"/><text:span text:style-name="T7">quas</text:span> <text:span text:style-name="T7">ante</text:span> <text:span text:style-name="T7">ceperunt</text:span><text:span text:style-name="T7">;</text:span> <text:span text:style-name="T7">ita</text:span> <text:span text:style-name="T7">ut</text:span> <text:span text:style-name="T7">mereant<text:span text:style-name="T1">ur</text:span></text:span> <text:span text:style-name="T7">deo</text:span><text:span text:style-name="T7"> | </text:span><text:span text:style-name="T7">uiuere</text:span><text:span text:style-name="T7">.</text:span> <text:span text:style-name="T7"><text:span text:style-name="T1">et</text:span></text:span> <text:span text:style-name="T7">sani</text:span> <text:span text:style-name="T7">efficiant<text:span text:style-name="T1">ur</text:span></text:span><text:span text:style-name="T7">;</text:span> <text:span text:style-name="T7"/><text:span text:style-name="T7">hic</text:span> <text:span text:style-name="T7"><text:span text:style-name="T1">et</text:span></text:span> <text:span text:style-name="T7">in</text:span> <text:span text:style-name="T7">eternum</text:span><text:span text:style-name="T7">;</text:span><text:span text:style-name="T7"> | </text:span><text:span text:style-name="T7">pax</text:span> <text:span text:style-name="T7">patri</text:span><text:span text:style-name="T7">.</text:span> <text:span text:style-name="T7"><text:span text:style-name="T1">et</text:span></text:span> <text:span text:style-name="T7">filio</text:span><text:span text:style-name="T7">.</text:span> <text:span text:style-name="T7"><text:span text:style-name="T1">et</text:span></text:span> <text:span text:style-name="T7">sp<text:span text:style-name="T1">irit</text:span>ui</text:span> <text:span text:style-name="T7">s<text:span text:style-name="T1">an</text:span>c<text:span text:style-name="T1">t</text:span>o</text:span><text:span text:style-name="T7">.</text:span> <text:span text:style-name="T7"><text:span text:style-name="T3">AMEN</text:span></text:span><text:span text:style-name="T7"/>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19T12:55:49.550000</meta:creation-date>
    <dc:date>2015-09-19T12:55:49.617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